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fo:margin-bottom="0in" style:line-height-at-least="0.5in" fo:background-color="#FFFFFF"/>
      <style:text-properties style:font-name="Helvetica" style:font-name-asian="Times New Roman" style:font-name-complex="Helvetica" fo:font-size="36pt" style:font-size-asian="36pt" style:font-size-complex="36pt" fo:language="en" fo:country="US" style:language-asian="pt" style:country-asian="BR"/>
    </style:style>
    <style:style style:name="P2" style:parent-style-name="Normal" style:family="paragraph">
      <style:paragraph-properties fo:text-align="center" fo:margin-bottom="0in" style:line-height-at-least="0.2708in" fo:background-color="#FFFFFF"/>
      <style:text-properties style:font-name="Arial" style:font-name-asian="Times New Roman" style:font-name-complex="Arial" fo:font-weight="bold" style:font-weight-asian="bold" fo:font-size="12pt" style:font-size-asian="12pt" style:font-size-complex="12pt" fo:language="en" fo:country="US" style:language-asian="pt" style:country-asian="BR"/>
    </style:style>
    <style:style style:name="P3" style:parent-style-name="Normal" style:family="paragraph">
      <style:paragraph-properties fo:text-align="center" fo:margin-bottom="0in" style:line-height-at-least="0.2604in" fo:background-color="#FFFFFF"/>
    </style:style>
    <style:style style:name="T4" style:parent-style-name="Hyperlink" style:family="text">
      <style:text-properties style:font-name="Helvetica" style:font-name-asian="Times New Roman" style:font-name-complex="Helvetica" fo:font-size="10.5pt" style:font-size-asian="10.5pt" style:font-size-complex="10.5pt" fo:language="en" fo:country="US" style:language-asian="pt" style:country-asian="BR"/>
    </style:style>
    <style:style style:name="P5" style:parent-style-name="Normal" style:family="paragraph">
      <style:paragraph-properties fo:margin-bottom="0in" style:line-height-at-least="0.2604in" fo:background-color="#FFFFFF"/>
      <style:text-properties style:font-name="Helvetica" style:font-name-asian="Times New Roman" style:font-name-complex="Helvetica" fo:font-size="10.5pt" style:font-size-asian="10.5pt" style:font-size-complex="10.5pt" fo:language="en" fo:country="US" style:language-asian="pt" style:country-asian="BR"/>
    </style:style>
    <style:style style:name="P6" style:parent-style-name="Normal" style:family="paragraph">
      <style:paragraph-properties fo:margin-bottom="0in" style:line-height-at-least="0.2604in" fo:background-color="#FFFFFF"/>
    </style:style>
    <style:style style:name="T7" style:parent-style-name="Fonteparág.padrão" style:family="text">
      <style:text-properties style:font-name="Helvetica" style:font-name-asian="Times New Roman" style:font-name-complex="Helvetica" fo:font-size="10.5pt" style:font-size-asian="10.5pt" style:font-size-complex="10.5pt" fo:language="en" fo:country="US" style:language-asian="pt" style:country-asian="BR"/>
    </style:style>
    <style:style style:name="T8" style:parent-style-name="Fonteparág.padrão" style:family="text">
      <style:text-properties style:font-name="Helvetica" style:font-name-asian="Times New Roman" style:font-name-complex="Helvetica"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T9" style:parent-style-name="Fonteparág.padrão" style:family="text">
      <style:text-properties style:font-name="Helvetica" style:font-name-asian="Times New Roman" style:font-name-complex="Helvetica" fo:font-size="10.5pt" style:font-size-asian="10.5pt" style:font-size-complex="10.5pt" fo:language="en" fo:country="US" style:language-asian="pt" style:country-asian="BR"/>
    </style:style>
    <style:style style:name="T10" style:parent-style-name="Fonteparág.padrão" style:family="text">
      <style:text-properties style:font-name="Helvetica" style:font-name-asian="Times New Roman" style:font-name-complex="Helvetica"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T11" style:parent-style-name="Fonteparág.padrão" style:family="text">
      <style:text-properties style:font-name="Helvetica" style:font-name-asian="Times New Roman" style:font-name-complex="Helvetica" fo:font-size="15pt" style:font-size-asian="15pt" style:font-size-complex="15pt" fo:language="en" fo:country="US" style:language-asian="pt" style:country-asian="BR"/>
    </style:style>
    <style:style style:name="T12" style:parent-style-name="Fonteparág.padrão" style:family="text">
      <style:text-properties style:font-name="Helvetica" style:font-name-asian="Times New Roman" style:font-name-complex="Helvetica"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T13" style:parent-style-name="Fonteparág.padrão" style:family="text">
      <style:text-properties style:font-name="Helvetica" style:font-name-asian="Times New Roman" style:font-name-complex="Helvetica" fo:font-size="15pt" style:font-size-asian="15pt" style:font-size-complex="15pt" fo:language="en" fo:country="US" style:language-asian="pt" style:country-asian="BR"/>
    </style:style>
    <style:style style:name="T14" style:parent-style-name="Fonteparág.padrão" style:family="text">
      <style:text-properties style:font-name="Helvetica" style:font-name-asian="Times New Roman" style:font-name-complex="Helvetica"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P15" style:parent-style-name="Normal" style:family="paragraph">
      <style:paragraph-properties fo:margin-bottom="0in" style:line-height-at-least="0.2604in" fo:background-color="#FFFFFF"/>
      <style:text-properties style:font-name="Helvetica" style:font-name-asian="Times New Roman" style:font-name-complex="Helvetica" fo:font-size="15pt" style:font-size-asian="15pt" style:font-size-complex="15pt" fo:language="en" fo:country="US" style:language-asian="pt" style:country-asian="BR"/>
    </style:style>
    <style:style style:name="P16" style:parent-style-name="Normal" style:family="paragraph">
      <style:paragraph-properties fo:margin-top="0.3125in" fo:margin-bottom="0.2083in" style:line-height-at-least="0.2604in" fo:background-color="#33333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FFFFFF" fo:font-size="15pt" style:font-size-asian="15pt" style:font-size-complex="15pt" fo:language="en" fo:country="US" style:language-asian="pt" style:country-asian="BR"/>
    </style:style>
    <style:style style:name="P17" style:parent-style-name="Normal" style:family="paragraph">
      <style:paragraph-properties style:line-height-at-least="0.2604in" fo:background-color="#FFFFFF"/>
    </style:style>
    <style:style style:name="T18" style:parent-style-name="Fonteparág.padrão" style:family="text">
      <style:text-properties style:font-name="Helvetica" style:font-name-asian="Times New Roman" style:font-name-complex="Helvetica" fo:color="#F1F1F1"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T19" style:parent-style-name="Fonteparág.padrão" style:family="text">
      <style:text-properties style:font-name="Helvetica" style:font-name-asian="Times New Roman" style:font-name-complex="Helvetica" fo:color="#F1F1F1" fo:font-size="15pt" style:font-size-asian="15pt" style:font-size-complex="15pt" fo:language="en" fo:country="US" style:language-asian="pt" style:country-asian="BR"/>
    </style:style>
    <style:style style:name="T20" style:parent-style-name="Fonteparág.padrão" style:family="text">
      <style:text-properties style:font-name="Helvetica" style:font-name-asian="Times New Roman" style:font-name-complex="Helvetica" fo:color="#F1F1F1"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T21" style:parent-style-name="Fonteparág.padrão" style:family="text">
      <style:text-properties style:font-name="Helvetica" style:font-name-asian="Times New Roman" style:font-name-complex="Helvetica" fo:color="#F1F1F1" fo:font-size="15pt" style:font-size-asian="15pt" style:font-size-complex="15pt" fo:language="en" fo:country="US" style:language-asian="pt" style:country-asian="BR"/>
    </style:style>
    <style:style style:name="P22" style:parent-style-name="Normal" style:family="paragraph">
      <style:paragraph-properties fo:border-top="none" fo:border-left="none" fo:border-bottom="0.0104in solid #EEEEEE" fo:border-right="none" fo:padding-top="0in" fo:padding-left="0in" fo:padding-bottom="0.0555in" fo:padding-right="0in" style:shadow="none" fo:margin-top="0.0694in" fo:margin-bottom="0.1666in" fo:line-height="100%" fo:background-color="#FFFFFF"/>
      <style:text-properties style:font-name="Helvetica" style:font-name-asian="Times New Roman" style:font-name-complex="Helvetica" fo:font-weight="bold" style:font-weight-asian="bold" style:font-weight-complex="bold" fo:color="#666666" style:letter-kerning="true" fo:font-size="27pt" style:font-size-asian="27pt" style:font-size-complex="27pt" fo:language="en" fo:country="US" style:language-asian="pt" style:country-asian="BR"/>
    </style:style>
    <style:style style:name="P2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4"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5pt" style:font-size-asian="15pt" style:font-size-complex="15pt" style:language-asian="pt" style:country-asian="BR"/>
    </style:style>
    <style:style style:name="P25" style:parent-style-name="Normal" style:family="paragraph">
      <style:paragraph-properties fo:margin-bottom="0in" fo:line-height="100%" fo:margin-left="0in" fo:background-color="#FFFFFF">
        <style:tab-stops>
          <style:tab-stop style:type="left" style:position="0.5in"/>
        </style:tab-stops>
      </style:paragraph-properties>
      <style:text-properties style:font-name="Helvetica" style:font-name-asian="Times New Roman" style:font-name-complex="Helvetica" fo:color="#666666" fo:font-size="12pt" style:font-size-asian="12pt" style:font-size-complex="12pt" style:language-asian="pt" style:country-asian="BR"/>
    </style:style>
    <style:style style:name="P26" style:parent-style-name="Normal" style:family="paragraph">
      <style:paragraph-properties fo:margin-bottom="0in" fo:line-height="100%" fo:margin-left="0in" fo:background-color="#FFFFFF">
        <style:tab-stops>
          <style:tab-stop style:type="left" style:position="0.5in"/>
        </style:tab-stops>
      </style:paragraph-properties>
      <style:text-properties style:font-name="Helvetica" style:font-name-asian="Times New Roman" style:font-name-complex="Helvetica" fo:color="#666666" fo:font-size="12pt" style:font-size-asian="12pt" style:font-size-complex="12pt" style:language-asian="pt" style:country-asian="BR"/>
    </style:style>
    <style:style style:name="P27" style:parent-style-name="Normal" style:family="paragraph">
      <style:paragraph-properties fo:margin-bottom="0in" fo:line-height="100%" fo:margin-left="0in" fo:background-color="#FFFFFF">
        <style:tab-stops>
          <style:tab-stop style:type="left" style:position="0.5in"/>
        </style:tab-stops>
      </style:paragraph-properties>
      <style:text-properties style:font-name="Helvetica" style:font-name-asian="Times New Roman" style:font-name-complex="Helvetica" fo:color="#666666" fo:font-size="12pt" style:font-size-asian="12pt" style:font-size-complex="12pt" style:language-asian="pt" style:country-asian="BR"/>
    </style:style>
    <style:style style:name="P28" style:parent-style-name="Normal" style:family="paragraph">
      <style:paragraph-properties fo:margin-bottom="0in" fo:line-height="100%" fo:margin-left="0in" fo:background-color="#FFFFFF">
        <style:tab-stops>
          <style:tab-stop style:type="left" style:position="0.5in"/>
        </style:tab-stops>
      </style:paragraph-properties>
      <style:text-properties style:font-name="Helvetica" style:font-name-asian="Times New Roman" style:font-name-complex="Helvetica" fo:color="#666666" fo:font-size="12pt" style:font-size-asian="12pt" style:font-size-complex="12pt" style:language-asian="pt" style:country-asian="BR"/>
    </style:style>
    <style:style style:name="P29" style:parent-style-name="Normal" style:family="paragraph">
      <style:paragraph-properties fo:margin-bottom="0.1666in" fo:line-height="100%" fo:background-color="#FFFFFF"/>
    </style:style>
    <style:style style:name="T3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3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32" style:parent-style-name="Fonteparág.padrão" style:family="text">
      <style:text-properties style:font-name="Helvetica" style:font-name-asian="Times New Roman" style:font-name-complex="Helvetica" fo:color="#4183C4"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T3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34" style:parent-style-name="Normal" style:family="paragraph">
      <style:paragraph-properties fo:margin-bottom="0.1666in" fo:line-height="100%" fo:background-color="#FFFFFF"/>
    </style:style>
    <style:style style:name="T3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36" style:parent-style-name="Fonteparág.padrão" style:family="text">
      <style:text-properties style:font-name="Helvetica" style:font-name-asian="Times New Roman" style:font-name-complex="Helvetica" fo:color="#4183C4" fo:font-size="12pt" style:font-size-asian="12pt" style:font-size-complex="12pt" style:text-underline-type="single" style:text-underline-style="solid" style:text-underline-width="auto" style:text-underline-mode="continuous" fo:language="en" fo:country="US" style:language-asian="pt" style:country-asian="BR"/>
    </style:style>
    <style:style style:name="T3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38" style:parent-style-name="Normal" style:family="paragraph">
      <style:paragraph-properties fo:border-top="none" fo:border-left="none" fo:border-bottom="0.0104in solid #EEEEEE" fo:border-right="none" fo:padding-top="0in" fo:padding-left="0in" fo:padding-bottom="0.0555in" fo:padding-right="0in" style:shadow="none"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21pt" style:font-size-asian="21pt" style:font-size-complex="21pt" style:language-asian="pt" style:country-asian="BR"/>
    </style:style>
    <style:style style:name="P39" style:parent-style-name="Normal" style:family="paragraph">
      <style:paragraph-properties fo:margin-bottom="0in" fo:line-height="100%" fo:margin-left="0in" fo:background-color="#FFFFFF">
        <style:tab-stops>
          <style:tab-stop style:type="left" style:position="0.5in"/>
        </style:tab-stops>
      </style:paragraph-properties>
      <style:text-properties style:font-name="Helvetica" style:font-name-asian="Times New Roman" style:font-name-complex="Helvetica" fo:color="#666666" fo:font-size="12pt" style:font-size-asian="12pt" style:font-size-complex="12pt" style:language-asian="pt" style:country-asian="BR"/>
    </style:style>
    <style:style style:name="P40" style:parent-style-name="Normal" style:family="paragraph">
      <style:paragraph-properties fo:margin-bottom="0in" fo:line-height="100%" fo:margin-left="0in" fo:background-color="#FFFFFF">
        <style:tab-stops>
          <style:tab-stop style:type="left" style:position="0.5in"/>
        </style:tab-stops>
      </style:paragraph-properties>
      <style:text-properties style:font-name="Helvetica" style:font-name-asian="Times New Roman" style:font-name-complex="Helvetica" fo:color="#666666" fo:font-size="12pt" style:font-size-asian="12pt" style:font-size-complex="12pt" style:language-asian="pt" style:country-asian="BR"/>
    </style:style>
    <style:style style:name="P4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42" style:parent-style-name="Normal" style:family="paragraph">
      <style:paragraph-properties fo:border-top="none" fo:border-left="none" fo:border-bottom="0.0104in solid #EEEEEE" fo:border-right="none" fo:padding-top="0in" fo:padding-left="0in" fo:padding-bottom="0.0555in" fo:padding-right="0in" style:shadow="none"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21pt" style:font-size-asian="21pt" style:font-size-complex="21pt" fo:language="en" fo:country="US" style:language-asian="pt" style:country-asian="BR"/>
    </style:style>
    <style:style style:name="P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 style:parent-style-name="Normal" style:family="paragraph">
      <style:paragraph-properties fo:border-top="none" fo:border-left="none" fo:border-bottom="0.0104in solid #EEEEEE" fo:border-right="none" fo:padding-top="0in" fo:padding-left="0in" fo:padding-bottom="0.0555in" fo:padding-right="0in" style:shadow="none"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21pt" style:font-size-asian="21pt" style:font-size-complex="21pt" fo:language="en" fo:country="US" style:language-asian="pt" style:country-asian="BR"/>
    </style:style>
    <style:style style:name="P4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5pt" style:font-size-asian="15pt" style:font-size-complex="15pt" fo:language="en" fo:country="US" style:language-asian="pt" style:country-asian="BR"/>
    </style:style>
    <style:style style:name="P4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4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5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7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9"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8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8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9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1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2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3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4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6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1"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7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5pt" style:font-size-asian="15pt" style:font-size-complex="15pt" fo:language="en" fo:country="US" style:language-asian="pt" style:country-asian="BR"/>
    </style:style>
    <style:style style:name="P17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7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8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8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3"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8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0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0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0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3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4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5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8"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9"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8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0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0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0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3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1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3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1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3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2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2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3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2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2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3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3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3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4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34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34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4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3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4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4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5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5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5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53"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35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5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5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5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5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6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61"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3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6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6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6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6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7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37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7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7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8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8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8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8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8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8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8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3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3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39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0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40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4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0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4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0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0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1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1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1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2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2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2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2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4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3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3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3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3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3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43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44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4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4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4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4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5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5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45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6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6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7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7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7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4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8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8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48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48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48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8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491" style:parent-style-name="Normal" style:family="paragraph">
      <style:paragraph-properties fo:border-top="none" fo:border-left="none" fo:border-bottom="0.0104in solid #EEEEEE" fo:border-right="none" fo:padding-top="0in" fo:padding-left="0in" fo:padding-bottom="0.0555in" fo:padding-right="0in" style:shadow="none"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21pt" style:font-size-asian="21pt" style:font-size-complex="21pt" fo:language="en" fo:country="US" style:language-asian="pt" style:country-asian="BR"/>
    </style:style>
    <style:style style:name="P49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49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494"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495" style:parent-style-name="Normal" style:family="paragraph">
      <style:paragraph-properties fo:margin-bottom="0in" fo:line-height="100%" fo:background-color="#FFFFFF"/>
    </style:style>
    <style:style style:name="T49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49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49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49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5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0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0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5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1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1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1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1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1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1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1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2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22"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2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2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2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3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3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3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3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53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3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4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4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4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4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4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5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51"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55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5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54" style:parent-style-name="Normal" style:family="paragraph">
      <style:paragraph-properties fo:margin-bottom="0in" fo:line-height="100%" fo:background-color="#FFFFFF"/>
    </style:style>
    <style:style style:name="T55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55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5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5pt" style:font-size-asian="15pt" style:font-size-complex="15pt" fo:language="en" fo:country="US" style:language-asian="pt" style:country-asian="BR"/>
    </style:style>
    <style:style style:name="P55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5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6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6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6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6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7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57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7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573" style:parent-style-name="Normal" style:family="paragraph">
      <style:paragraph-properties fo:margin-bottom="0in" fo:line-height="100%" fo:background-color="#FFFFFF"/>
    </style:style>
    <style:style style:name="T574"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57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76" style:parent-style-name="Normal" style:family="paragraph">
      <style:paragraph-properties fo:margin-bottom="0in" fo:line-height="100%" fo:background-color="#FFFFFF"/>
    </style:style>
    <style:style style:name="T57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57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57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58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58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582"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58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84" style:parent-style-name="Normal" style:family="paragraph">
      <style:paragraph-properties fo:margin-bottom="0in" fo:line-height="100%" fo:background-color="#FFFFFF"/>
    </style:style>
    <style:style style:name="T58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58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58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58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58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59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59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92"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59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59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5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59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0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0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60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0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6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11"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6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1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1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1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2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2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62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3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6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3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3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3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6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4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6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4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44"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645" style:parent-style-name="Normal" style:family="paragraph">
      <style:paragraph-properties fo:margin-bottom="0in" fo:line-height="100%" fo:background-color="#FFFFFF"/>
    </style:style>
    <style:style style:name="T64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647" style:parent-style-name="Normal" style:family="paragraph">
      <style:paragraph-properties fo:margin-bottom="0in" fo:line-height="100%" fo:background-color="#FFFFFF"/>
    </style:style>
    <style:style style:name="T64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49"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5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5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652" style:parent-style-name="Normal" style:family="paragraph">
      <style:paragraph-properties fo:margin-bottom="0in" fo:line-height="100%" fo:background-color="#FFFFFF"/>
    </style:style>
    <style:style style:name="T65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5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5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5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5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5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59"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6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61"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6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663" style:parent-style-name="Normal" style:family="paragraph">
      <style:paragraph-properties fo:margin-bottom="0in" fo:line-height="100%" fo:background-color="#FFFFFF"/>
    </style:style>
    <style:style style:name="T664"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6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6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6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6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6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7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7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672"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67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674"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6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7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6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8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8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8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8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8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9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6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9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9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69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6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9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6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0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0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7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0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0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10"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5pt" style:font-size-asian="15pt" style:font-size-complex="15pt" fo:language="en" fo:country="US" style:language-asian="pt" style:country-asian="BR"/>
    </style:style>
    <style:style style:name="P711" style:parent-style-name="Normal" style:family="paragraph">
      <style:paragraph-properties fo:margin-bottom="0in" fo:line-height="100%" fo:background-color="#FFFFFF"/>
    </style:style>
    <style:style style:name="T712"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71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14" style:parent-style-name="Normal" style:family="paragraph">
      <style:paragraph-properties fo:margin-bottom="0in" fo:line-height="100%" fo:background-color="#FFFFFF"/>
    </style:style>
    <style:style style:name="T71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16"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71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1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1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2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2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2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72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24"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2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2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2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28" style:parent-style-name="Normal" style:family="paragraph">
      <style:paragraph-properties fo:margin-bottom="0.1666in" fo:line-height="100%" fo:background-color="#FFFFFF"/>
    </style:style>
    <style:style style:name="T729"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73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73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73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3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73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4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4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4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4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5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5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6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7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6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6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6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6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768" style:parent-style-name="Normal" style:family="paragraph">
      <style:paragraph-properties fo:margin-bottom="0in" fo:line-height="100%" fo:background-color="#FFFFFF"/>
    </style:style>
    <style:style style:name="T769"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77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7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72" style:parent-style-name="Normal" style:family="paragraph">
      <style:paragraph-properties fo:margin-bottom="0.1666in" fo:line-height="100%" fo:background-color="#FFFFFF"/>
    </style:style>
    <style:style style:name="T773"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P774" style:parent-style-name="Normal" style:family="paragraph">
      <style:paragraph-properties fo:margin-bottom="0in" fo:line-height="100%" fo:background-color="#FFFFFF"/>
    </style:style>
    <style:style style:name="T77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7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7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7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7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80" style:parent-style-name="Normal" style:family="paragraph">
      <style:paragraph-properties fo:margin-bottom="0in" fo:line-height="100%" fo:background-color="#FFFFFF"/>
    </style:style>
    <style:style style:name="T781"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8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78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8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85" style:parent-style-name="Normal" style:family="paragraph">
      <style:paragraph-properties fo:margin-bottom="0in" fo:line-height="100%" fo:background-color="#FFFFFF"/>
    </style:style>
    <style:style style:name="T78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78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8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8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90" style:parent-style-name="Normal" style:family="paragraph">
      <style:paragraph-properties fo:margin-bottom="0.1666in" fo:line-height="100%" fo:background-color="#FFFFFF"/>
    </style:style>
    <style:style style:name="T79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79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79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79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7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79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0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0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0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0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8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1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1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8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2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8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28"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8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3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3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8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8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42"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8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4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4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4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5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5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5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5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8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6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6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6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6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6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7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72"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8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7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8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7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8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8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8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8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8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8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9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89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8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9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89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8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89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9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0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0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0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0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9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1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1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1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2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2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2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9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3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39"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9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4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4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4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5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5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61"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962" style:parent-style-name="Normal" style:family="paragraph">
      <style:paragraph-properties fo:margin-bottom="0in" fo:line-height="100%" fo:background-color="#FFFFFF"/>
    </style:style>
    <style:style style:name="T96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964"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9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6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96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7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97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7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7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7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8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9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8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98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9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8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8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9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9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9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9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9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9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99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0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0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0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1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1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01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2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2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0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2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0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3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3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3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0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0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4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4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4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5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0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5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60"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061" style:parent-style-name="Normal" style:family="paragraph">
      <style:paragraph-properties fo:margin-bottom="0in" fo:line-height="100%" fo:background-color="#FFFFFF"/>
    </style:style>
    <style:style style:name="T1062"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06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064" style:parent-style-name="Normal" style:family="paragraph">
      <style:paragraph-properties fo:margin-bottom="0.1666in" fo:line-height="100%" fo:background-color="#FFFFFF"/>
    </style:style>
    <style:style style:name="T1065"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06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067" style:parent-style-name="Normal" style:family="paragraph">
      <style:paragraph-properties fo:margin-bottom="0in" fo:line-height="100%" fo:background-color="#FFFFFF"/>
    </style:style>
    <style:style style:name="T106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069"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07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071"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07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07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0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7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07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0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8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8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8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8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8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9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0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0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9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9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09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0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0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10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0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0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0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1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1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1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1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12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1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2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2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3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1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3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4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44"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1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4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1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4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5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6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6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6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6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6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6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6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71"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1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7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7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8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8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8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184"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18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186"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187" style:parent-style-name="Normal" style:family="paragraph">
      <style:paragraph-properties fo:margin-bottom="0in" fo:line-height="100%" fo:background-color="#FFFFFF"/>
    </style:style>
    <style:style style:name="T118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18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19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19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1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19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9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19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1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2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0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0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0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1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1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1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14"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1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1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1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1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1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2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2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2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2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28"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2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3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3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3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3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4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43"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2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4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46" style:parent-style-name="Normal" style:family="paragraph">
      <style:paragraph-properties fo:margin-bottom="0in" fo:line-height="100%" fo:background-color="#FFFFFF"/>
    </style:style>
    <style:style style:name="T124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24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249"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5pt" style:font-size-asian="15pt" style:font-size-complex="15pt" fo:language="en" fo:country="US" style:language-asian="pt" style:country-asian="BR"/>
    </style:style>
    <style:style style:name="P125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5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53"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25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5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5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5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6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6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6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6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6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6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6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6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7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7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7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75"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276" style:parent-style-name="Normal" style:family="paragraph">
      <style:paragraph-properties fo:margin-bottom="0in" fo:line-height="100%" fo:background-color="#FFFFFF"/>
    </style:style>
    <style:style style:name="T127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27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79" style:parent-style-name="Normal" style:family="paragraph">
      <style:paragraph-properties fo:margin-bottom="0.1666in" fo:line-height="100%" fo:background-color="#FFFFFF"/>
    </style:style>
    <style:style style:name="T1280"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28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28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8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28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8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2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8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8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9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2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2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29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0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0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0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0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0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1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1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1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3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2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2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3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2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3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3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3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34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4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4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3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48"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349" style:parent-style-name="Normal" style:family="paragraph">
      <style:paragraph-properties fo:margin-bottom="0in" fo:line-height="100%" fo:background-color="#FFFFFF"/>
    </style:style>
    <style:style style:name="T135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35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52" style:parent-style-name="Normal" style:family="paragraph">
      <style:paragraph-properties fo:margin-bottom="0.1666in" fo:line-height="100%" fo:background-color="#FFFFFF"/>
    </style:style>
    <style:style style:name="T1353"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35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5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56" style:parent-style-name="Normal" style:family="paragraph">
      <style:paragraph-properties fo:margin-bottom="0in" fo:line-height="100%" fo:background-color="#FFFFFF"/>
    </style:style>
    <style:style style:name="T135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5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59"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6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61"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6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6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6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65" style:parent-style-name="Normal" style:family="paragraph">
      <style:paragraph-properties fo:margin-bottom="0in" fo:line-height="100%" fo:background-color="#FFFFFF"/>
    </style:style>
    <style:style style:name="T136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6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6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6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7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7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72"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37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74" style:parent-style-name="Normal" style:family="paragraph">
      <style:paragraph-properties fo:margin-bottom="0.1666in" fo:line-height="100%" fo:background-color="#FFFFFF"/>
    </style:style>
    <style:style style:name="T137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376"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37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7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3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81"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3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8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8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8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9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3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9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9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39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3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0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0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0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0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1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1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2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2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2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2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3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4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4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4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5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5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5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5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60"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46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46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463" style:parent-style-name="Normal" style:family="paragraph">
      <style:paragraph-properties fo:margin-bottom="0in" fo:line-height="100%" fo:background-color="#FFFFFF"/>
    </style:style>
    <style:style style:name="T1464"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46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466" style:parent-style-name="Normal" style:family="paragraph">
      <style:paragraph-properties fo:margin-bottom="0.1666in" fo:line-height="100%" fo:background-color="#FFFFFF"/>
    </style:style>
    <style:style style:name="T1467"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46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469" style:parent-style-name="Normal" style:family="paragraph">
      <style:paragraph-properties fo:margin-bottom="0.1666in" fo:line-height="100%" fo:background-color="#FFFFFF"/>
    </style:style>
    <style:style style:name="T147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47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47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47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4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7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47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8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8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8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8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8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9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49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4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4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0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5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0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0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1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51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1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5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1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5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1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5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2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2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3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5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3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39"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5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4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5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4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4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5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4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54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5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5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53"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554" style:parent-style-name="Normal" style:family="paragraph">
      <style:paragraph-properties fo:margin-bottom="0in" fo:line-height="100%" fo:background-color="#FFFFFF"/>
    </style:style>
    <style:style style:name="T155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556" style:parent-style-name="Normal" style:family="paragraph">
      <style:paragraph-properties fo:margin-bottom="0in" fo:line-height="100%" fo:background-color="#FFFFFF"/>
    </style:style>
    <style:style style:name="T155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55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55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560" style:parent-style-name="Normal" style:family="paragraph">
      <style:paragraph-properties fo:margin-bottom="0.1666in" fo:line-height="100%" fo:background-color="#FFFFFF"/>
    </style:style>
    <style:style style:name="T156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56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563" style:parent-style-name="Normal" style:family="paragraph">
      <style:paragraph-properties fo:margin-bottom="0.1666in" fo:line-height="100%" fo:background-color="#FFFFFF"/>
    </style:style>
    <style:style style:name="T156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565"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56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56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5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7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57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7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7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7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8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8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8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8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8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8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5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9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9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59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59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5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0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0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0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60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0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1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6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1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2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2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6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2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3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633" style:parent-style-name="Normal" style:family="paragraph">
      <style:paragraph-properties fo:margin-bottom="0in" fo:line-height="100%" fo:background-color="#FFFFFF"/>
    </style:style>
    <style:style style:name="T1634"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63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3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3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38" style:parent-style-name="Normal" style:family="paragraph">
      <style:paragraph-properties fo:margin-bottom="0.1666in" fo:line-height="100%" fo:background-color="#FFFFFF"/>
    </style:style>
    <style:style style:name="T1639"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64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41" style:parent-style-name="Normal" style:family="paragraph">
      <style:paragraph-properties fo:margin-bottom="0in" fo:line-height="100%" fo:background-color="#FFFFFF"/>
    </style:style>
    <style:style style:name="T164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64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64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45" style:parent-style-name="Normal" style:family="paragraph">
      <style:paragraph-properties fo:margin-bottom="0in" fo:line-height="100%" fo:background-color="#FFFFFF"/>
    </style:style>
    <style:style style:name="T164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64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64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49" style:parent-style-name="Normal" style:family="paragraph">
      <style:paragraph-properties fo:margin-bottom="0.1666in" fo:line-height="100%" fo:background-color="#FFFFFF"/>
    </style:style>
    <style:style style:name="T1650"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65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52" style:parent-style-name="Normal" style:family="paragraph">
      <style:paragraph-properties fo:margin-bottom="0.1666in" fo:line-height="100%" fo:background-color="#FFFFFF"/>
    </style:style>
    <style:style style:name="T1653"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65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65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5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5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6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6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6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6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6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6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6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6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6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7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7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7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7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7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8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8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8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8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8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8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9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69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6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9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6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9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6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70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0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0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0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7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0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171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7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1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1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1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1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2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2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3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3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3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3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4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4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74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4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4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5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75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5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5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5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6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6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7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7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7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7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7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7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8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85"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786" style:parent-style-name="Normal" style:family="paragraph">
      <style:paragraph-properties fo:margin-bottom="0in" fo:line-height="100%" fo:background-color="#FFFFFF"/>
    </style:style>
    <style:style style:name="T178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78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78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7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9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7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9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79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9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7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79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0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0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0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1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8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1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814"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815" style:parent-style-name="Normal" style:family="paragraph">
      <style:paragraph-properties fo:margin-bottom="0in" fo:line-height="100%" fo:background-color="#FFFFFF"/>
    </style:style>
    <style:style style:name="T181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81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81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8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21"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8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2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2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3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3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3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4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8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43"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8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4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5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5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5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5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6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6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6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6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6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66"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86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7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7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7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7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7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8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7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8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88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8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88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88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8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889"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890" style:parent-style-name="Normal" style:family="paragraph">
      <style:paragraph-properties fo:margin-bottom="0in" fo:line-height="100%" fo:background-color="#FFFFFF"/>
    </style:style>
    <style:style style:name="T1891"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892"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893" style:parent-style-name="Normal" style:family="paragraph">
      <style:paragraph-properties fo:margin-bottom="0.1666in" fo:line-height="100%" fo:background-color="#FFFFFF"/>
    </style:style>
    <style:style style:name="T1894"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P1895" style:parent-style-name="Normal" style:family="paragraph">
      <style:paragraph-properties fo:margin-bottom="0in" fo:line-height="100%" fo:background-color="#FFFFFF"/>
    </style:style>
    <style:style style:name="T189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89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89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89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00" style:parent-style-name="Normal" style:family="paragraph">
      <style:paragraph-properties fo:margin-bottom="0in" fo:line-height="100%" fo:background-color="#FFFFFF"/>
    </style:style>
    <style:style style:name="T1901"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90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190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90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0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0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09"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9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1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1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1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1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1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1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2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9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2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2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29"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9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9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4"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1935"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1936"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1937"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1938"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19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40" style:parent-style-name="Fonteparág.padrão" style:family="text">
      <style:text-properties style:font-name="Consolas" style:font-name-asian="Times New Roman" style:font-name-complex="Consolas" fo:color="#999988" fo:font-size="10pt" style:font-size-asian="10pt" style:font-size-complex="10pt" style:language-asian="pt" style:country-asian="BR"/>
    </style:style>
    <style:style style:name="P19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42"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1943"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1944"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1945" style:parent-style-name="Normal" style:family="paragraph">
      <style:paragraph-properties fo:margin-top="0.1666in" fo:margin-bottom="0.1666in" fo:line-height="100%" fo:background-color="#FFFFFF"/>
    </style:style>
    <style:style style:name="T1946" style:parent-style-name="Fonteparág.padrão" style:family="text">
      <style:text-properties style:font-name="Helvetica" style:font-name-asian="Times New Roman" style:font-name-complex="Helvetica" fo:color="#666666" fo:font-size="12pt" style:font-size-asian="12pt" style:font-size-complex="12pt" style:language-asian="pt" style:country-asian="BR"/>
    </style:style>
    <style:style style:name="P194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948" style:parent-style-name="Normal" style:family="paragraph">
      <style:paragraph-properties fo:margin-bottom="0in" fo:line-height="100%" fo:background-color="#FFFFFF"/>
    </style:style>
    <style:style style:name="T1949"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195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1951" style:parent-style-name="Normal" style:family="paragraph">
      <style:paragraph-properties fo:margin-bottom="0.1666in" fo:line-height="100%" fo:background-color="#FFFFFF"/>
    </style:style>
    <style:style style:name="T195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P195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54"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5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5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5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5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59"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960" style:parent-style-name="Normal" style:family="paragraph">
      <style:paragraph-properties fo:margin-bottom="0.1666in" fo:line-height="100%" fo:background-color="#FFFFFF"/>
    </style:style>
    <style:style style:name="T196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196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6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64"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65"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96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6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96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69"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970"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7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7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197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74"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19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7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97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7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7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98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8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19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8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8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98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8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19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99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9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19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199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19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00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0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00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1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014" style:parent-style-name="Fonteparág.padrão" style:family="text">
      <style:text-properties style:font-name="Consolas" style:font-name-asian="Times New Roman" style:font-name-complex="Consolas" fo:color="#999988" fo:font-size="10pt" style:font-size-asian="10pt" style:font-size-complex="10pt" style:language-asian="pt" style:country-asian="BR"/>
    </style:style>
    <style:style style:name="P20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16"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017"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018"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019" style:parent-style-name="Fonteparág.padrão" style:family="text">
      <style:text-properties style:font-name="Consolas" style:font-name-asian="Times New Roman" style:font-name-complex="Consolas" fo:color="#999988" fo:font-size="10pt" style:font-size-asian="10pt" style:font-size-complex="10pt" style:language-asian="pt" style:country-asian="BR"/>
    </style:style>
    <style:style style:name="P20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0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0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03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0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033"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034" style:parent-style-name="Normal" style:family="paragraph">
      <style:paragraph-properties fo:margin-bottom="0in" fo:line-height="100%" fo:background-color="#FFFFFF"/>
    </style:style>
    <style:style style:name="T203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P203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37" style:parent-style-name="Normal" style:family="paragraph">
      <style:paragraph-properties fo:margin-bottom="0.1666in" fo:line-height="100%" fo:background-color="#FFFFFF"/>
    </style:style>
    <style:style style:name="T2038"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P203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40" style:parent-style-name="Normal" style:family="paragraph">
      <style:paragraph-properties fo:margin-bottom="0.1666in" fo:line-height="100%" fo:background-color="#FFFFFF"/>
    </style:style>
    <style:style style:name="T204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4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43" style:parent-style-name="Normal" style:family="paragraph">
      <style:paragraph-properties fo:margin-bottom="0in" fo:line-height="100%" fo:background-color="#FFFFFF"/>
    </style:style>
    <style:style style:name="T204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4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4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4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4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4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50" style:parent-style-name="Normal" style:family="paragraph">
      <style:paragraph-properties fo:margin-bottom="0in" fo:line-height="100%" fo:background-color="#FFFFFF"/>
    </style:style>
    <style:style style:name="T205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5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5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5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55" style:parent-style-name="Normal" style:family="paragraph">
      <style:paragraph-properties fo:margin-bottom="0in" fo:line-height="100%" fo:background-color="#FFFFFF"/>
    </style:style>
    <style:style style:name="T2056"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5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5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5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60" style:parent-style-name="Normal" style:family="paragraph">
      <style:paragraph-properties fo:margin-bottom="0in" fo:line-height="100%" fo:background-color="#FFFFFF"/>
    </style:style>
    <style:style style:name="T206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6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63"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6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6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6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67" style:parent-style-name="Normal" style:family="paragraph">
      <style:paragraph-properties fo:margin-bottom="0.1666in" fo:line-height="100%" fo:background-color="#FFFFFF"/>
    </style:style>
    <style:style style:name="T2068"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6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70" style:parent-style-name="Normal" style:family="paragraph">
      <style:paragraph-properties fo:margin-bottom="0.1666in" fo:line-height="100%" fo:background-color="#FFFFFF"/>
    </style:style>
    <style:style style:name="T207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7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73" style:parent-style-name="Normal" style:family="paragraph">
      <style:paragraph-properties fo:margin-bottom="0in" fo:line-height="100%" fo:background-color="#FFFFFF"/>
    </style:style>
    <style:style style:name="T207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7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7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7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7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7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80"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8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8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083" style:parent-style-name="Normal" style:family="paragraph">
      <style:paragraph-properties fo:margin-bottom="0in" fo:line-height="100%" fo:background-color="#FFFFFF"/>
    </style:style>
    <style:style style:name="T208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8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8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87"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88"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89"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9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91" style:parent-style-name="Normal" style:family="paragraph">
      <style:paragraph-properties fo:margin-bottom="0.1666in" fo:line-height="100%" fo:background-color="#FFFFFF"/>
    </style:style>
    <style:style style:name="T209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09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094" style:parent-style-name="Normal" style:family="paragraph">
      <style:paragraph-properties fo:margin-bottom="0in" fo:line-height="100%" fo:background-color="#FFFFFF"/>
    </style:style>
    <style:style style:name="T209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96"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9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098"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09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100"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10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102"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10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104"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10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10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10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1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24"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1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2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3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3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3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3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4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4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4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4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4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4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15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5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5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5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5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6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6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6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6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6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7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7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7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7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7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7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8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8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8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8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18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8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8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9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1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9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9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19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19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19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0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0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0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2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0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1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21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1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1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2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2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28"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2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3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3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3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4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42"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2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4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2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4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5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51"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2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253" style:parent-style-name="Normal" style:family="paragraph">
      <style:paragraph-properties fo:margin-top="0.1666in" fo:margin-bottom="0.1666in" fo:line-height="100%" fo:background-color="#FFFFFF"/>
    </style:style>
    <style:style style:name="T2254" style:parent-style-name="Fonteparág.padrão" style:family="text">
      <style:text-properties style:font-name="Helvetica" style:font-name-asian="Times New Roman" style:font-name-complex="Helvetica" fo:color="#666666" fo:font-size="12pt" style:font-size-asian="12pt" style:font-size-complex="12pt" style:language-asian="pt" style:country-asian="BR"/>
    </style:style>
    <style:style style:name="P2255"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25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25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258"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25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260"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261"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26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263" style:parent-style-name="Normal" style:family="paragraph">
      <style:paragraph-properties fo:margin-bottom="0.1666in" fo:line-height="100%" fo:background-color="#FFFFFF"/>
    </style:style>
    <style:style style:name="T226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26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266"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26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268"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269" style:parent-style-name="Normal" style:family="paragraph">
      <style:paragraph-properties fo:margin-bottom="0.1666in" fo:line-height="100%" fo:background-color="#FFFFFF"/>
    </style:style>
    <style:style style:name="T227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27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27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2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7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7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7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8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8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8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8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8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8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2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9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29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29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0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0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0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0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0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P231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31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14" style:parent-style-name="Normal" style:family="paragraph">
      <style:paragraph-properties fo:margin-bottom="0.1666in" fo:line-height="100%" fo:background-color="#FFFFFF"/>
    </style:style>
    <style:style style:name="T2315"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31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1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31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19" style:parent-style-name="Normal" style:family="paragraph">
      <style:paragraph-properties fo:margin-bottom="0.1666in" fo:line-height="100%" fo:background-color="#FFFFFF"/>
    </style:style>
    <style:style style:name="T2320"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321"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32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23" style:parent-style-name="Normal" style:family="paragraph">
      <style:paragraph-properties fo:margin-bottom="0.1666in" fo:line-height="100%" fo:background-color="#FFFFFF"/>
    </style:style>
    <style:style style:name="T2324"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32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26"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32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28" style:parent-style-name="Normal" style:family="paragraph">
      <style:paragraph-properties fo:margin-bottom="0.1666in" fo:line-height="100%" fo:background-color="#FFFFFF"/>
    </style:style>
    <style:style style:name="T2329"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33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31" style:parent-style-name="Normal" style:family="paragraph">
      <style:paragraph-properties fo:margin-bottom="0.1666in" fo:line-height="100%" fo:background-color="#FFFFFF"/>
    </style:style>
    <style:style style:name="T233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33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33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5" style:parent-style-name="Fonteparág.padrão" style:family="text">
      <style:text-properties style:font-name="Consolas" style:font-name-asian="Times New Roman" style:font-name-complex="Consolas" fo:color="#999988" fo:font-size="10pt" style:font-size-asian="10pt" style:font-size-complex="10pt" style:language-asian="pt" style:country-asian="BR"/>
    </style:style>
    <style:style style:name="P233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33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8"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339"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340" style:parent-style-name="Fonteparág.padrão" style:family="text">
      <style:text-properties style:font-name="Consolas" style:font-name-asian="Times New Roman" style:font-name-complex="Consolas" fo:color="#DD1144" fo:font-size="10pt" style:font-size-asian="10pt" style:font-size-complex="10pt" style:language-asian="pt" style:country-asian="BR"/>
    </style:style>
    <style:style style:name="T2341"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34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3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4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4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4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5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5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6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6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6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36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6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6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7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7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7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7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7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7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8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8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8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8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8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8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8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39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39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9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39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9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39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9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0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0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0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07"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4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0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1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41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1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1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1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2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2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2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2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3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3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3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3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3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3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3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3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4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4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4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4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4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5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5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5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5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5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5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5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6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6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6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6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6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6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6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6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6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7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7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7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7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7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7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8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8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8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8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8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48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49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4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9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4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49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0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0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0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0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0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10"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51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1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1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1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1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1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1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1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2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2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2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2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2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3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3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3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3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3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3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3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4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4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42"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44"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54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4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5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5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5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5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5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5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5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6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6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6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6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6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6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6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7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7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7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7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7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7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7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8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8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8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8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58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8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8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8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9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59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9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9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95"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5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5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599"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6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0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03"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60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05"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606"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607"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60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609" style:parent-style-name="Normal" style:family="paragraph">
      <style:paragraph-properties fo:margin-top="0.1666in" fo:margin-bottom="0.1666in" fo:line-height="100%" fo:background-color="#FFFFFF"/>
    </style:style>
    <style:style style:name="T2610" style:parent-style-name="Fonteparág.padrão" style:family="text">
      <style:text-properties style:font-name="Helvetica" style:font-name-asian="Times New Roman" style:font-name-complex="Helvetica" fo:color="#666666" fo:font-size="12pt" style:font-size-asian="12pt" style:font-size-complex="12pt" style:language-asian="pt" style:country-asian="BR"/>
    </style:style>
    <style:style style:name="P2611"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612"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613"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614"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61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616"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617" style:parent-style-name="Normal" style:family="paragraph">
      <style:paragraph-properties fo:margin-bottom="0.1666in" fo:line-height="100%" fo:background-color="#FFFFFF"/>
    </style:style>
    <style:style style:name="T2618"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619"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62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6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2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2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2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2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2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2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3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3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3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3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4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4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4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4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5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5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5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5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5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5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5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5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5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6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6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6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6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6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6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6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6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7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7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7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7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7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7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7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8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8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8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8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8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8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8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8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8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6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9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69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69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0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0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70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0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0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0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0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0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0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0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1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11"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712"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style:language-asian="pt" style:country-asian="BR"/>
    </style:style>
    <style:style style:name="P271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1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1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1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1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1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2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2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P272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2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2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2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2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2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2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2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30"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P273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3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3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3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3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3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4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7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4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4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4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4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4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4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4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4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5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751" style:parent-style-name="Normal" style:family="paragraph">
      <style:paragraph-properties fo:margin-bottom="0.1666in" fo:line-height="100%" fo:background-color="#FFFFFF"/>
    </style:style>
    <style:style style:name="T275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75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75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755"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75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75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758" style:parent-style-name="Normal" style:family="paragraph">
      <style:paragraph-properties fo:margin-bottom="0.1666in" fo:line-height="100%" fo:background-color="#FFFFFF"/>
    </style:style>
    <style:style style:name="T2759"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76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761" style:parent-style-name="Normal" style:family="paragraph">
      <style:paragraph-properties fo:margin-bottom="0.1666in" fo:line-height="100%" fo:background-color="#FFFFFF"/>
    </style:style>
    <style:style style:name="T276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76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764"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76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766"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76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768"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style:language-asian="pt" style:country-asian="BR"/>
    </style:style>
    <style:style style:name="P276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77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71"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72"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773"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74"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775"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76"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P277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78"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79"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780"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81"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782"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83"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P278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5"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86"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787"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88"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789"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790"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P279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9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79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797"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P2798" style:parent-style-name="Normal" style:family="paragraph">
      <style:paragraph-properties fo:margin-bottom="0.1666in" fo:line-height="100%" fo:background-color="#FFFFFF"/>
    </style:style>
    <style:style style:name="T2799"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0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01"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802"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03" style:parent-style-name="Normal" style:family="paragraph">
      <style:paragraph-properties fo:margin-bottom="0in" fo:line-height="100%" fo:background-color="#FFFFFF"/>
    </style:style>
    <style:style style:name="T2804"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805" style:parent-style-name="Fonteparág.padrão" style:family="text">
      <style:text-properties style:font-name="Consolas" style:font-name-asian="Times New Roman" style:font-name-complex="Consolas" fo:color="#C7254E" fo:font-size="10pt" style:font-size-asian="10pt" style:font-size-complex="10pt" fo:language="en" fo:country="US" style:language-asian="pt" style:country-asian="BR"/>
    </style:style>
    <style:style style:name="T280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T2807"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08" style:parent-style-name="Normal" style:family="paragraph">
      <style:paragraph-properties fo:margin-bottom="0.1666in" fo:line-height="100%" fo:background-color="#FFFFFF"/>
    </style:style>
    <style:style style:name="T2809"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1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11" style:parent-style-name="Normal" style:family="paragraph">
      <style:paragraph-properties fo:margin-bottom="0.1666in" fo:line-height="100%" fo:background-color="#FFFFFF"/>
    </style:style>
    <style:style style:name="T281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1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14" style:parent-style-name="Normal" style:family="paragraph">
      <style:paragraph-properties fo:margin-bottom="0.1666in" fo:line-height="100%" fo:background-color="#FFFFFF"/>
    </style:style>
    <style:style style:name="T2815"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16"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17"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fo:language="en" fo:country="US" style:language-asian="pt" style:country-asian="BR"/>
    </style:style>
    <style:style style:name="P281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19"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20" style:parent-style-name="Normal" style:family="paragraph">
      <style:paragraph-properties fo:margin-bottom="0.1666in" fo:line-height="100%" fo:background-color="#FFFFFF"/>
    </style:style>
    <style:style style:name="T2821"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22"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23" style:parent-style-name="Normal" style:family="paragraph">
      <style:paragraph-properties fo:margin-bottom="0.1666in" fo:line-height="100%" fo:background-color="#FFFFFF"/>
    </style:style>
    <style:style style:name="T2824"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25"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26"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style:language-asian="pt" style:country-asian="BR"/>
    </style:style>
    <style:style style:name="P282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28" style:parent-style-name="Normal" style:family="paragraph">
      <style:paragraph-properties fo:margin-bottom="0.1666in" fo:line-height="100%" fo:background-color="#FFFFFF"/>
    </style:style>
    <style:style style:name="T2829"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30"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31" style:parent-style-name="Normal" style:family="paragraph">
      <style:paragraph-properties fo:margin-bottom="0.1666in" fo:line-height="100%" fo:background-color="#FFFFFF"/>
    </style:style>
    <style:style style:name="T2832" style:parent-style-name="Fonteparág.padrão" style:family="text">
      <style:text-properties style:font-name="Helvetica" style:font-name-asian="Times New Roman" style:font-name-complex="Helvetica" fo:font-weight="bold" style:font-weight-asian="bold" style:font-weight-complex="bold" fo:color="#666666" fo:font-size="12pt" style:font-size-asian="12pt" style:font-size-complex="12pt" fo:language="en" fo:country="US" style:language-asian="pt" style:country-asian="BR"/>
    </style:style>
    <style:style style:name="T2833" style:parent-style-name="Fonteparág.padrão" style:family="text">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34"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style:language-asian="pt" style:country-asian="BR"/>
    </style:style>
    <style:style style:name="P2835"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36" style:parent-style-name="Normal" style:family="paragraph">
      <style:paragraph-properties fo:margin-top="0.1666in" fo:margin-bottom="0.1666in" fo:line-height="100%" fo:background-color="#FFFFFF"/>
      <style:text-properties style:font-name="Helvetica" style:font-name-asian="Times New Roman" style:font-name-complex="Helvetica" fo:font-weight="bold" style:font-weight-asian="bold" style:font-weight-complex="bold" fo:color="#666666" fo:font-size="18pt" style:font-size-asian="18pt" style:font-size-complex="18pt" style:language-asian="pt" style:country-asian="BR"/>
    </style:style>
    <style:style style:name="P2837"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fo:language="en" fo:country="US" style:language-asian="pt" style:country-asian="BR"/>
    </style:style>
    <style:style style:name="P2838" style:parent-style-name="Normal" style:family="paragraph">
      <style:paragraph-properties fo:margin-bottom="0.1666in" fo:line-height="100%" fo:background-color="#FFFFFF"/>
      <style:text-properties style:font-name="Helvetica" style:font-name-asian="Times New Roman" style:font-name-complex="Helvetica" fo:color="#666666" fo:font-size="12pt" style:font-size-asian="12pt" style:font-size-complex="12pt" style:language-asian="pt" style:country-asian="BR"/>
    </style:style>
    <style:style style:name="P283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4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84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4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5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851" style:parent-style-name="Fonteparág.padrão" style:family="text">
      <style:text-properties style:font-name="Consolas" style:font-name-asian="Times New Roman" style:font-name-complex="Consolas" fo:color="#999988" fo:font-size="10pt" style:font-size-asian="10pt" style:font-size-complex="10pt" style:language-asian="pt" style:country-asian="BR"/>
    </style:style>
    <style:style style:name="P285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85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54"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855" style:parent-style-name="Fonteparág.padrão" style:family="text">
      <style:text-properties style:font-name="Consolas" style:font-name-asian="Times New Roman" style:font-name-complex="Consolas" fo:color="#DD1144" fo:font-size="10pt" style:font-size-asian="10pt" style:font-size-complex="10pt" style:language-asian="pt" style:country-asian="BR"/>
    </style:style>
    <style:style style:name="T2856" style:parent-style-name="Fonteparág.padrão" style:family="text">
      <style:text-properties style:font-name="Consolas" style:font-name-asian="Times New Roman" style:font-name-complex="Consolas" fo:color="#DD1144" fo:font-size="10pt" style:font-size-asian="10pt" style:font-size-complex="10pt" style:language-asian="pt" style:country-asian="BR"/>
    </style:style>
    <style:style style:name="T2857"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85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85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86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86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2"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863"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864"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8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6"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867"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868"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8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70"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871"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872"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873"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874"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8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76"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877"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878"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P287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language-asian="pt" style:country-asian="BR"/>
    </style:style>
    <style:style style:name="P288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8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8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8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84"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88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8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88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8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8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9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9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89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9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89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89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89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89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9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89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0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01"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902"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903"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904" style:parent-style-name="Fonteparág.padrão" style:family="text">
      <style:text-properties style:font-name="Consolas" style:font-name-asian="Times New Roman" style:font-name-complex="Consolas" fo:color="#445588" fo:font-size="10pt" style:font-size-asian="10pt" style:font-size-complex="10pt" style:language-asian="pt" style:country-asian="BR"/>
    </style:style>
    <style:style style:name="T2905" style:parent-style-name="Fonteparág.padrão" style:family="text">
      <style:text-properties style:font-name="Consolas" style:font-name-asian="Times New Roman" style:font-name-complex="Consolas" fo:color="#333333" fo:font-size="10pt" style:font-size-asian="10pt" style:font-size-complex="10pt" style:language-asian="pt" style:country-asian="BR"/>
    </style:style>
    <style:style style:name="T2906" style:parent-style-name="Fonteparág.padrão" style:family="text">
      <style:text-properties style:font-name="Consolas" style:font-name-asian="Times New Roman" style:font-name-complex="Consolas" fo:color="#999988" fo:font-size="10pt" style:font-size-asian="10pt" style:font-size-complex="10pt" style:language-asian="pt" style:country-asian="BR"/>
    </style:style>
    <style:style style:name="P290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0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09"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1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1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1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13"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1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1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1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1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1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1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2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2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2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2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2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25"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2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2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28"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92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3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3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32"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33"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3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35"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36"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3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38"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3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4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41"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942"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943"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44"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4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46"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4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48"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4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50"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5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5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5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5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55"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56"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57"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5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59"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P296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6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6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63"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96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6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6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67" style:parent-style-name="Fonteparág.padrão" style:family="text">
      <style:text-properties style:font-name="Consolas" style:font-name-asian="Times New Roman" style:font-name-complex="Consolas" fo:color="#999988" fo:font-size="10pt" style:font-size-asian="10pt" style:font-size-complex="10pt" fo:language="en" fo:country="US" style:language-asian="pt" style:country-asian="BR"/>
    </style:style>
    <style:style style:name="T2968"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69"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0"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71"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7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73" style:parent-style-name="Fonteparág.padrão" style:family="text">
      <style:text-properties style:font-name="Consolas" style:font-name-asian="Times New Roman" style:font-name-complex="Consolas" fo:color="#445588" fo:font-size="10pt" style:font-size-asian="10pt" style:font-size-complex="10pt" fo:language="en" fo:country="US" style:language-asian="pt" style:country-asian="BR"/>
    </style:style>
    <style:style style:name="T2974"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75"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76"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7"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T2978" style:parent-style-name="Fonteparág.padrão" style:family="text">
      <style:text-properties style:font-name="Consolas" style:font-name-asian="Times New Roman" style:font-name-complex="Consolas" fo:color="#DD1144" fo:font-size="10pt" style:font-size-asian="10pt" style:font-size-complex="10pt" fo:language="en" fo:country="US" style:language-asian="pt" style:country-asian="BR"/>
    </style:style>
    <style:style style:name="T2979"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80"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81" style:parent-style-name="Normal" style:family="paragraph">
      <style:paragraph-properties fo:border="0.0104in solid #CCCCCC" fo:padding="0.1666in" style:shadow="none"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82" style:parent-style-name="Fonteparág.padrão" style:family="text">
      <style:text-properties style:font-name="Consolas" style:font-name-asian="Times New Roman" style:font-name-complex="Consolas" fo:color="#333333" fo:font-size="10pt" style:font-size-asian="10pt" style:font-size-complex="10pt" fo:language="en" fo:country="US" style:language-asian="pt" style:country-asian="BR"/>
    </style:style>
    <style:style style:name="P2983" style:parent-style-name="Normal" style:family="paragraph">
      <style:text-properties fo:language="en" fo:country="US"/>
    </style:style>
    <style:style style:family="graphic" style:name="a0">
      <style:graphic-properties draw:fill="solid" draw:fill-color="#a0a0a0" draw:opacity="100%" draw:stroke="none"/>
    </style:style>
    <style:style style:family="graphic" style:name="a1">
      <style:graphic-properties draw:fill="solid" draw:fill-color="#a0a0a0" draw:opacity="100%" draw:stroke="none"/>
    </style:style>
    <style:style style:family="graphic" style:name="a2">
      <style:graphic-properties draw:fill="solid" draw:fill-color="#a0a0a0" draw:opacity="100%" draw:stroke="none"/>
    </style:style>
  </office:automatic-styles>
  <office:body>
    <office:text text:use-soft-page-breaks="true">
      <text:p text:style-name="P1">array-gpio</text:p>
      <text:p text:style-name="P2">A node.js GPIO control for rapid prototyping and development using a simple modern API.</text:p>
      <text:p text:style-name="P3"><text:a xlink:href="https://npm.taobao.org/package/array-gpio" office:target-frame-name="_top" xlink:show="replace"><text:span text:style-name="T4">https://npm.taobao.org/package/array-gpio</text:span></text:a></text:p>
      <text:p text:style-name="P5"/>
      <text:p text:style-name="P6"><text:span text:style-name="T7">Last updated 2 months ago by </text:span><text:a xlink:href="https://npm.taobao.org/~edolabworks" office:target-frame-name="_top" xlink:show="replace"><text:span text:style-name="T8">edolabworks</text:span></text:a><text:span text:style-name="T9"> -<text:s/></text:span><text:a xlink:href="http://opensource.org/licenses/MIT" office:target-frame-name="_top" xlink:show="replace"><text:span text:style-name="T10">MIT</text:span></text:a><text:span text:style-name="T11"> · </text:span><text:a xlink:href="https://www.npmjs.org/package/array-gpio" office:target-frame-name="_top" xlink:show="replace"><text:span text:style-name="T12">Original npm</text:span></text:a><text:span text:style-name="T13"> · </text:span><text:a xlink:href="http://registry.npm.taobao.org/array-gpio/download/array-gpio-1.1.63.tgz" office:target-frame-name="_top" xlink:show="replace"><text:span text:style-name="T14">Tarball</text:span></text:a></text:p>
      <text:p text:style-name="P15"/>
      <text:p text:style-name="P16">$ cnpm<text:s/>install array-gpio<text:s/></text:p>
      <text:p text:style-name="P17"><text:a xlink:href="https://npm.taobao.org/sync/array-gpio" office:target-frame-name="_top" xlink:show="replace"><text:span text:style-name="T18">SYNC</text:span></text:a><text:span text:style-name="T19"> missed versions from </text:span><text:a xlink:href="https://registry.npm.taobao.org/array-gpio" office:target-frame-name="_top" xlink:show="replace"><text:span text:style-name="T20">official npm registry</text:span></text:a><text:span text:style-name="T21">.</text:span></text:p>
      <text:p text:style-name="P22">array-gpio</text:p>
      <text:p text:style-name="P23">A node.js ARM peripherals control for rapid prototyping and<text:s/>development using a simple modern API.</text:p>
      <text:p text:style-name="P24">Supports the following ARM peripherals</text:p>
      <text:list text:style-name="LFO1" text:continue-numbering="true">
        <text:list-item>
          <text:p text:style-name="P25">GPIO</text:p>
        </text:list-item>
        <text:list-item>
          <text:p text:style-name="P26">PWM</text:p>
        </text:list-item>
        <text:list-item>
          <text:p text:style-name="P27">I2C (master)</text:p>
        </text:list-item>
        <text:list-item>
          <text:p text:style-name="P28">SPI</text:p>
        </text:list-item>
      </text:list>
      <text:p text:style-name="P29"><text:span text:style-name="T30">This module uses a C/C++ addon to access the rpi library using /dev/mem (PWM, I2C, SPI) &amp; /dev/gpiomem (GPIO) for direct register control. You can check</text:span><text:span text:style-name="T31"><text:s/>the library at </text:span><text:a xlink:href="https://github.com/EdAlegrid/rpi" office:target-frame-name="_top" xlink:show="replace"><text:span text:style-name="T32">https://github.com/EdAlegrid/rpi</text:span></text:a><text:span text:style-name="T33">.</text:span></text:p>
      <text:p text:style-name="P34"><text:span text:style-name="T35">For a quick web control application, check the sample demo at </text:span><text:a xlink:href="https://github.com/EdAlegrid/PiWebControl" office:target-frame-name="_top" xlink:show="replace"><text:span text:style-name="T36">https://github.com/EdAlegrid/PiWebControl</text:span></text:a><text:span text:style-name="T37">.</text:span></text:p>
      <text:p text:style-name="P38">Compatibility</text:p>
      <text:list text:style-name="LFO2" text:continue-numbering="true">
        <text:list-item>
          <text:p text:style-name="P39">Raspberry Pi Models: B+, 2, 3, Zero &amp; Zero W.</text:p>
        </text:list-item>
        <text:list-item>
          <text:p text:style-name="P40">Node.js Versions: 5.x, 6.x, 7.x, 8.x</text:p>
        </text:list-item>
      </text:list>
      <text:p text:style-name="P41">Note: This module uses the physical pin numbering (P01-P40) from the board header.</text:p>
      <text:p text:style-name="P42">Installation</text:p>
      <text:p text:style-name="P43"><text:span text:style-name="T44">$ npm install<text:s/></text:span><text:span text:style-name="T45">array-gpio</text:span></text:p>
      <text:p text:style-name="P46">Quick Start</text:p>
      <text:p text:style-name="P47">Creating an input/output object</text:p>
      <text:p text:style-name="P48">Example 1</text:p>
      <text:soft-page-break/>
      <text:p text:style-name="P49">One momentary switch button connected to pin 11 and one led connected to pin 33.</text:p>
      <text:p text:style-name="P50"><text:span text:style-name="T51">/* r for raspberry pi */</text:span></text:p>
      <text:p text:style-name="P52"><text:span text:style-name="T53">const r = require(</text:span><text:span text:style-name="T54">'array-gpio'</text:span><text:span text:style-name="T55">);</text:span></text:p>
      <text:p text:style-name="P56"/>
      <text:p text:style-name="P57"><text:span text:style-name="T58">/* Creating an input object */</text:span></text:p>
      <text:p text:style-name="P59"><text:span text:style-name="T60">let sw = r.</text:span><text:span text:style-name="T61">Input</text:span><text:span text:style-name="T62">(</text:span><text:span text:style-name="T63">11</text:span><text:span text:style-name="T64">);<text:s/></text:span></text:p>
      <text:p text:style-name="P65"/>
      <text:p text:style-name="P66"><text:span text:style-name="T67">/* Creating an output object */</text:span></text:p>
      <text:p text:style-name="P68"><text:span text:style-name="T69">let led = r.</text:span><text:span text:style-name="T70">Output</text:span><text:span text:style-name="T71">(</text:span><text:span text:style-name="T72">33</text:span><text:span text:style-name="T73">);<text:s/></text:span></text:p>
      <text:p text:style-name="P74"/>
      <text:p text:style-name="P75"><text:span text:style-name="T76">/* Monitor input pin for rising edge value changes */</text:span></text:p>
      <text:p text:style-name="P77"><text:span text:style-name="T78">sw.watch(</text:span><text:span text:style-name="T79">'re'</text:span><text:span text:style-name="T80">, function(){<text:s/></text:span><text:span text:style-name="T81">/* press sw button to turn ON the led */</text:span><text:span text:style-name="T82"><text:s/></text:span></text:p>
      <text:p text:style-name="P83"><text:s text:c="2"/>led.on();<text:s/></text:p>
      <text:p text:style-name="P84"><text:span text:style-name="T85">});<text:s/></text:span></text:p>
      <text:p text:style-name="P86">Example 2</text:p>
      <text:p text:style-name="P87">Two momentary switch buttons connected to<text:s/>pin 11 and 13 and one led connected to pin 33.</text:p>
      <text:p text:style-name="P88"><text:span text:style-name="T89">/* r for raspberry pi */</text:span></text:p>
      <text:p text:style-name="P90"><text:span text:style-name="T91">const r = require(</text:span><text:span text:style-name="T92">'array-gpio'</text:span><text:span text:style-name="T93">);</text:span></text:p>
      <text:p text:style-name="P94"/>
      <text:p text:style-name="P95">/* Using .in() and .out() as shorthand</text:p>
      <text:p text:style-name="P96"><text:span text:style-name="T97"><text:s text:c="3"/>for .Input() and .Output() constructor methods */</text:span><text:span text:style-name="T98"><text:s/></text:span></text:p>
      <text:p text:style-name="P99"><text:span text:style-name="T100">let sw1 = r.in(</text:span><text:span text:style-name="T101">11</text:span><text:span text:style-name="T102">);<text:s/></text:span></text:p>
      <text:p text:style-name="P103"><text:span text:style-name="T104">let sw2 = r.in(</text:span><text:span text:style-name="T105">13</text:span><text:span text:style-name="T106">);</text:span></text:p>
      <text:p text:style-name="P107"><text:span text:style-name="T108">let led = r.out(</text:span><text:span text:style-name="T109">33</text:span><text:span text:style-name="T110">);</text:span></text:p>
      <text:p text:style-name="P111"/>
      <text:p text:style-name="P112"><text:span text:style-name="T113">/* press sw1 to turn ON the led */</text:span></text:p>
      <text:p text:style-name="P114"><text:span text:style-name="T115">sw1.watch(</text:span><text:span text:style-name="T116">'re'</text:span><text:span text:style-name="T117">, function(){</text:span></text:p>
      <text:p text:style-name="P118"><text:s text:c="2"/>led.on();</text:p>
      <text:p text:style-name="P119">});<text:s/></text:p>
      <text:p text:style-name="P120"/>
      <text:p text:style-name="P121"><text:span text:style-name="T122">/* press sw2 to turn OFF the led */</text:span></text:p>
      <text:p text:style-name="P123"><text:span text:style-name="T124">sw2.watch(</text:span><text:span text:style-name="T125">'re'</text:span><text:span text:style-name="T126">, function(){</text:span></text:p>
      <text:p text:style-name="P127"><text:s text:c="2"/>led.off();</text:p>
      <text:p text:style-name="P128"><text:span text:style-name="T129">});</text:span></text:p>
      <text:p text:style-name="P130">Using a shared callback function to capture input pin changes.</text:p>
      <text:p text:style-name="P131">If you have more than one<text:s/>input object, it might be handy to use a shared callback function for input changes monitoring.</text:p>
      <text:p text:style-name="P132">r.watchInput(function(){</text:p>
      <text:p text:style-name="P133"><text:span text:style-name="T134"><text:s text:c="2"/></text:span><text:span text:style-name="T135">/* Press sw1 to turn ON the led */</text:span></text:p>
      <text:p text:style-name="P136"><text:s text:c="2"/>if(sw1.isOn){ <text:s text:c="2"/></text:p>
      <text:p text:style-name="P137"><text:s text:c="4"/>return led.on();</text:p>
      <text:p text:style-name="P138"><text:s text:c="2"/>}</text:p>
      <text:p text:style-name="P139"><text:span text:style-name="T140"><text:s text:c="2"/></text:span><text:span text:style-name="T141">/* Press sw2 to turn OFF the led */</text:span><text:span text:style-name="T142"><text:s/></text:span></text:p>
      <text:p text:style-name="P143"><text:s text:c="2"/>if(sw2.isOn){</text:p>
      <text:p text:style-name="P144"><text:s text:c="4"/>return led.off();</text:p>
      <text:p text:style-name="P145"><text:s text:c="2"/>}</text:p>
      <text:p text:style-name="P146"><text:span text:style-name="T147">});</text:span></text:p>
      <text:p text:style-name="P148">Example 3</text:p>
      <text:p text:style-name="P149">Using parameters in callback function. Following node.js convention, we can pass an error object as 1st parameter and a state value as 2nd parameter to our callback function.</text:p>
      <text:soft-page-break/>
      <text:p text:style-name="P150"><text:span text:style-name="T151">const r = require(</text:span><text:span text:style-name="T152">'array-gpio'</text:span><text:span text:style-name="T153">);</text:span></text:p>
      <text:p text:style-name="P154"/>
      <text:p text:style-name="P155"><text:span text:style-name="T156">let<text:s/></text:span><text:span text:style-name="T157">sw1 = r.in(</text:span><text:span text:style-name="T158">11</text:span><text:span text:style-name="T159">);<text:s/></text:span></text:p>
      <text:p text:style-name="P160"><text:span text:style-name="T161">let led = r.out(</text:span><text:span text:style-name="T162">33</text:span><text:span text:style-name="T163">);</text:span></text:p>
      <text:p text:style-name="P164"><text:s/></text:p>
      <text:p text:style-name="P165"><text:span text:style-name="T166">sw1.watch(<text:s/></text:span><text:span text:style-name="T167">'re'</text:span><text:span text:style-name="T168">, (err, state) =&gt; {</text:span></text:p>
      <text:p text:style-name="P169"><text:span text:style-name="T170"><text:s text:c="2"/>if(err) return console.log(</text:span><text:span text:style-name="T171">'sw1 err'</text:span><text:span text:style-name="T172">, err);</text:span></text:p>
      <text:p text:style-name="P173"><text:s text:c="2"/>led.write(state);</text:p>
      <text:p text:style-name="P174"><text:span text:style-name="T175">});</text:span></text:p>
      <text:p text:style-name="P176">However, using a callback function without parameters is simplier and should be fine in most cases.</text:p>
      <text:p text:style-name="P177">Creating an<text:s/>input/output array objects</text:p>
      <text:p text:style-name="P178">If you are comfortable working with arrays and you need to use several input/output objects in your application, you can generate an input/output array objects as shown below.</text:p>
      <text:p text:style-name="P179">Example 1</text:p>
      <text:p text:style-name="P180">Two momentary switch buttons connected to<text:s/>pin 11 and 13 and two led's connected to pin 33 and 35.</text:p>
      <text:p text:style-name="P181"><text:span text:style-name="T182">const r = require(</text:span><text:span text:style-name="T183">'array-gpio'</text:span><text:span text:style-name="T184">);</text:span></text:p>
      <text:p text:style-name="P185"/>
      <text:p text:style-name="P186">/* By providing more than one pin parameter to Input/Output</text:p>
      <text:p text:style-name="P187"><text:span text:style-name="T188"><text:s text:c="3"/>constructor methods, we create an array object. */</text:span><text:span text:style-name="T189"><text:s text:c="2"/></text:span></text:p>
      <text:p text:style-name="P190"/>
      <text:p text:style-name="P191"><text:span text:style-name="T192">let sw <text:s/>= r.</text:span><text:span text:style-name="T193">Input</text:span><text:span text:style-name="T194">(</text:span><text:span text:style-name="T195">11</text:span><text:span text:style-name="T196">,</text:span><text:span text:style-name="T197">13</text:span><text:span text:style-name="T198">);</text:span></text:p>
      <text:p text:style-name="P199"><text:span text:style-name="T200">let led = r.</text:span><text:span text:style-name="T201">Output</text:span><text:span text:style-name="T202">(</text:span><text:span text:style-name="T203">33</text:span><text:span text:style-name="T204">,</text:span><text:span text:style-name="T205">35</text:span><text:span text:style-name="T206">);</text:span></text:p>
      <text:p text:style-name="P207"/>
      <text:p text:style-name="P208">/* By default, input/output array objects will be indexed<text:s/></text:p>
      <text:p text:style-name="P209"><text:s/>* consecutively from 0 to n (total no. of input/output pins).<text:s/></text:p>
      <text:p text:style-name="P210"><text:s/>*<text:s/></text:p>
      <text:p text:style-name="P211"><text:s/>* sw[0] <text:s/>- switch button connected to pin 11</text:p>
      <text:p text:style-name="P212"><text:s/>* sw[1] <text:s/>- switch button connected to pin 13</text:p>
      <text:p text:style-name="P213"><text:s/>* led[0] - led connected to pin 33 <text:s/></text:p>
      <text:p text:style-name="P214"><text:s/>* led[1] - led connected to pin 35<text:s/></text:p>
      <text:p text:style-name="P215"><text:span text:style-name="T216"><text:s/>*/</text:span></text:p>
      <text:p text:style-name="P217"/>
      <text:p text:style-name="P218"><text:span text:style-name="T219">/* Using a shared callback function to monitor input changes */</text:span></text:p>
      <text:p text:style-name="P220">r.watchInput(function(){</text:p>
      <text:p text:style-name="P221"><text:span text:style-name="T222"><text:s text:c="2"/></text:span><text:span text:style-name="T223">/* Press sw[0] to generate a single pulse on pin 33 */</text:span><text:span text:style-name="T224"><text:s/></text:span></text:p>
      <text:p text:style-name="P225"><text:span text:style-name="T226"><text:s text:c="2"/>if(sw[</text:span><text:span text:style-name="T227">0</text:span><text:span text:style-name="T228">].isOn){<text:s/></text:span></text:p>
      <text:p text:style-name="P229"><text:span text:style-name="T230"><text:s text:c="4"/>return led[</text:span><text:span text:style-name="T231">0</text:span><text:span text:style-name="T232">].pulse(</text:span><text:span text:style-name="T233">1000</text:span><text:span text:style-name="T234">);<text:s/></text:span><text:span text:style-name="T235">/* pulse<text:s/></text:span><text:span text:style-name="T236">width is 1000 ms */</text:span></text:p>
      <text:p text:style-name="P237"><text:s text:c="2"/>}</text:p>
      <text:p text:style-name="P238"><text:span text:style-name="T239"><text:s text:c="2"/></text:span><text:span text:style-name="T240">/* Press sw[1] to generate a single pulse on pin 35 */</text:span><text:span text:style-name="T241"><text:s/></text:span></text:p>
      <text:p text:style-name="P242"><text:span text:style-name="T243"><text:s text:c="2"/>if(sw[</text:span><text:span text:style-name="T244">1</text:span><text:span text:style-name="T245">].isOn){<text:s/></text:span></text:p>
      <text:p text:style-name="P246"><text:span text:style-name="T247"><text:s text:c="4"/>return led[</text:span><text:span text:style-name="T248">1</text:span><text:span text:style-name="T249">].pulse(</text:span><text:span text:style-name="T250">1000</text:span><text:span text:style-name="T251">);<text:s/></text:span></text:p>
      <text:p text:style-name="P252"><text:s text:c="2"/>}</text:p>
      <text:p text:style-name="P253"><text:span text:style-name="T254">});</text:span></text:p>
      <text:p text:style-name="P255">Using local events to watch/monitor for input changes.</text:p>
      <text:p text:style-name="P256"><text:span text:style-name="T257">const r = require(</text:span><text:span text:style-name="T258">'array-gpio'</text:span><text:span text:style-name="T259">);</text:span></text:p>
      <text:p text:style-name="P260"/>
      <text:p text:style-name="P261"><text:span text:style-name="T262">let sw <text:s/>= r.in(</text:span><text:span text:style-name="T263">11</text:span><text:span text:style-name="T264">,</text:span><text:span text:style-name="T265">13</text:span><text:span text:style-name="T266">);</text:span></text:p>
      <text:p text:style-name="P267"><text:span text:style-name="T268">let</text:span><text:span text:style-name="T269"><text:s/>led = r.out(</text:span><text:span text:style-name="T270">33</text:span><text:span text:style-name="T271">,</text:span><text:span text:style-name="T272">35</text:span><text:span text:style-name="T273">);</text:span></text:p>
      <text:p text:style-name="P274"/>
      <text:p text:style-name="P275"><text:span text:style-name="T276">sw[</text:span><text:span text:style-name="T277">0</text:span><text:span text:style-name="T278">].watch(</text:span><text:span text:style-name="T279">'re'</text:span><text:span text:style-name="T280">, () =&gt; {<text:s/></text:span></text:p>
      <text:soft-page-break/>
      <text:p text:style-name="P281"><text:span text:style-name="T282"><text:s text:c="4"/></text:span><text:span text:style-name="T283">/* turns ON led[0] after 500 ms delay */</text:span></text:p>
      <text:p text:style-name="P284"><text:span text:style-name="T285"><text:s text:c="4"/>led[</text:span><text:span text:style-name="T286">0</text:span><text:span text:style-name="T287">].delayOn(</text:span><text:span text:style-name="T288">500</text:span><text:span text:style-name="T289">, () =&gt; {</text:span></text:p>
      <text:p text:style-name="P290"><text:span text:style-name="T291"><text:s text:c="8"/>led[</text:span><text:span text:style-name="T292">0</text:span><text:span text:style-name="T293">].delayOff(</text:span><text:span text:style-name="T294">1000</text:span><text:span text:style-name="T295">);<text:s/></text:span><text:span text:style-name="T296">/* turns OFF after 1000 ms */</text:span><text:span text:style-name="T297"><text:s/></text:span></text:p>
      <text:p text:style-name="P298"><text:s text:c="4"/>}); <text:s/></text:p>
      <text:p text:style-name="P299">});</text:p>
      <text:p text:style-name="P300"/>
      <text:p text:style-name="P301"><text:span text:style-name="T302">/* passing parameters to callback functions */</text:span></text:p>
      <text:p text:style-name="P303"><text:span text:style-name="T304">sw[</text:span><text:span text:style-name="T305">1</text:span><text:span text:style-name="T306">].watch(</text:span><text:span text:style-name="T307">'re'</text:span><text:span text:style-name="T308">, (err, state) =&gt; {</text:span></text:p>
      <text:p text:style-name="P309"><text:s/></text:p>
      <text:p text:style-name="P310"><text:span text:style-name="T311"><text:s text:c="4"/>if(err) return console.log(</text:span><text:span text:style-name="T312">'sw[1] watch error'</text:span><text:span text:style-name="T313">, err.message);</text:span></text:p>
      <text:p text:style-name="P314"/>
      <text:p text:style-name="P315"><text:span text:style-name="T316"><text:s text:c="4"/></text:span><text:span text:style-name="T317">/* turns ON led[1] using output write method */</text:span><text:span text:style-name="T318"><text:s/></text:span></text:p>
      <text:p text:style-name="P319"><text:span text:style-name="T320"><text:s text:c="4"/>led[</text:span><text:span text:style-name="T321">1</text:span><text:span text:style-name="T322">].write(state, (err) =&gt; {</text:span></text:p>
      <text:p text:style-name="P323"/>
      <text:p text:style-name="P324"><text:span text:style-name="T325"><text:s text:c="8"/>if(err) return console.log(</text:span><text:span text:style-name="T326">'sw[1] write error'</text:span><text:span text:style-name="T327">, err.messag</text:span><text:span text:style-name="T328">e);</text:span></text:p>
      <text:p text:style-name="P329"/>
      <text:p text:style-name="P330"><text:span text:style-name="T331"><text:s text:c="8"/>led[</text:span><text:span text:style-name="T332">1</text:span><text:span text:style-name="T333">].off(</text:span><text:span text:style-name="T334">1000</text:span><text:span text:style-name="T335">);<text:s/></text:span><text:span text:style-name="T336">/* turns OFF after 1000 ms */</text:span></text:p>
      <text:p text:style-name="P337"><text:s text:c="4"/>}); <text:s/></text:p>
      <text:p text:style-name="P338"><text:span text:style-name="T339">});</text:span></text:p>
      <text:p text:style-name="P340">Example 2</text:p>
      <text:p text:style-name="P341">Creating array objects using the pin number as index so we can reference each input/output object by its pin number.</text:p>
      <text:p text:style-name="P342"><text:span text:style-name="T343">const r = require(</text:span><text:span text:style-name="T344">'array-gpio'</text:span><text:span text:style-name="T345">);</text:span></text:p>
      <text:p text:style-name="P346"/>
      <text:p text:style-name="P347"><text:span text:style-name="T348">let sw <text:s/>= r.in(</text:span><text:span text:style-name="T349">11</text:span><text:span text:style-name="T350">,</text:span><text:span text:style-name="T351">13</text:span><text:span text:style-name="T352">, {index:<text:s/></text:span><text:span text:style-name="T353">'pin'</text:span><text:span text:style-name="T354">});</text:span></text:p>
      <text:p text:style-name="P355"><text:span text:style-name="T356">let led = r.out(</text:span><text:span text:style-name="T357">33</text:span><text:span text:style-name="T358">,</text:span><text:span text:style-name="T359">35</text:span><text:span text:style-name="T360">, {index:<text:s/></text:span><text:span text:style-name="T361">'pin'</text:span><text:span text:style-name="T362">});</text:span></text:p>
      <text:p text:style-name="P363"/>
      <text:p text:style-name="P364">/* Both input/output array objects will be indexed by its pin number.<text:s/></text:p>
      <text:p text:style-name="P365"><text:s/>*<text:s/></text:p>
      <text:p text:style-name="P366"><text:s/>* sw[11] <text:s/>- switch button connected to pin 11</text:p>
      <text:p text:style-name="P367"><text:s/>* sw[13] <text:s/>- switch button connected to pin 13</text:p>
      <text:p text:style-name="P368"><text:s/>* led[33] - led connected<text:s/>to pin 33 <text:s/></text:p>
      <text:p text:style-name="P369"><text:s/>* led[35] - led connected to pin 35<text:s/></text:p>
      <text:p text:style-name="P370"><text:span text:style-name="T371"><text:s/>*/</text:span></text:p>
      <text:p text:style-name="P372"/>
      <text:p text:style-name="P373">r.watchInput(function(){</text:p>
      <text:p text:style-name="P374"><text:span text:style-name="T375"><text:s text:c="2"/>if(sw[</text:span><text:span text:style-name="T376">11</text:span><text:span text:style-name="T377">].isOn){ <text:s/></text:span></text:p>
      <text:p text:style-name="P378"><text:span text:style-name="T379"><text:s text:c="4"/>return led[</text:span><text:span text:style-name="T380">33</text:span><text:span text:style-name="T381">].on();</text:span></text:p>
      <text:p text:style-name="P382"><text:s text:c="2"/>}</text:p>
      <text:p text:style-name="P383"><text:span text:style-name="T384"><text:s text:c="2"/>if(sw[</text:span><text:span text:style-name="T385">13</text:span><text:span text:style-name="T386">].isOn){</text:span></text:p>
      <text:p text:style-name="P387"><text:span text:style-name="T388"><text:s text:c="4"/>led[</text:span><text:span text:style-name="T389">33</text:span><text:span text:style-name="T390">].off();<text:s/></text:span></text:p>
      <text:p text:style-name="P391"><text:span text:style-name="T392"><text:s text:c="4"/>return led[</text:span><text:span text:style-name="T393">35</text:span><text:span text:style-name="T394">].pulse(</text:span><text:span text:style-name="T395">1000</text:span><text:span text:style-name="T396">);<text:s/></text:span></text:p>
      <text:p text:style-name="P397"><text:s text:c="2"/>}</text:p>
      <text:p text:style-name="P398"><text:span text:style-name="T399">});</text:span></text:p>
      <text:p text:style-name="P400">Example 3</text:p>
      <text:p text:style-name="P401">Two momentary switch buttons<text:s/>connected to pin 11 and 13 and six led's connected to pin 33, 35, 37, 36, 38 and 40.</text:p>
      <text:p text:style-name="P402"><text:span text:style-name="T403">const r = require(</text:span><text:span text:style-name="T404">'array-gpio'</text:span><text:span text:style-name="T405">);</text:span></text:p>
      <text:p text:style-name="P406"/>
      <text:p text:style-name="P407"><text:span text:style-name="T408">let input = r.in(</text:span><text:span text:style-name="T409">11</text:span><text:span text:style-name="T410">,</text:span><text:span text:style-name="T411">13</text:span><text:span text:style-name="T412">);</text:span></text:p>
      <text:p text:style-name="P413"><text:span text:style-name="T414">let output = r.out(</text:span><text:span text:style-name="T415">33</text:span><text:span text:style-name="T416">,</text:span><text:span text:style-name="T417">35</text:span><text:span text:style-name="T418">,</text:span><text:span text:style-name="T419">37</text:span><text:span text:style-name="T420">,</text:span><text:span text:style-name="T421">36</text:span><text:span text:style-name="T422">,</text:span><text:span text:style-name="T423">38</text:span><text:span text:style-name="T424">,</text:span><text:span text:style-name="T425">40</text:span><text:span text:style-name="T426">);</text:span></text:p>
      <text:p text:style-name="P427"/>
      <text:p text:style-name="P428"><text:span text:style-name="T429">/* turn ON led's sequentially */</text:span></text:p>
      <text:p text:style-name="P430"><text:span text:style-name="T431">function<text:s/></text:span><text:span text:style-name="T432">LedOn</text:span><text:span text:style-name="T433">(){</text:span></text:p>
      <text:p text:style-name="P434"><text:span text:style-name="T435"><text:s text:c="2"/>let t =<text:s/></text:span><text:span text:style-name="T436">50</text:span><text:span text:style-name="T437">;<text:s/></text:span><text:span text:style-name="T438">/* ON<text:s/></text:span><text:span text:style-name="T439">time delay in ms */</text:span></text:p>
      <text:soft-page-break/>
      <text:p text:style-name="P440"><text:s text:c="2"/>for (let x in output){</text:p>
      <text:p text:style-name="P441"><text:span text:style-name="T442"><text:s text:c="4"/>t +=<text:s/></text:span><text:span text:style-name="T443">50</text:span><text:span text:style-name="T444">;</text:span></text:p>
      <text:p text:style-name="P445"><text:s text:c="4"/>output[x].on(t);<text:s/></text:p>
      <text:p text:style-name="P446"><text:s text:c="2"/>}</text:p>
      <text:p text:style-name="P447">}</text:p>
      <text:p text:style-name="P448"><text:span text:style-name="T449">/* turn OFF led's sequentially */</text:span></text:p>
      <text:p text:style-name="P450"><text:span text:style-name="T451">function<text:s/></text:span><text:span text:style-name="T452">LedOff</text:span><text:span text:style-name="T453">(){</text:span></text:p>
      <text:p text:style-name="P454"><text:span text:style-name="T455"><text:s text:c="2"/>let t =<text:s/></text:span><text:span text:style-name="T456">50</text:span><text:span text:style-name="T457">;<text:s/></text:span><text:span text:style-name="T458">/* OFF time delay in ms */</text:span></text:p>
      <text:p text:style-name="P459"><text:s text:c="2"/>for (let x in output){</text:p>
      <text:p text:style-name="P460"><text:span text:style-name="T461"><text:s text:c="4"/>t +=<text:s/></text:span><text:span text:style-name="T462">50</text:span><text:span text:style-name="T463">;</text:span></text:p>
      <text:p text:style-name="P464"><text:s text:c="4"/>output[x].off(t);</text:p>
      <text:p text:style-name="P465"><text:s text:c="2"/>}</text:p>
      <text:p text:style-name="P466">}</text:p>
      <text:p text:style-name="P467"/>
      <text:p text:style-name="P468">r.watchInput(function (){</text:p>
      <text:p text:style-name="P469"><text:span text:style-name="T470"><text:s text:c="2"/>if(input[</text:span><text:span text:style-name="T471">0</text:span><text:span text:style-name="T472">].isOn){</text:span></text:p>
      <text:p text:style-name="P473"><text:span text:style-name="T474"><text:s text:c="4"/></text:span><text:span text:style-name="T475">LedOn</text:span><text:span text:style-name="T476">();<text:s/></text:span><text:span text:style-name="T477">/* turns ON the output leds sequentially */</text:span></text:p>
      <text:p text:style-name="P478"><text:s text:c="2"/>}</text:p>
      <text:p text:style-name="P479"><text:span text:style-name="T480"><text:s text:c="2"/>else if(input[</text:span><text:span text:style-name="T481">1</text:span><text:span text:style-name="T482">].isOn){</text:span></text:p>
      <text:p text:style-name="P483"><text:span text:style-name="T484"><text:s text:c="4"/></text:span><text:span text:style-name="T485">LedOff</text:span><text:span text:style-name="T486">();<text:s/></text:span><text:span text:style-name="T487">/* turns OFF the output leds sequentially */</text:span></text:p>
      <text:p text:style-name="P488"><text:s text:c="2"/>}</text:p>
      <text:p text:style-name="P489"><text:span text:style-name="T490">});</text:span></text:p>
      <text:p text:style-name="P491">API</text:p>
      <text:p text:style-name="P492">Input(pin1, pin2, ... , pinN)</text:p>
      <text:p text:style-name="P493">or</text:p>
      <text:p text:style-name="P494">in(pin1, pin2, ...<text:s/>, pinN)</text:p>
      <text:p text:style-name="P495"><text:span text:style-name="T496">input object constructor</text:span></text:p>
      <text:p text:style-name="P497">Sets a GPIO pin or group of GPIO pins as input object.</text:p>
      <text:p text:style-name="P498">Choose your pin based on the physical pin numbering (P01-P40) from the board header.</text:p>
      <text:p text:style-name="P499">Returns an input object or an array object if more than one pin parameter is used.</text:p>
      <text:p text:style-name="P500"><text:span text:style-name="T501">/* creates a single input object */</text:span></text:p>
      <text:p text:style-name="P502"><text:span text:style-name="T503">var sw1 = r.</text:span><text:span text:style-name="T504">Input</text:span><text:span text:style-name="T505">(</text:span><text:span text:style-name="T506">11</text:span><text:span text:style-name="T507">);<text:s/></text:span></text:p>
      <text:p text:style-name="P508"><text:span text:style-name="T509">/* creates an array input object */</text:span></text:p>
      <text:p text:style-name="P510"><text:span text:style-name="T511">var input = r.</text:span><text:span text:style-name="T512">Input</text:span><text:span text:style-name="T513">(</text:span><text:span text:style-name="T514">11</text:span><text:span text:style-name="T515">,</text:span><text:span text:style-name="T516">13</text:span><text:span text:style-name="T517">,</text:span><text:span text:style-name="T518">15</text:span><text:span text:style-name="T519">,</text:span><text:span text:style-name="T520">19</text:span><text:span text:style-name="T521">});<text:s/></text:span></text:p>
      <text:p text:style-name="P522">By default, array object will be indexed consecutively (0 to n) as element of the returned array object.</text:p>
      <text:p text:style-name="P523">If you want to use<text:s/>the pin number as index, you can use the following options.</text:p>
      <text:p text:style-name="P524"><text:span text:style-name="T525">var input = r.</text:span><text:span text:style-name="T526">Input</text:span><text:span text:style-name="T527">(</text:span><text:span text:style-name="T528">11</text:span><text:span text:style-name="T529">,</text:span><text:span text:style-name="T530">13</text:span><text:span text:style-name="T531">,</text:span><text:span text:style-name="T532">15</text:span><text:span text:style-name="T533">,</text:span><text:span text:style-name="T534">19</text:span><text:span text:style-name="T535">, {index:<text:s/></text:span><text:span text:style-name="T536">'pin'</text:span><text:span text:style-name="T537">});</text:span></text:p>
      <text:p text:style-name="P538">or</text:p>
      <text:p text:style-name="P539"><text:span text:style-name="T540">var input = r.</text:span><text:span text:style-name="T541">Input</text:span><text:span text:style-name="T542">({pin:[</text:span><text:span text:style-name="T543">11</text:span><text:span text:style-name="T544">,</text:span><text:span text:style-name="T545">13</text:span><text:span text:style-name="T546">,</text:span><text:span text:style-name="T547">15</text:span><text:span text:style-name="T548">,</text:span><text:span text:style-name="T549">19</text:span><text:span text:style-name="T550">], index:</text:span><text:span text:style-name="T551">'pin'</text:span><text:span text:style-name="T552">});</text:span></text:p>
      <text:soft-page-break/>
      <text:p text:style-name="P553">You can set as many input pins as you can. You are only limited by how much GPIO pins<text:s/>are available on your Raspberry Pi.</text:p>
      <text:p text:style-name="P554"><text:span text:style-name="T555">Using object literal as pin argument</text:span></text:p>
      <text:p text:style-name="P556">var arg = {pin:[pin1, pin2, pin3 ... pinN]};</text:p>
      <text:p text:style-name="P557">Input(arg)</text:p>
      <text:p text:style-name="P558">Example</text:p>
      <text:p text:style-name="P559"><text:span text:style-name="T560">let arg = {pin: [</text:span><text:span text:style-name="T561">11</text:span><text:span text:style-name="T562">,<text:s/></text:span><text:span text:style-name="T563">13</text:span><text:span text:style-name="T564">,<text:s/></text:span><text:span text:style-name="T565">15</text:span><text:span text:style-name="T566">]};</text:span></text:p>
      <text:p text:style-name="P567"/>
      <text:p text:style-name="P568"><text:span text:style-name="T569">var input = r.</text:span><text:span text:style-name="T570">Input</text:span><text:span text:style-name="T571">(arg);</text:span></text:p>
      <text:p text:style-name="P572">state</text:p>
      <text:p text:style-name="P573"><text:span text:style-name="T574">input/output property</text:span></text:p>
      <text:p text:style-name="P575">Reads the current logical<text:s/>condition of any input/output object at any given point in your application during runtime.</text:p>
      <text:p text:style-name="P576"><text:span text:style-name="T577">Returns </text:span><text:span text:style-name="T578">true</text:span><text:span text:style-name="T579"> if the object is in </text:span><text:span text:style-name="T580">high</text:span><text:span text:style-name="T581"> or </text:span><text:span text:style-name="T582">ON</text:span><text:span text:style-name="T583"> state condition.</text:span></text:p>
      <text:p text:style-name="P584"><text:span text:style-name="T585">Otherwise returns </text:span><text:span text:style-name="T586">false</text:span><text:span text:style-name="T587"> for </text:span><text:span text:style-name="T588">low</text:span><text:span text:style-name="T589"> or </text:span><text:span text:style-name="T590">OFF</text:span><text:span text:style-name="T591"> state condition.</text:span></text:p>
      <text:p text:style-name="P592">Example 1</text:p>
      <text:p text:style-name="P593"><text:span text:style-name="T594">const r = require(</text:span><text:span text:style-name="T595">'array-gpio'</text:span><text:span text:style-name="T596">);</text:span></text:p>
      <text:p text:style-name="P597"/>
      <text:p text:style-name="P598"><text:span text:style-name="T599">let</text:span><text:span text:style-name="T600"><text:s/>sensor <text:s/>= r.in(</text:span><text:span text:style-name="T601">11</text:span><text:span text:style-name="T602">);</text:span></text:p>
      <text:p text:style-name="P603"/>
      <text:p text:style-name="P604"><text:span text:style-name="T605">/* returns the current state of sensor object */</text:span></text:p>
      <text:p text:style-name="P606"><text:span text:style-name="T607">console.log(sensor.state);<text:s/></text:span></text:p>
      <text:p text:style-name="P608">Example 2</text:p>
      <text:p text:style-name="P609"><text:span text:style-name="T610">const r = require(</text:span><text:span text:style-name="T611">'array-gpio'</text:span><text:span text:style-name="T612">);</text:span></text:p>
      <text:p text:style-name="P613"/>
      <text:p text:style-name="P614"><text:span text:style-name="T615">let sw = r.in(</text:span><text:span text:style-name="T616">11</text:span><text:span text:style-name="T617">);</text:span></text:p>
      <text:p text:style-name="P618"><text:span text:style-name="T619">let led = r.out(</text:span><text:span text:style-name="T620">33</text:span><text:span text:style-name="T621">);</text:span></text:p>
      <text:p text:style-name="P622"/>
      <text:p text:style-name="P623">sw.watch(function(){</text:p>
      <text:p text:style-name="P624"><text:s text:c="2"/>if(sw.state &amp;&amp;<text:s/>led.state === false){</text:p>
      <text:p text:style-name="P625"/>
      <text:p text:style-name="P626"><text:span text:style-name="T627"><text:s text:c="2"/>console.log(sw.state);<text:s/></text:span><text:span text:style-name="T628">// true</text:span></text:p>
      <text:p text:style-name="P629"><text:span text:style-name="T630"><text:s text:c="2"/>console.log(led.state);<text:s/></text:span><text:span text:style-name="T631">// false</text:span></text:p>
      <text:p text:style-name="P632"/>
      <text:p text:style-name="P633"><text:s text:c="2"/>led.on();</text:p>
      <text:p text:style-name="P634"/>
      <text:p text:style-name="P635"><text:span text:style-name="T636"><text:s text:c="2"/>console.log(sw.state);<text:s/></text:span><text:span text:style-name="T637">// true</text:span></text:p>
      <text:p text:style-name="P638"><text:span text:style-name="T639"><text:s text:c="2"/>console.log(led.state);<text:s/></text:span><text:span text:style-name="T640">// true</text:span></text:p>
      <text:p text:style-name="P641"><text:s text:c="2"/>}</text:p>
      <text:p text:style-name="P642"><text:span text:style-name="T643">});</text:span></text:p>
      <text:p text:style-name="P644">isOn and isOff</text:p>
      <text:p text:style-name="P645"><text:span text:style-name="T646">input/output property</text:span></text:p>
      <text:p text:style-name="P647"><text:span text:style-name="T648">Similar to </text:span><text:span text:style-name="T649">state</text:span><text:span text:style-name="T650"> property but with<text:s/></text:span><text:span text:style-name="T651">explicit context.</text:span></text:p>
      <text:soft-page-break/>
      <text:p text:style-name="P652"><text:span text:style-name="T653">isOn</text:span><text:span text:style-name="T654"> returns </text:span><text:span text:style-name="T655">true</text:span><text:span text:style-name="T656"> if </text:span><text:span text:style-name="T657">state</text:span><text:span text:style-name="T658"> is </text:span><text:span text:style-name="T659">true</text:span><text:span text:style-name="T660">, otherwise it returns </text:span><text:span text:style-name="T661">false</text:span><text:span text:style-name="T662">.</text:span></text:p>
      <text:p text:style-name="P663"><text:span text:style-name="T664">isOff</text:span><text:span text:style-name="T665"> returns </text:span><text:span text:style-name="T666">true</text:span><text:span text:style-name="T667"> if </text:span><text:span text:style-name="T668">state</text:span><text:span text:style-name="T669"> is </text:span><text:span text:style-name="T670">false</text:span><text:span text:style-name="T671">, otherwise it returns </text:span><text:span text:style-name="T672">false</text:span><text:span text:style-name="T673">.</text:span></text:p>
      <text:p text:style-name="P674">Example 1</text:p>
      <text:p text:style-name="P675"><text:span text:style-name="T676">const r = require(</text:span><text:span text:style-name="T677">'array-gpio'</text:span><text:span text:style-name="T678">);</text:span></text:p>
      <text:p text:style-name="P679"><text:s/></text:p>
      <text:p text:style-name="P680"><text:span text:style-name="T681">let sw1 = r.in(</text:span><text:span text:style-name="T682">11</text:span><text:span text:style-name="T683">);</text:span></text:p>
      <text:p text:style-name="P684"><text:span text:style-name="T685">let sw2 = r.in(</text:span><text:span text:style-name="T686">13</text:span><text:span text:style-name="T687">);</text:span></text:p>
      <text:p text:style-name="P688"><text:span text:style-name="T689">let led = r.out(</text:span><text:span text:style-name="T690">33</text:span><text:span text:style-name="T691">);</text:span></text:p>
      <text:p text:style-name="P692"><text:s/></text:p>
      <text:p text:style-name="P693">r.watchInput(() =&gt; {</text:p>
      <text:p text:style-name="P694"><text:span text:style-name="T695"><text:s text:c="2"/></text:span><text:span text:style-name="T696">/* turns on led if sw1 is ON and if led is OFF */</text:span><text:span text:style-name="T697"><text:s/></text:span></text:p>
      <text:p text:style-name="P698"><text:s text:c="2"/>if(sw1.isOn &amp;&amp; led.isOff){<text:s/></text:p>
      <text:p text:style-name="P699"><text:s text:c="4"/>return led.on();</text:p>
      <text:p text:style-name="P700"><text:s text:c="2"/>}</text:p>
      <text:p text:style-name="P701"><text:span text:style-name="T702"><text:s text:c="2"/></text:span><text:span text:style-name="T703">/* turns off led if sw2 is ON and if led is ON */</text:span><text:span text:style-name="T704"><text:s/></text:span></text:p>
      <text:p text:style-name="P705"><text:s text:c="2"/>if(sw2.isOn &amp;&amp; led.isOn){</text:p>
      <text:p text:style-name="P706"><text:s text:c="4"/>return led.off();</text:p>
      <text:p text:style-name="P707"><text:s text:c="2"/>}</text:p>
      <text:p text:style-name="P708"><text:span text:style-name="T709">});</text:span></text:p>
      <text:p text:style-name="P710">read([callback])</text:p>
      <text:p text:style-name="P711"><text:span text:style-name="T712">input/output method</text:span></text:p>
      <text:p text:style-name="P713">The conventional way of getting the current state of any input/output object.</text:p>
      <text:p text:style-name="P714"><text:span text:style-name="T715">Returns </text:span><text:span text:style-name="T716">1</text:span><text:span text:style-name="T717"> for </text:span><text:span text:style-name="T718">ON</text:span><text:span text:style-name="T719"> or </text:span><text:span text:style-name="T720">high</text:span><text:span text:style-name="T721"> state and </text:span><text:span text:style-name="T722">0</text:span><text:span text:style-name="T723"> for </text:span><text:span text:style-name="T724">OFF</text:span><text:span text:style-name="T725"> or </text:span><text:span text:style-name="T726">low</text:span><text:span text:style-name="T727"> state.</text:span></text:p>
      <text:p text:style-name="P728"><text:span text:style-name="T729">callback</text:span><text:span text:style-name="T730"> If provided, it will be executed after the state value is obtained.</text:span></text:p>
      <text:p text:style-name="P731"><text:span text:style-name="T732">/* r for raspberry pi</text:span><text:span text:style-name="T733"><text:s/>*/</text:span></text:p>
      <text:p text:style-name="P734"><text:span text:style-name="T735">const r = require(</text:span><text:span text:style-name="T736">'array-gpio'</text:span><text:span text:style-name="T737">);</text:span></text:p>
      <text:p text:style-name="P738"/>
      <text:p text:style-name="P739"><text:span text:style-name="T740">let sw = r.</text:span><text:span text:style-name="T741">Input</text:span><text:span text:style-name="T742">(</text:span><text:span text:style-name="T743">11</text:span><text:span text:style-name="T744">);</text:span></text:p>
      <text:p text:style-name="P745"><text:span text:style-name="T746">let solenoid = r.</text:span><text:span text:style-name="T747">Output</text:span><text:span text:style-name="T748">(</text:span><text:span text:style-name="T749">35</text:span><text:span text:style-name="T750">);</text:span></text:p>
      <text:p text:style-name="P751"/>
      <text:p text:style-name="P752">sw.watch(function(){</text:p>
      <text:p text:style-name="P753"><text:s text:c="2"/>let status = sw.read(() =&gt;<text:s/>{</text:p>
      <text:p text:style-name="P754"><text:span text:style-name="T755"><text:s text:c="4"/>if(status ===<text:s/></text:span><text:span text:style-name="T756">1</text:span><text:span text:style-name="T757">)</text:span></text:p>
      <text:p text:style-name="P758"><text:span text:style-name="T759"><text:s text:c="6"/>solenoid.on(</text:span><text:span text:style-name="T760">50</text:span><text:span text:style-name="T761">);</text:span></text:p>
      <text:p text:style-name="P762"><text:s text:c="4"/>else</text:p>
      <text:p text:style-name="P763"><text:s text:c="6"/>solenoid.off(); <text:s/></text:p>
      <text:p text:style-name="P764"><text:s text:c="2"/>});<text:s/></text:p>
      <text:p text:style-name="P765"><text:span text:style-name="T766">});</text:span></text:p>
      <text:p text:style-name="P767">watch (edge, callback)</text:p>
      <text:p text:style-name="P768"><text:span text:style-name="T769">input method</text:span></text:p>
      <text:p text:style-name="P770">Use it to listen for input pin value changes.</text:p>
      <text:p text:style-name="P771">You can listen for rising or falling edge events or both.</text:p>
      <text:p text:style-name="P772"><text:span text:style-name="T773">edge</text:span></text:p>
      <text:p text:style-name="P774"><text:span text:style-name="T775">'re'</text:span><text:span text:style-name="T776"> or </text:span><text:span text:style-name="T777">1</text:span><text:span text:style-name="T778"> - Enable<text:s/></text:span><text:span text:style-name="T779">rising edge (high transition) event detection.</text:span></text:p>
      <text:p text:style-name="P780"><text:span text:style-name="T781">'fe'</text:span><text:span text:style-name="T782"> or </text:span><text:span text:style-name="T783">0</text:span><text:span text:style-name="T784"> - Enable falling edge (low transition) event detection.</text:span></text:p>
      <text:p text:style-name="P785"><text:span text:style-name="T786">'both'</text:span><text:span text:style-name="T787"> - Enable both rising and falling edge event detection.</text:span></text:p>
      <text:p text:style-name="P788">or</text:p>
      <text:soft-page-break/>
      <text:p text:style-name="P789">By not providing an edge parameter, both rising and falling edge detection will be enabled.</text:p>
      <text:p text:style-name="P790"><text:span text:style-name="T791">callback</text:span><text:span text:style-name="T792"> parameter will be executed when input changes or events are detected.</text:span></text:p>
      <text:p text:style-name="P793"><text:span text:style-name="T794">const r = require(</text:span><text:span text:style-name="T795">'array-gpio'</text:span><text:span text:style-name="T796">);</text:span></text:p>
      <text:p text:style-name="P797"><text:s/></text:p>
      <text:p text:style-name="P798"><text:span text:style-name="T799">let sw = r.in(</text:span><text:span text:style-name="T800">11</text:span><text:span text:style-name="T801">);</text:span></text:p>
      <text:p text:style-name="P802"/>
      <text:p text:style-name="P803">function pinEvent(){</text:p>
      <text:p text:style-name="P804"><text:span text:style-name="T805"><text:s text:c="2"/>console.log(</text:span><text:span text:style-name="T806">'pin event detected'</text:span><text:span text:style-name="T807">);</text:span></text:p>
      <text:p text:style-name="P808">}</text:p>
      <text:p text:style-name="P809"/>
      <text:p text:style-name="P810"><text:span text:style-name="T811">// enable rising edge detection</text:span></text:p>
      <text:p text:style-name="P812"><text:span text:style-name="T813">sw.watch(</text:span><text:span text:style-name="T814">'re'</text:span><text:span text:style-name="T815">,<text:s/></text:span><text:span text:style-name="T816">pinEvent);</text:span></text:p>
      <text:p text:style-name="P817"><text:span text:style-name="T818">// or</text:span></text:p>
      <text:p text:style-name="P819"><text:span text:style-name="T820">sw.watch(</text:span><text:span text:style-name="T821">1</text:span><text:span text:style-name="T822">, pinEvent);</text:span></text:p>
      <text:p text:style-name="P823"/>
      <text:p text:style-name="P824"><text:span text:style-name="T825">// Enable falling edge detection</text:span></text:p>
      <text:p text:style-name="P826"><text:span text:style-name="T827">sw.watch(</text:span><text:span text:style-name="T828">'fe'</text:span><text:span text:style-name="T829">, pinEvent);</text:span></text:p>
      <text:p text:style-name="P830"><text:span text:style-name="T831">// or</text:span></text:p>
      <text:p text:style-name="P832"><text:span text:style-name="T833">sw.watch(</text:span><text:span text:style-name="T834">0</text:span><text:span text:style-name="T835">, pinEvent);</text:span></text:p>
      <text:p text:style-name="P836"/>
      <text:p text:style-name="P837"><text:span text:style-name="T838">// edge parameter is not provided,</text:span></text:p>
      <text:p text:style-name="P839"><text:span text:style-name="T840">// both rising and falling edge detection will be enabled</text:span></text:p>
      <text:p text:style-name="P841">sw.watch(pinEvent);</text:p>
      <text:p text:style-name="P842">Example 1</text:p>
      <text:p text:style-name="P843"><text:span text:style-name="T844">const r = require(</text:span><text:span text:style-name="T845">'array-gpio'</text:span><text:span text:style-name="T846">);</text:span></text:p>
      <text:p text:style-name="P847"><text:s/></text:p>
      <text:p text:style-name="P848"><text:span text:style-name="T849">let sw1 = r.in(</text:span><text:span text:style-name="T850">11</text:span><text:span text:style-name="T851">);<text:s/></text:span></text:p>
      <text:p text:style-name="P852"><text:span text:style-name="T853">let led = r.out(</text:span><text:span text:style-name="T854">33</text:span><text:span text:style-name="T855">);</text:span></text:p>
      <text:p text:style-name="P856"><text:s/></text:p>
      <text:p text:style-name="P857"><text:span text:style-name="T858">/* Pressing sw1 button will turn ON the led. */</text:span><text:span text:style-name="T859"><text:s text:c="2"/></text:span></text:p>
      <text:p text:style-name="P860"><text:span text:style-name="T861">sw1.watch(<text:s/></text:span><text:span text:style-name="T862">'re'</text:span><text:span text:style-name="T863">, (err, state) =&gt;</text:span><text:span text:style-name="T864"><text:s/>{</text:span></text:p>
      <text:p text:style-name="P865"><text:span text:style-name="T866"><text:s text:c="2"/>if(err) return console.log(</text:span><text:span text:style-name="T867">'sw1 err'</text:span><text:span text:style-name="T868">, err);</text:span></text:p>
      <text:p text:style-name="P869"><text:s text:c="2"/>led.write(state);</text:p>
      <text:p text:style-name="P870"><text:span text:style-name="T871">});</text:span></text:p>
      <text:p text:style-name="P872">Example 2</text:p>
      <text:p text:style-name="P873"><text:span text:style-name="T874">const r = require(</text:span><text:span text:style-name="T875">'array-gpio'</text:span><text:span text:style-name="T876">);</text:span></text:p>
      <text:p text:style-name="P877"/>
      <text:p text:style-name="P878"><text:span text:style-name="T879">let sw = r.</text:span><text:span text:style-name="T880">Input</text:span><text:span text:style-name="T881">(</text:span><text:span text:style-name="T882">11</text:span><text:span text:style-name="T883">,<text:s/></text:span><text:span text:style-name="T884">13</text:span><text:span text:style-name="T885">);</text:span></text:p>
      <text:p text:style-name="P886"><text:span text:style-name="T887">let led = r.</text:span><text:span text:style-name="T888">Output</text:span><text:span text:style-name="T889">(</text:span><text:span text:style-name="T890">33</text:span><text:span text:style-name="T891">,<text:s/></text:span><text:span text:style-name="T892">35</text:span><text:span text:style-name="T893">);</text:span></text:p>
      <text:p text:style-name="P894"/>
      <text:p text:style-name="P895"><text:span text:style-name="T896">/* sw[0] will listen both for rising and falling input pin value changes */</text:span></text:p>
      <text:p text:style-name="P897"><text:span text:style-name="T898">/*<text:s/></text:span><text:span text:style-name="T899">Pressing and releasing button switch sw[0], led[0] and led[1] will turn ON and OFF respectively */</text:span><text:span text:style-name="T900"><text:s/></text:span></text:p>
      <text:p text:style-name="P901"><text:span text:style-name="T902">sw[</text:span><text:span text:style-name="T903">0</text:span><text:span text:style-name="T904">].watch(function(){</text:span></text:p>
      <text:p text:style-name="P905"><text:span text:style-name="T906"><text:s text:c="4"/>console.log(</text:span><text:span text:style-name="T907">'sw[0] input pin event detected'</text:span><text:span text:style-name="T908">);</text:span></text:p>
      <text:p text:style-name="P909"><text:span text:style-name="T910"><text:s text:c="4"/>if(led[</text:span><text:span text:style-name="T911">0</text:span><text:span text:style-name="T912">].isOff){</text:span></text:p>
      <text:p text:style-name="P913"><text:span text:style-name="T914"><text:s text:c="6"/>led[</text:span><text:span text:style-name="T915">0</text:span><text:span text:style-name="T916">].on();</text:span></text:p>
      <text:p text:style-name="P917"><text:s text:c="4"/>}</text:p>
      <text:p text:style-name="P918"><text:span text:style-name="T919"><text:s text:c="4"/>if(led[</text:span><text:span text:style-name="T920">1</text:span><text:span text:style-name="T921">].isOn){</text:span></text:p>
      <text:p text:style-name="P922"><text:span text:style-name="T923"><text:s text:c="6"/>led[</text:span><text:span text:style-name="T924">1</text:span><text:span text:style-name="T925">].off();</text:span></text:p>
      <text:p text:style-name="P926"><text:s text:c="4"/>}</text:p>
      <text:p text:style-name="P927">});</text:p>
      <text:p text:style-name="P928"/>
      <text:p text:style-name="P929"><text:span text:style-name="T930">/* sw[0] will listen only for falling input pin value changes or when switch button is released */</text:span></text:p>
      <text:soft-page-break/>
      <text:p text:style-name="P931"><text:span text:style-name="T932">sw[</text:span><text:span text:style-name="T933">1</text:span><text:span text:style-name="T934">].watch(</text:span><text:span text:style-name="T935">0</text:span><text:span text:style-name="T936">, function() {</text:span></text:p>
      <text:p text:style-name="P937"><text:span text:style-name="T938"><text:s text:c="4"/>console.log(</text:span><text:span text:style-name="T939">'sw[1] input pin event detected'</text:span><text:span text:style-name="T940">);</text:span></text:p>
      <text:p text:style-name="P941"><text:span text:style-name="T942"><text:s text:c="4"/>if(led[</text:span><text:span text:style-name="T943">0</text:span><text:span text:style-name="T944">].isOn){</text:span></text:p>
      <text:p text:style-name="P945"><text:span text:style-name="T946"><text:s text:c="6"/>led[</text:span><text:span text:style-name="T947">0</text:span><text:span text:style-name="T948">].off();</text:span></text:p>
      <text:p text:style-name="P949"><text:s text:c="4"/>}</text:p>
      <text:p text:style-name="P950"><text:span text:style-name="T951"><text:s text:c="4"/>if(led[</text:span><text:span text:style-name="T952">1</text:span><text:span text:style-name="T953">].isOff){</text:span></text:p>
      <text:p text:style-name="P954"><text:span text:style-name="T955"><text:s text:c="6"/>led[</text:span><text:span text:style-name="T956">1</text:span><text:span text:style-name="T957">].on();</text:span></text:p>
      <text:p text:style-name="P958"><text:s text:c="4"/>}</text:p>
      <text:p text:style-name="P959"><text:span text:style-name="T960">});</text:span></text:p>
      <text:p text:style-name="P961">clearEvent()</text:p>
      <text:p text:style-name="P962"><text:span text:style-name="T963">input method</text:span></text:p>
      <text:p text:style-name="P964">Input stops listening to any input events.</text:p>
      <text:p text:style-name="P965"><text:span text:style-name="T966">const r = require(</text:span><text:span text:style-name="T967">'array-gpio'</text:span><text:span text:style-name="T968">);</text:span></text:p>
      <text:p text:style-name="P969"/>
      <text:p text:style-name="P970"><text:span text:style-name="T971">/* using one button switch */</text:span></text:p>
      <text:p text:style-name="P972"><text:span text:style-name="T973">let sw = r.</text:span><text:span text:style-name="T974">Input</text:span><text:span text:style-name="T975">(</text:span><text:span text:style-name="T976">11</text:span><text:span text:style-name="T977">);</text:span></text:p>
      <text:p text:style-name="P978"/>
      <text:p text:style-name="P979"><text:span text:style-name="T980">sw.watch(</text:span><text:span text:style-name="T981">1</text:span><text:span text:style-name="T982">, function(){</text:span></text:p>
      <text:p text:style-name="P983"><text:span text:style-name="T984"><text:s text:c="2"/>console.log(</text:span><text:span text:style-name="T985">"I'm only a one-time<text:s/></text:span><text:span text:style-name="T986">event"</text:span><text:span text:style-name="T987">);</text:span></text:p>
      <text:p text:style-name="P988"><text:s text:c="2"/>sw.clearEvent();</text:p>
      <text:p text:style-name="P989"><text:span text:style-name="T990">});</text:span></text:p>
      <text:p text:style-name="P991">Using clearEvent() to debounce a switch.</text:p>
      <text:p text:style-name="P992"><text:span text:style-name="T993">const r = require(</text:span><text:span text:style-name="T994">'array-gpio'</text:span><text:span text:style-name="T995">);</text:span></text:p>
      <text:p text:style-name="P996"/>
      <text:p text:style-name="P997"><text:span text:style-name="T998">let sw1 = r.</text:span><text:span text:style-name="T999">Input</text:span><text:span text:style-name="T1000">(</text:span><text:span text:style-name="T1001">11</text:span><text:span text:style-name="T1002">);</text:span></text:p>
      <text:p text:style-name="P1003"><text:span text:style-name="T1004">let sw2 = r.</text:span><text:span text:style-name="T1005">Input</text:span><text:span text:style-name="T1006">(</text:span><text:span text:style-name="T1007">13</text:span><text:span text:style-name="T1008">);</text:span></text:p>
      <text:p text:style-name="P1009"><text:span text:style-name="T1010">let led = r.</text:span><text:span text:style-name="T1011">Output</text:span><text:span text:style-name="T1012">(</text:span><text:span text:style-name="T1013">33</text:span><text:span text:style-name="T1014">);</text:span></text:p>
      <text:p text:style-name="P1015"/>
      <text:p text:style-name="P1016"><text:span text:style-name="T1017">/* debouncing sw1 */</text:span></text:p>
      <text:p text:style-name="P1018"><text:span text:style-name="T1019">function<text:s/></text:span><text:span text:style-name="T1020">OnEvent</text:span><text:span text:style-name="T1021">(){</text:span></text:p>
      <text:p text:style-name="P1022"><text:span text:style-name="T1023"><text:s text:c="2"/>console.log(</text:span><text:span text:style-name="T1024">'led is ON'</text:span><text:span text:style-name="T1025">);<text:s/></text:span></text:p>
      <text:p text:style-name="P1026"><text:s text:c="2"/>led.on();</text:p>
      <text:p text:style-name="P1027"><text:s text:c="2"/>sw1.clearEvent();</text:p>
      <text:p text:style-name="P1028">}</text:p>
      <text:p text:style-name="P1029"/>
      <text:p text:style-name="P1030"><text:span text:style-name="T1031">/* ON switch */</text:span></text:p>
      <text:p text:style-name="P1032"><text:span text:style-name="T1033">sw1.watch(</text:span><text:span text:style-name="T1034">1</text:span><text:span text:style-name="T1035">,<text:s/></text:span><text:span text:style-name="T1036">OnEvent</text:span><text:span text:style-name="T1037">);</text:span></text:p>
      <text:p text:style-name="P1038"/>
      <text:p text:style-name="P1039"><text:span text:style-name="T1040">/* OFF switch */</text:span></text:p>
      <text:p text:style-name="P1041"><text:span text:style-name="T1042">/* OFF switch */</text:span></text:p>
      <text:p text:style-name="P1043"><text:span text:style-name="T1044">sw2.watch(</text:span><text:span text:style-name="T1045">1</text:span><text:span text:style-name="T1046">, function(){</text:span></text:p>
      <text:p text:style-name="P1047"><text:s text:c="2"/>led.off();</text:p>
      <text:p text:style-name="P1048"><text:span text:style-name="T1049"><text:s text:c="2"/>console.log(</text:span><text:span text:style-name="T1050">'led is OFF'</text:span><text:span text:style-name="T1051">);<text:s/></text:span></text:p>
      <text:p text:style-name="P1052"><text:span text:style-name="T1053"><text:s text:c="2"/>sw1.watch(</text:span><text:span text:style-name="T1054">1</text:span><text:span text:style-name="T1055">,<text:s/></text:span><text:span text:style-name="T1056">OnEvent</text:span><text:span text:style-name="T1057">);</text:span></text:p>
      <text:p text:style-name="P1058"><text:span text:style-name="T1059">});</text:span></text:p>
      <text:p text:style-name="P1060">watchInput (callback)</text:p>
      <text:p text:style-name="P1061"><text:span text:style-name="T1062">main module object method</text:span></text:p>
      <text:p text:style-name="P1063">It<text:s/>will listen both for rising and falling edge input pin events.</text:p>
      <text:p text:style-name="P1064"><text:span text:style-name="T1065">callback</text:span><text:span text:style-name="T1066"> parameter is shared among all input objects created.</text:span></text:p>
      <text:soft-page-break/>
      <text:p text:style-name="P1067"><text:span text:style-name="T1068">To capture events from a particular pin, you can check the input object's </text:span><text:span text:style-name="T1069">state</text:span><text:span text:style-name="T1070"> or </text:span><text:span text:style-name="T1071">isOn</text:span><text:span text:style-name="T1072"> property.</text:span></text:p>
      <text:p text:style-name="P1073">Example</text:p>
      <text:p text:style-name="P1074"><text:span text:style-name="T1075">const r = require(</text:span><text:span text:style-name="T1076">'array-</text:span><text:span text:style-name="T1077">gpio'</text:span><text:span text:style-name="T1078">);</text:span></text:p>
      <text:p text:style-name="P1079"/>
      <text:p text:style-name="P1080"><text:span text:style-name="T1081">let sw = r.</text:span><text:span text:style-name="T1082">Input</text:span><text:span text:style-name="T1083">(</text:span><text:span text:style-name="T1084">11</text:span><text:span text:style-name="T1085">,<text:s/></text:span><text:span text:style-name="T1086">13</text:span><text:span text:style-name="T1087">,<text:s/></text:span><text:span text:style-name="T1088">15</text:span><text:span text:style-name="T1089">, {index:</text:span><text:span text:style-name="T1090">'pin'</text:span><text:span text:style-name="T1091">});</text:span></text:p>
      <text:p text:style-name="P1092"><text:span text:style-name="T1093">let led = r.</text:span><text:span text:style-name="T1094">Output</text:span><text:span text:style-name="T1095">(</text:span><text:span text:style-name="T1096">33</text:span><text:span text:style-name="T1097">,<text:s/></text:span><text:span text:style-name="T1098">35</text:span><text:span text:style-name="T1099">, {index:</text:span><text:span text:style-name="T1100">'pin'</text:span><text:span text:style-name="T1101">});</text:span></text:p>
      <text:p text:style-name="P1102"/>
      <text:p text:style-name="P1103">r.watchInput(function (){</text:p>
      <text:p text:style-name="P1104"><text:span text:style-name="T1105"><text:s text:c="2"/>if(sw[</text:span><text:span text:style-name="T1106">11</text:span><text:span text:style-name="T1107">].isOn){<text:s/></text:span><text:span text:style-name="T1108">/* if sw[11] is ON, led[33] will turn ON */</text:span><text:span text:style-name="T1109"><text:s/></text:span></text:p>
      <text:p text:style-name="P1110"><text:span text:style-name="T1111"><text:s text:c="4"/>return led[</text:span><text:span text:style-name="T1112">33</text:span><text:span text:style-name="T1113">].on();</text:span></text:p>
      <text:p text:style-name="P1114"><text:s text:c="2"/>}</text:p>
      <text:p text:style-name="P1115"><text:span text:style-name="T1116"><text:s text:c="2"/>if(sw[</text:span><text:span text:style-name="T1117">13</text:span><text:span text:style-name="T1118">].isOn){<text:s/></text:span><text:span text:style-name="T1119">/* if sw[13] is ON,<text:s/></text:span><text:span text:style-name="T1120">led[35] will turn ON */</text:span><text:span text:style-name="T1121"><text:s/></text:span></text:p>
      <text:p text:style-name="P1122"><text:span text:style-name="T1123"><text:s text:c="4"/>return led[</text:span><text:span text:style-name="T1124">35</text:span><text:span text:style-name="T1125">].on();</text:span></text:p>
      <text:p text:style-name="P1126"><text:s text:c="2"/>}</text:p>
      <text:p text:style-name="P1127"><text:span text:style-name="T1128"><text:s text:c="2"/>if(sw[</text:span><text:span text:style-name="T1129">15</text:span><text:span text:style-name="T1130">].isOn){<text:s/></text:span><text:span text:style-name="T1131">/* if sw[15] is ON, both led[33] and led[35] will turn OFF */</text:span><text:span text:style-name="T1132"><text:s/></text:span></text:p>
      <text:p text:style-name="P1133"><text:span text:style-name="T1134"><text:s text:c="4"/>led[</text:span><text:span text:style-name="T1135">33</text:span><text:span text:style-name="T1136">].off();</text:span></text:p>
      <text:p text:style-name="P1137"><text:span text:style-name="T1138"><text:s text:c="4"/>return led[</text:span><text:span text:style-name="T1139">35</text:span><text:span text:style-name="T1140">].off();</text:span></text:p>
      <text:p text:style-name="P1141"><text:s text:c="2"/>}</text:p>
      <text:p text:style-name="P1142"><text:span text:style-name="T1143">});</text:span></text:p>
      <text:p text:style-name="P1144">Passing an error object to callback function to capture internal<text:s/>errors.</text:p>
      <text:p text:style-name="P1145"><text:span text:style-name="T1146">const r = require(</text:span><text:span text:style-name="T1147">'array-gpio'</text:span><text:span text:style-name="T1148">);</text:span></text:p>
      <text:p text:style-name="P1149"/>
      <text:p text:style-name="P1150"><text:span text:style-name="T1151">let sw1 = r.in(</text:span><text:span text:style-name="T1152">11</text:span><text:span text:style-name="T1153">);</text:span></text:p>
      <text:p text:style-name="P1154"><text:span text:style-name="T1155">let sw2 = r.in(</text:span><text:span text:style-name="T1156">13</text:span><text:span text:style-name="T1157">);</text:span></text:p>
      <text:p text:style-name="P1158"><text:span text:style-name="T1159">let led1 = r.out(</text:span><text:span text:style-name="T1160">33</text:span><text:span text:style-name="T1161">);</text:span></text:p>
      <text:p text:style-name="P1162"><text:span text:style-name="T1163">let led2 = r.out(</text:span><text:span text:style-name="T1164">35</text:span><text:span text:style-name="T1165">);</text:span></text:p>
      <text:p text:style-name="P1166"/>
      <text:p text:style-name="P1167">r.watchInput((err) =&gt;<text:s/>{</text:p>
      <text:p text:style-name="P1168"/>
      <text:p text:style-name="P1169"><text:span text:style-name="T1170"><text:s text:c="2"/>if(err) return console.log(</text:span><text:span text:style-name="T1171">'watchInput error'</text:span><text:span text:style-name="T1172">, err.message);</text:span></text:p>
      <text:p text:style-name="P1173"/>
      <text:p text:style-name="P1174"><text:s text:c="2"/>if(sw1.isOn){</text:p>
      <text:p text:style-name="P1175"><text:s text:c="4"/>led1.on();</text:p>
      <text:p text:style-name="P1176"><text:s text:c="4"/>return led2.off();</text:p>
      <text:p text:style-name="P1177"><text:s text:c="2"/>}</text:p>
      <text:p text:style-name="P1178"><text:s text:c="2"/>if(sw2.isOn){<text:s/></text:p>
      <text:p text:style-name="P1179"><text:s text:c="4"/>led2.on();</text:p>
      <text:p text:style-name="P1180"><text:s text:c="4"/>return led1.off();</text:p>
      <text:p text:style-name="P1181"><text:s text:c="2"/>}</text:p>
      <text:p text:style-name="P1182"><text:span text:style-name="T1183">});</text:span></text:p>
      <text:p text:style-name="P1184">Output(pin1, pin2, pin3 ... pinN)</text:p>
      <text:p text:style-name="P1185">or</text:p>
      <text:p text:style-name="P1186">out(pin1, pin2, pin3 ... pinN)</text:p>
      <text:p text:style-name="P1187"><text:span text:style-name="T1188">output object constructor</text:span></text:p>
      <text:p text:style-name="P1189">Sets a GPIO pin or group of GPIO pins as output object.</text:p>
      <text:p text:style-name="P1190">Choose your pin based on the physical pin numbering (P01-P40) from the board header.</text:p>
      <text:p text:style-name="P1191">Returns an output object using a single pin parameter or an array object using more than<text:s/>one pin as parameter</text:p>
      <text:soft-page-break/>
      <text:p text:style-name="P1192"><text:span text:style-name="T1193">/* creates a single output object */</text:span></text:p>
      <text:p text:style-name="P1194"><text:span text:style-name="T1195">var led = r.</text:span><text:span text:style-name="T1196">Output</text:span><text:span text:style-name="T1197">(</text:span><text:span text:style-name="T1198">11</text:span><text:span text:style-name="T1199">);<text:s/></text:span></text:p>
      <text:p text:style-name="P1200"><text:span text:style-name="T1201">/* creates an array output object */</text:span></text:p>
      <text:p text:style-name="P1202"><text:span text:style-name="T1203">var output = r.</text:span><text:span text:style-name="T1204">Output</text:span><text:span text:style-name="T1205">(</text:span><text:span text:style-name="T1206">11</text:span><text:span text:style-name="T1207">,</text:span><text:span text:style-name="T1208">13</text:span><text:span text:style-name="T1209">,</text:span><text:span text:style-name="T1210">15</text:span><text:span text:style-name="T1211">,</text:span><text:span text:style-name="T1212">19</text:span><text:span text:style-name="T1213">});<text:s/></text:span></text:p>
      <text:p text:style-name="P1214">Similar to Input(), returned array object will be indexed consecutively.</text:p>
      <text:p text:style-name="P1215">If you want to use the<text:s/>pin number as index, use the following options.</text:p>
      <text:p text:style-name="P1216"><text:span text:style-name="T1217">var output = r.</text:span><text:span text:style-name="T1218">Output</text:span><text:span text:style-name="T1219">(</text:span><text:span text:style-name="T1220">33</text:span><text:span text:style-name="T1221">,</text:span><text:span text:style-name="T1222">35</text:span><text:span text:style-name="T1223">,</text:span><text:span text:style-name="T1224">36</text:span><text:span text:style-name="T1225">,</text:span><text:span text:style-name="T1226">37</text:span><text:span text:style-name="T1227">, {index:<text:s/></text:span><text:span text:style-name="T1228">'pin'</text:span><text:span text:style-name="T1229">});</text:span></text:p>
      <text:p text:style-name="P1230">or</text:p>
      <text:p text:style-name="P1231"><text:span text:style-name="T1232">var output = r.</text:span><text:span text:style-name="T1233">Output</text:span><text:span text:style-name="T1234">({pin:[</text:span><text:span text:style-name="T1235">33</text:span><text:span text:style-name="T1236">,</text:span><text:span text:style-name="T1237">35</text:span><text:span text:style-name="T1238">,</text:span><text:span text:style-name="T1239">36</text:span><text:span text:style-name="T1240">,</text:span><text:span text:style-name="T1241">17</text:span><text:span text:style-name="T1242">], index:</text:span><text:span text:style-name="T1243">'pin'</text:span><text:span text:style-name="T1244">});<text:s/></text:span></text:p>
      <text:p text:style-name="P1245">Similar to Input(), you can set as many output pins as you can.</text:p>
      <text:p text:style-name="P1246"><text:span text:style-name="T1247">Using object literal as pin<text:s/></text:span><text:span text:style-name="T1248">argument</text:span></text:p>
      <text:p text:style-name="P1249">Output(arg)</text:p>
      <text:p text:style-name="P1250">var arg = {pin:[pin1, pin2, pin3 ... pinN]};</text:p>
      <text:p text:style-name="P1251"><text:span text:style-name="T1252">const r = require (</text:span><text:span text:style-name="T1253">'array-gpio'</text:span><text:span text:style-name="T1254">);</text:span></text:p>
      <text:p text:style-name="P1255"/>
      <text:p text:style-name="P1256"><text:span text:style-name="T1257">let arg = {pin:[</text:span><text:span text:style-name="T1258">33</text:span><text:span text:style-name="T1259">,</text:span><text:span text:style-name="T1260">35</text:span><text:span text:style-name="T1261">,</text:span><text:span text:style-name="T1262">37</text:span><text:span text:style-name="T1263">,</text:span><text:span text:style-name="T1264">36</text:span><text:span text:style-name="T1265">,</text:span><text:span text:style-name="T1266">38</text:span><text:span text:style-name="T1267">,</text:span><text:span text:style-name="T1268">40</text:span><text:span text:style-name="T1269">]};</text:span></text:p>
      <text:p text:style-name="P1270"/>
      <text:p text:style-name="P1271"><text:span text:style-name="T1272">var actuator = r.</text:span><text:span text:style-name="T1273">Output</text:span><text:span text:style-name="T1274">(arg);</text:span></text:p>
      <text:p text:style-name="P1275">on([t]) and off([t])</text:p>
      <text:p text:style-name="P1276"><text:span text:style-name="T1277">output method</text:span></text:p>
      <text:p text:style-name="P1278">Turns ON and OFF an output object.</text:p>
      <text:p text:style-name="P1279"><text:span text:style-name="T1280">t</text:span><text:span text:style-name="T1281"> is an optional<text:s/></text:span><text:span text:style-name="T1282">time delay in milliseconds. Output object will turn ON or OFF after the expiration of time delay.</text:span></text:p>
      <text:p text:style-name="P1283">Example</text:p>
      <text:p text:style-name="P1284"><text:span text:style-name="T1285">const r = require(</text:span><text:span text:style-name="T1286">'array-gpio'</text:span><text:span text:style-name="T1287">);</text:span></text:p>
      <text:p text:style-name="P1288"/>
      <text:p text:style-name="P1289"><text:span text:style-name="T1290">let sw = r.</text:span><text:span text:style-name="T1291">Input</text:span><text:span text:style-name="T1292">(</text:span><text:span text:style-name="T1293">11</text:span><text:span text:style-name="T1294">,</text:span><text:span text:style-name="T1295">13</text:span><text:span text:style-name="T1296">);</text:span></text:p>
      <text:p text:style-name="P1297"><text:span text:style-name="T1298">let actuator = r.</text:span><text:span text:style-name="T1299">Output</text:span><text:span text:style-name="T1300">(</text:span><text:span text:style-name="T1301">33</text:span><text:span text:style-name="T1302">,</text:span><text:span text:style-name="T1303">35</text:span><text:span text:style-name="T1304">);</text:span></text:p>
      <text:p text:style-name="P1305"/>
      <text:p text:style-name="P1306">r.watchInput(() =&gt;<text:s/>{</text:p>
      <text:p text:style-name="P1307"><text:span text:style-name="T1308"><text:s text:c="2"/>if(sw[</text:span><text:span text:style-name="T1309">0</text:span><text:span text:style-name="T1310">].isOn &amp;&amp; actuator[</text:span><text:span text:style-name="T1311">0</text:span><text:span text:style-name="T1312">].isOff){</text:span></text:p>
      <text:p text:style-name="P1313"><text:span text:style-name="T1314"><text:s text:c="4"/>actuator[</text:span><text:span text:style-name="T1315">0</text:span><text:span text:style-name="T1316">].on(</text:span><text:span text:style-name="T1317">200</text:span><text:span text:style-name="T1318">);<text:s/></text:span><text:span text:style-name="T1319">/* turns ON after 200 ms delay */</text:span></text:p>
      <text:p text:style-name="P1320"><text:span text:style-name="T1321"><text:s text:c="4"/>actuator[</text:span><text:span text:style-name="T1322">1</text:span><text:span text:style-name="T1323">].on();<text:s/></text:span><text:span text:style-name="T1324">/* turns ON immediately */</text:span></text:p>
      <text:p text:style-name="P1325"><text:s text:c="2"/>}</text:p>
      <text:p text:style-name="P1326"><text:span text:style-name="T1327"><text:s text:c="2"/>else if(sw[</text:span><text:span text:style-name="T1328">1</text:span><text:span text:style-name="T1329">].isOn &amp;&amp;</text:span><text:span text:style-name="T1330"><text:s/>actuator[</text:span><text:span text:style-name="T1331">1</text:span><text:span text:style-name="T1332">].isOn){</text:span></text:p>
      <text:p text:style-name="P1333"><text:span text:style-name="T1334"><text:s text:c="4"/>actuator[</text:span><text:span text:style-name="T1335">0</text:span><text:span text:style-name="T1336">].off(</text:span><text:span text:style-name="T1337">50</text:span><text:span text:style-name="T1338">);<text:s/></text:span><text:span text:style-name="T1339">/* turns OFF after 50 ms delay */</text:span></text:p>
      <text:p text:style-name="P1340"><text:span text:style-name="T1341"><text:s text:c="4"/>actuator[</text:span><text:span text:style-name="T1342">1</text:span><text:span text:style-name="T1343">].off();<text:s/></text:span><text:span text:style-name="T1344">/* turns OFF immediately */</text:span></text:p>
      <text:p text:style-name="P1345"><text:s text:c="2"/>}</text:p>
      <text:p text:style-name="P1346"><text:span text:style-name="T1347">});</text:span></text:p>
      <text:soft-page-break/>
      <text:p text:style-name="P1348">write(value[ ,callback])</text:p>
      <text:p text:style-name="P1349"><text:span text:style-name="T1350">output method</text:span></text:p>
      <text:p text:style-name="P1351">The conventional way of turning ON and OFF an output object.</text:p>
      <text:p text:style-name="P1352"><text:span text:style-name="T1353">value</text:span><text:span text:style-name="T1354"> - control<text:s/></text:span><text:span text:style-name="T1355">bit number.</text:span></text:p>
      <text:p text:style-name="P1356"><text:span text:style-name="T1357">1</text:span><text:span text:style-name="T1358"> or </text:span><text:span text:style-name="T1359">true</text:span><text:span text:style-name="T1360"> - </text:span><text:span text:style-name="T1361">ON</text:span><text:span text:style-name="T1362"> or </text:span><text:span text:style-name="T1363">high</text:span><text:span text:style-name="T1364"> state</text:span></text:p>
      <text:p text:style-name="P1365"><text:span text:style-name="T1366">0</text:span><text:span text:style-name="T1367"> or </text:span><text:span text:style-name="T1368">false</text:span><text:span text:style-name="T1369"> - </text:span><text:span text:style-name="T1370">OFF</text:span><text:span text:style-name="T1371"> or </text:span><text:span text:style-name="T1372">low</text:span><text:span text:style-name="T1373"> state</text:span></text:p>
      <text:p text:style-name="P1374"><text:span text:style-name="T1375">Optional </text:span><text:span text:style-name="T1376">callback</text:span><text:span text:style-name="T1377"> parameter will be executed immediately if provided.</text:span></text:p>
      <text:p text:style-name="P1378">Example</text:p>
      <text:p text:style-name="P1379"><text:span text:style-name="T1380">const r = require(</text:span><text:span text:style-name="T1381">'array-gpio'</text:span><text:span text:style-name="T1382">);</text:span></text:p>
      <text:p text:style-name="P1383"/>
      <text:p text:style-name="P1384"><text:span text:style-name="T1385">const sw = r.</text:span><text:span text:style-name="T1386">Input</text:span><text:span text:style-name="T1387">(</text:span><text:span text:style-name="T1388">11</text:span><text:span text:style-name="T1389">,</text:span><text:span text:style-name="T1390">13</text:span><text:span text:style-name="T1391">);</text:span></text:p>
      <text:p text:style-name="P1392"><text:span text:style-name="T1393">const actuator = r.</text:span><text:span text:style-name="T1394">Output</text:span><text:span text:style-name="T1395">(</text:span><text:span text:style-name="T1396">33</text:span><text:span text:style-name="T1397">,</text:span><text:span text:style-name="T1398">35</text:span><text:span text:style-name="T1399">);</text:span></text:p>
      <text:p text:style-name="P1400"/>
      <text:p text:style-name="P1401"><text:span text:style-name="T1402">let sw1 =<text:s/></text:span><text:span text:style-name="T1403">sw[</text:span><text:span text:style-name="T1404">0</text:span><text:span text:style-name="T1405">];</text:span></text:p>
      <text:p text:style-name="P1406"><text:span text:style-name="T1407">let sw2 = sw[</text:span><text:span text:style-name="T1408">1</text:span><text:span text:style-name="T1409">];</text:span></text:p>
      <text:p text:style-name="P1410"/>
      <text:p text:style-name="P1411"><text:span text:style-name="T1412">let motorA = actuator[</text:span><text:span text:style-name="T1413">0</text:span><text:span text:style-name="T1414">];</text:span></text:p>
      <text:p text:style-name="P1415"><text:span text:style-name="T1416">let motorB = actuator[</text:span><text:span text:style-name="T1417">1</text:span><text:span text:style-name="T1418">];</text:span></text:p>
      <text:p text:style-name="P1419"/>
      <text:p text:style-name="P1420">r.watchInput(() =&gt; {</text:p>
      <text:p text:style-name="P1421"><text:span text:style-name="T1422"><text:s text:c="2"/>if(sw1.read() ===<text:s/></text:span><text:span text:style-name="T1423">1</text:span><text:span text:style-name="T1424">){</text:span></text:p>
      <text:p text:style-name="P1425"><text:span text:style-name="T1426"><text:s text:c="4"/>motorA.write(</text:span><text:span text:style-name="T1427">1</text:span><text:span text:style-name="T1428">, function(){</text:span></text:p>
      <text:p text:style-name="P1429"><text:span text:style-name="T1430"><text:s text:c="6"/>if(motorB.read() ===<text:s/></text:span><text:span text:style-name="T1431">0</text:span><text:span text:style-name="T1432">)</text:span></text:p>
      <text:p text:style-name="P1433"><text:span text:style-name="T1434"><text:s text:c="6"/>motorB.write(</text:span><text:span text:style-name="T1435">1</text:span><text:span text:style-name="T1436">);</text:span></text:p>
      <text:p text:style-name="P1437"><text:s text:c="4"/>});</text:p>
      <text:p text:style-name="P1438"><text:s text:c="2"/>}</text:p>
      <text:p text:style-name="P1439"><text:span text:style-name="T1440"><text:s text:c="2"/>if(sw2.read() ===<text:s/></text:span><text:span text:style-name="T1441">1</text:span><text:span text:style-name="T1442">){</text:span></text:p>
      <text:p text:style-name="P1443"><text:span text:style-name="T1444"><text:s text:c="4"/></text:span><text:span text:style-name="T1445">motorA.write(</text:span><text:span text:style-name="T1446">0</text:span><text:span text:style-name="T1447">, function(){</text:span></text:p>
      <text:p text:style-name="P1448"><text:span text:style-name="T1449"><text:s text:c="6"/>if(motorB.read() ===<text:s/></text:span><text:span text:style-name="T1450">1</text:span><text:span text:style-name="T1451">)</text:span></text:p>
      <text:p text:style-name="P1452"><text:span text:style-name="T1453"><text:s text:c="6"/>motorB.write(</text:span><text:span text:style-name="T1454">0</text:span><text:span text:style-name="T1455">);</text:span></text:p>
      <text:p text:style-name="P1456"><text:s text:c="4"/>});</text:p>
      <text:p text:style-name="P1457"><text:s text:c="2"/>}</text:p>
      <text:p text:style-name="P1458"><text:span text:style-name="T1459">});</text:span></text:p>
      <text:p text:style-name="P1460">delayON(t [,callback]) and delayOFF(t [,callback])</text:p>
      <text:p text:style-name="P1461">or</text:p>
      <text:p text:style-name="P1462">delayOn(...) and delayOff(...)</text:p>
      <text:p text:style-name="P1463"><text:span text:style-name="T1464">output method</text:span></text:p>
      <text:p text:style-name="P1465">Lets you turn ON and OFF an output object with a delay time.</text:p>
      <text:p text:style-name="P1466"><text:span text:style-name="T1467">t</text:span><text:span text:style-name="T1468"> is the required time delay in milliseconds. Output object will turn ON or OFF after the expiration of time delay.</text:span></text:p>
      <text:p text:style-name="P1469"><text:span text:style-name="T1470">Optional </text:span><text:span text:style-name="T1471">callback</text:span><text:span text:style-name="T1472"> parameter will be executed when time delay expires.</text:span></text:p>
      <text:p text:style-name="P1473">Example</text:p>
      <text:p text:style-name="P1474"><text:span text:style-name="T1475">const r = require(</text:span><text:span text:style-name="T1476">'array-gpio'</text:span><text:span text:style-name="T1477">);</text:span></text:p>
      <text:p text:style-name="P1478"><text:s/></text:p>
      <text:soft-page-break/>
      <text:p text:style-name="P1479"><text:span text:style-name="T1480">const sw = r.in(</text:span><text:span text:style-name="T1481">11</text:span><text:span text:style-name="T1482">,</text:span><text:span text:style-name="T1483">13</text:span><text:span text:style-name="T1484">);</text:span></text:p>
      <text:p text:style-name="P1485"><text:span text:style-name="T1486">const actuator = r.out(</text:span><text:span text:style-name="T1487">33</text:span><text:span text:style-name="T1488">,</text:span><text:span text:style-name="T1489">35</text:span><text:span text:style-name="T1490">);</text:span></text:p>
      <text:p text:style-name="P1491"/>
      <text:p text:style-name="P1492">r.watchInput(() =&gt; {</text:p>
      <text:p text:style-name="P1493"><text:span text:style-name="T1494"><text:s/>if(sw[</text:span><text:span text:style-name="T1495">0</text:span><text:span text:style-name="T1496">].state &amp;&amp; actuator[</text:span><text:span text:style-name="T1497">0</text:span><text:span text:style-name="T1498">].state === false){</text:span></text:p>
      <text:p text:style-name="P1499"><text:span text:style-name="T1500"><text:s text:c="2"/></text:span><text:span text:style-name="T1501">/* actuator[0] will turn ON after 1 sec */</text:span></text:p>
      <text:p text:style-name="P1502"><text:span text:style-name="T1503"><text:s text:c="2"/>actuator[</text:span><text:span text:style-name="T1504">0</text:span><text:span text:style-name="T1505">].delayON(</text:span><text:span text:style-name="T1506">1000</text:span><text:span text:style-name="T1507">, function(){</text:span></text:p>
      <text:p text:style-name="P1508"><text:span text:style-name="T1509"><text:s text:c="4"/>console.log(</text:span><text:span text:style-name="T1510">'actuator is ON!'</text:span><text:span text:style-name="T1511">);<text:s/></text:span><text:span text:style-name="T1512">/* prints out after 1 sec */</text:span><text:span text:style-name="T1513"><text:s text:c="2"/></text:span></text:p>
      <text:p text:style-name="P1514"><text:s text:c="2"/>});</text:p>
      <text:p text:style-name="P1515"><text:span text:style-name="T1516"><text:s text:c="2"/>console.log(</text:span><text:span text:style-name="T1517">'turning ON actuator ...'</text:span><text:span text:style-name="T1518">);<text:s/></text:span><text:span text:style-name="T1519">/* prints out immediately */</text:span></text:p>
      <text:p text:style-name="P1520"><text:s/>}</text:p>
      <text:p text:style-name="P1521"><text:span text:style-name="T1522"><text:s/>else if(sw[</text:span><text:span text:style-name="T1523">1</text:span><text:span text:style-name="T1524">].state &amp;&amp;</text:span><text:span text:style-name="T1525"><text:s/>actuator[</text:span><text:span text:style-name="T1526">0</text:span><text:span text:style-name="T1527">].state){</text:span></text:p>
      <text:p text:style-name="P1528"><text:span text:style-name="T1529"><text:s text:c="2"/></text:span><text:span text:style-name="T1530">/* actuator[0] will turn OFF after 1.5 secs */</text:span></text:p>
      <text:p text:style-name="P1531"><text:span text:style-name="T1532"><text:s text:c="2"/>actuator[</text:span><text:span text:style-name="T1533">0</text:span><text:span text:style-name="T1534">].delayOFF(</text:span><text:span text:style-name="T1535">1500</text:span><text:span text:style-name="T1536">, function(){</text:span></text:p>
      <text:p text:style-name="P1537"><text:span text:style-name="T1538"><text:s text:c="4"/>console.log(</text:span><text:span text:style-name="T1539">'actuator is OFF!'</text:span><text:span text:style-name="T1540">);<text:s/></text:span><text:span text:style-name="T1541">/* prints out after 1.5 secs */</text:span><text:span text:style-name="T1542"><text:s text:c="2"/></text:span></text:p>
      <text:p text:style-name="P1543"><text:s text:c="2"/>});<text:s/></text:p>
      <text:p text:style-name="P1544"><text:span text:style-name="T1545"><text:s text:c="2"/>console.log(</text:span><text:span text:style-name="T1546">'turning OFF actuator ...'</text:span><text:span text:style-name="T1547">);<text:s/></text:span><text:span text:style-name="T1548">/* prints out immediatel</text:span><text:span text:style-name="T1549">y */</text:span></text:p>
      <text:p text:style-name="P1550"><text:s/>}</text:p>
      <text:p text:style-name="P1551"><text:span text:style-name="T1552">});</text:span></text:p>
      <text:p text:style-name="P1553">pulse(pw [,callback])</text:p>
      <text:p text:style-name="P1554"><text:span text:style-name="T1555">output method</text:span></text:p>
      <text:p text:style-name="P1556"><text:span text:style-name="T1557">Generates a single square wave pulse with a duration of </text:span><text:span text:style-name="T1558">pw</text:span><text:span text:style-name="T1559"> ms.</text:span></text:p>
      <text:p text:style-name="P1560"><text:span text:style-name="T1561">pw</text:span><text:span text:style-name="T1562"> is the required pulse width or time duration of the pulse.</text:span></text:p>
      <text:p text:style-name="P1563"><text:span text:style-name="T1564">Optional </text:span><text:span text:style-name="T1565">callback</text:span><text:span text:style-name="T1566"> parameter will be executed when time duration expires.</text:span></text:p>
      <text:p text:style-name="P1567">Example</text:p>
      <text:p text:style-name="P1568"><text:span text:style-name="T1569">const r = require(</text:span><text:span text:style-name="T1570">'array-gpio'</text:span><text:span text:style-name="T1571">);</text:span></text:p>
      <text:p text:style-name="P1572"><text:s/></text:p>
      <text:p text:style-name="P1573"><text:span text:style-name="T1574">let sw = r.in(</text:span><text:span text:style-name="T1575">11</text:span><text:span text:style-name="T1576">,</text:span><text:span text:style-name="T1577">13</text:span><text:span text:style-name="T1578">);</text:span></text:p>
      <text:p text:style-name="P1579"><text:span text:style-name="T1580">let actuator = r.out(</text:span><text:span text:style-name="T1581">33</text:span><text:span text:style-name="T1582">,</text:span><text:span text:style-name="T1583">35</text:span><text:span text:style-name="T1584">);</text:span></text:p>
      <text:p text:style-name="P1585"><text:s/></text:p>
      <text:p text:style-name="P1586">r.watchInput(() =&gt;<text:s/>{</text:p>
      <text:p text:style-name="P1587"><text:span text:style-name="T1588"><text:s text:c="2"/></text:span><text:span text:style-name="T1589">/* starts a single pulse w/ a duration of 1 sec */</text:span></text:p>
      <text:p text:style-name="P1590"><text:span text:style-name="T1591"><text:s text:c="2"/>if(sw[</text:span><text:span text:style-name="T1592">0</text:span><text:span text:style-name="T1593">].isOn &amp;&amp; actuator[</text:span><text:span text:style-name="T1594">0</text:span><text:span text:style-name="T1595">].isOff){</text:span></text:p>
      <text:p text:style-name="P1596"><text:span text:style-name="T1597"><text:s text:c="4"/>return actuator[</text:span><text:span text:style-name="T1598">0</text:span><text:span text:style-name="T1599">].pulse(</text:span><text:span text:style-name="T1600">1000</text:span><text:span text:style-name="T1601">);</text:span></text:p>
      <text:p text:style-name="P1602"><text:s text:c="2"/>}</text:p>
      <text:p text:style-name="P1603"><text:span text:style-name="T1604"><text:s text:c="2"/></text:span><text:span text:style-name="T1605">/* starts a single pulse w/ a duration of 2 secs */</text:span></text:p>
      <text:p text:style-name="P1606"><text:span text:style-name="T1607"><text:s text:c="2"/>if(sw[</text:span><text:span text:style-name="T1608">1</text:span><text:span text:style-name="T1609">].isOn &amp;&amp;</text:span><text:span text:style-name="T1610"><text:s/>actuator[</text:span><text:span text:style-name="T1611">1</text:span><text:span text:style-name="T1612">].isOff){</text:span></text:p>
      <text:p text:style-name="P1613"><text:span text:style-name="T1614"><text:s text:c="4"/>console.log(</text:span><text:span text:style-name="T1615">'start of pulse'</text:span><text:span text:style-name="T1616">);</text:span></text:p>
      <text:p text:style-name="P1617"><text:span text:style-name="T1618"><text:s text:c="4"/>return actuator[</text:span><text:span text:style-name="T1619">1</text:span><text:span text:style-name="T1620">].pulse(</text:span><text:span text:style-name="T1621">3000</text:span><text:span text:style-name="T1622">, () =&gt;</text:span><text:span text:style-name="T1623"><text:s/>{<text:s/></text:span></text:p>
      <text:p text:style-name="P1624"><text:span text:style-name="T1625"><text:s text:c="6"/>console.log(</text:span><text:span text:style-name="T1626">'end of pulse'</text:span><text:span text:style-name="T1627">);<text:s/></text:span></text:p>
      <text:p text:style-name="P1628"><text:s text:c="4"/>});<text:s/></text:p>
      <text:p text:style-name="P1629"><text:s text:c="2"/>}</text:p>
      <text:p text:style-name="P1630"><text:span text:style-name="T1631">});</text:span></text:p>
      <text:p text:style-name="P1632">loop(cs, T, callback)</text:p>
      <text:p text:style-name="P1633"><text:span text:style-name="T1634">output method</text:span></text:p>
      <text:p text:style-name="P1635">This is a utility function for general purpose looping operations.</text:p>
      <text:p text:style-name="P1636">It is attached to an output object as a property method but it is totaly independent from its<text:s/>GPIO operations. So you can continue using the output object for other purposes while using the loop utility.</text:p>
      <text:soft-page-break/>
      <text:p text:style-name="P1637">It is not very different from setInterval() function. However, it has some internal flags to prevent a race condition.</text:p>
      <text:p text:style-name="P1638"><text:span text:style-name="T1639">cs</text:span><text:span text:style-name="T1640"> is a control flag.</text:span></text:p>
      <text:p text:style-name="P1641"><text:span text:style-name="T1642">Use </text:span><text:span text:style-name="T1643">1</text:span><text:span text:style-name="T1644"> to start the looping operation along with the other arguments.</text:span></text:p>
      <text:p text:style-name="P1645"><text:span text:style-name="T1646">Use </text:span><text:span text:style-name="T1647">0</text:span><text:span text:style-name="T1648"> or without any arguments to stop.</text:span></text:p>
      <text:p text:style-name="P1649"><text:span text:style-name="T1650">T</text:span><text:span text:style-name="T1651"> (ms) is the time interval of the looping operation. Minimum is 10 ms.</text:span></text:p>
      <text:p text:style-name="P1652"><text:span text:style-name="T1653">callback</text:span><text:span text:style-name="T1654"> function will be executed at the end of time interval. This is the task</text:span><text:span text:style-name="T1655"><text:s/>or process you want to loop or cycle continously.</text:span></text:p>
      <text:p text:style-name="P1656">The total elapsed time of the process must be accounted for or determined if you are using a lot of time delays in your I/O operations.</text:p>
      <text:p text:style-name="P1657">Example</text:p>
      <text:p text:style-name="P1658"><text:span text:style-name="T1659">const r = require(</text:span><text:span text:style-name="T1660">'array-gpio'</text:span><text:span text:style-name="T1661">);</text:span></text:p>
      <text:p text:style-name="P1662"/>
      <text:p text:style-name="P1663"><text:span text:style-name="T1664">const input = r.</text:span><text:span text:style-name="T1665">Input</text:span><text:span text:style-name="T1666">(</text:span><text:span text:style-name="T1667">11</text:span><text:span text:style-name="T1668">,</text:span><text:span text:style-name="T1669">13</text:span><text:span text:style-name="T1670">);</text:span></text:p>
      <text:p text:style-name="P1671"><text:span text:style-name="T1672">const led = r.</text:span><text:span text:style-name="T1673">Output</text:span><text:span text:style-name="T1674">(</text:span><text:span text:style-name="T1675">33</text:span><text:span text:style-name="T1676">,</text:span><text:span text:style-name="T1677">35</text:span><text:span text:style-name="T1678">,</text:span><text:span text:style-name="T1679">37</text:span><text:span text:style-name="T1680">,</text:span><text:span text:style-name="T1681">36</text:span><text:span text:style-name="T1682">,</text:span><text:span text:style-name="T1683">38</text:span><text:span text:style-name="T1684">,</text:span><text:span text:style-name="T1685">40</text:span><text:span text:style-name="T1686">);</text:span></text:p>
      <text:p text:style-name="P1687"/>
      <text:p text:style-name="P1688"><text:span text:style-name="T1689">let start = input[</text:span><text:span text:style-name="T1690">0</text:span><text:span text:style-name="T1691">];</text:span></text:p>
      <text:p text:style-name="P1692"><text:span text:style-name="T1693">let stop = input[</text:span><text:span text:style-name="T1694">1</text:span><text:span text:style-name="T1695">];</text:span></text:p>
      <text:p text:style-name="P1696"/>
      <text:p text:style-name="P1697"><text:span text:style-name="T1698">// using the loop utility from led[0]</text:span></text:p>
      <text:p text:style-name="P1699"><text:span text:style-name="T1700">// without affecting its led ON/OFF operation</text:span></text:p>
      <text:p text:style-name="P1701"><text:span text:style-name="T1702">let ledSequence = led[</text:span><text:span text:style-name="T1703">0</text:span><text:span text:style-name="T1704">];</text:span></text:p>
      <text:p text:style-name="P1705"/>
      <text:p text:style-name="P1706"><text:span text:style-name="T1707">// turn ON and OFF led's sequentially</text:span></text:p>
      <text:p text:style-name="P1708"><text:span text:style-name="T1709">// total elapsed<text:s/></text:span><text:span text:style-name="T1710">time is 700 ms<text:s/></text:span></text:p>
      <text:p text:style-name="P1711">let ledOnOff = () =&gt; {</text:p>
      <text:p text:style-name="P1712"><text:span text:style-name="T1713"><text:s text:c="2"/>let t =<text:s/></text:span><text:span text:style-name="T1714">0</text:span><text:span text:style-name="T1715">;<text:s/></text:span></text:p>
      <text:p text:style-name="P1716"><text:s text:c="2"/>for (let x in led){</text:p>
      <text:p text:style-name="P1717"><text:span text:style-name="T1718"><text:s text:c="4"/>t +=<text:s/></text:span><text:span text:style-name="T1719">100</text:span><text:span text:style-name="T1720">;</text:span></text:p>
      <text:p text:style-name="P1721"><text:span text:style-name="T1722"><text:s text:c="4"/>led[x].delayOn(t, () =&gt;</text:span><text:span text:style-name="T1723"><text:s/>console.log(</text:span><text:span text:style-name="T1724">'led['</text:span><text:span text:style-name="T1725"><text:s/>+ x +<text:s/></text:span><text:span text:style-name="T1726">'] is ON'</text:span><text:span text:style-name="T1727">));<text:s/></text:span></text:p>
      <text:p text:style-name="P1728"><text:span text:style-name="T1729"><text:s text:c="4"/>led[x].delayOff(t +<text:s/></text:span><text:span text:style-name="T1730">400</text:span><text:span text:style-name="T1731">, () =&gt; console.log(</text:span><text:span text:style-name="T1732">'led['</text:span><text:span text:style-name="T1733"><text:s/>+ x +<text:s/></text:span><text:span text:style-name="T1734">'] is OFF'</text:span><text:span text:style-name="T1735">));<text:s/></text:span></text:p>
      <text:p text:style-name="P1736"><text:s text:c="2"/>}</text:p>
      <text:p text:style-name="P1737">};</text:p>
      <text:p text:style-name="P1738"/>
      <text:p text:style-name="P1739">r.watchInput(() =&gt; {</text:p>
      <text:p text:style-name="P1740"><text:s text:c="2"/>if(start.isOn){</text:p>
      <text:p text:style-name="P1741"><text:span text:style-name="T1742"><text:s text:c="4"/></text:span><text:span text:style-name="T1743">// start the ledOnOff sequence <text:s/></text:span></text:p>
      <text:p text:style-name="P1744"><text:span text:style-name="T1745"><text:s text:c="4"/>return ledSequence.loop(</text:span><text:span text:style-name="T1746">1</text:span><text:span text:style-name="T1747">,<text:s/></text:span><text:span text:style-name="T1748">1000</text:span><text:span text:style-name="T1749">, ledOnOff);</text:span></text:p>
      <text:p text:style-name="P1750"><text:s text:c="2"/>}</text:p>
      <text:p text:style-name="P1751"><text:s text:c="2"/>if(stop.isOn){</text:p>
      <text:p text:style-name="P1752"><text:span text:style-name="T1753"><text:s text:c="4"/></text:span><text:span text:style-name="T1754">// stop the ledOnOff sequence <text:s/></text:span></text:p>
      <text:p text:style-name="P1755"><text:s text:c="4"/>return ledSequence.loop();</text:p>
      <text:p text:style-name="P1756"><text:s text:c="2"/>}</text:p>
      <text:p text:style-name="P1757">});</text:p>
      <text:p text:style-name="P1758"/>
      <text:p text:style-name="P1759">var appExitProcess = () =&gt;<text:s/>{</text:p>
      <text:p text:style-name="P1760"><text:span text:style-name="T1761"><text:s text:c="2"/>console.log(</text:span><text:span text:style-name="T1762">'closing all I/O objects'</text:span><text:span text:style-name="T1763">);</text:span></text:p>
      <text:p text:style-name="P1764"><text:s text:c="2"/>for(let x in input){</text:p>
      <text:p text:style-name="P1765"><text:s text:c="4"/>input[x].close(); <text:s text:c="5"/></text:p>
      <text:p text:style-name="P1766"><text:s text:c="2"/>}</text:p>
      <text:p text:style-name="P1767"><text:s text:c="2"/>for(let x in led){</text:p>
      <text:p text:style-name="P1768"><text:s text:c="4"/>led[x].close();</text:p>
      <text:p text:style-name="P1769"><text:s text:c="2"/>}</text:p>
      <text:p text:style-name="P1770">}</text:p>
      <text:p text:style-name="P1771"/>
      <text:p text:style-name="P1772"><text:span text:style-name="T1773">// using Ctrl-C for app exit</text:span></text:p>
      <text:soft-page-break/>
      <text:p text:style-name="P1774"><text:span text:style-name="T1775">process.on(</text:span><text:span text:style-name="T1776">'SIGINT'</text:span><text:span text:style-name="T1777">, () =&gt; {</text:span></text:p>
      <text:p text:style-name="P1778"><text:s text:c="2"/>appExitProcess();</text:p>
      <text:p text:style-name="P1779"><text:span text:style-name="T1780"><text:s text:c="2"/>process.exit(</text:span><text:span text:style-name="T1781">0</text:span><text:span text:style-name="T1782">); <text:s/></text:span></text:p>
      <text:p text:style-name="P1783"><text:span text:style-name="T1784">});</text:span></text:p>
      <text:p text:style-name="P1785">pin</text:p>
      <text:p text:style-name="P1786"><text:span text:style-name="T1787">input/output property</text:span></text:p>
      <text:p text:style-name="P1788">Returns the GPIO pin used from your input and output objects.</text:p>
      <text:p text:style-name="P1789">Example</text:p>
      <text:p text:style-name="P1790"><text:span text:style-name="T1791">const r = require(</text:span><text:span text:style-name="T1792">'array-gpio'</text:span><text:span text:style-name="T1793">);</text:span></text:p>
      <text:p text:style-name="P1794"/>
      <text:p text:style-name="P1795"><text:span text:style-name="T1796">let sw = r.</text:span><text:span text:style-name="T1797">Input</text:span><text:span text:style-name="T1798">(</text:span><text:span text:style-name="T1799">11</text:span><text:span text:style-name="T1800">);</text:span></text:p>
      <text:p text:style-name="P1801"><text:span text:style-name="T1802">let led = r.</text:span><text:span text:style-name="T1803">Output</text:span><text:span text:style-name="T1804">(</text:span><text:span text:style-name="T1805">33</text:span><text:span text:style-name="T1806">);</text:span></text:p>
      <text:p text:style-name="P1807"/>
      <text:p text:style-name="P1808"><text:span text:style-name="T1809">console.log(sw.pin);<text:s/></text:span><text:span text:style-name="T1810">// 11</text:span></text:p>
      <text:p text:style-name="P1811"><text:span text:style-name="T1812">console.log(led.pin);<text:s/></text:span><text:span text:style-name="T1813">// 33</text:span></text:p>
      <text:p text:style-name="P1814">close()</text:p>
      <text:p text:style-name="P1815"><text:span text:style-name="T1816">input/output method</text:span></text:p>
      <text:p text:style-name="P1817">Closes any input/output object.</text:p>
      <text:p text:style-name="P1818">Example 1</text:p>
      <text:p text:style-name="P1819"><text:span text:style-name="T1820">const r = require(</text:span><text:span text:style-name="T1821">'array-gpio'</text:span><text:span text:style-name="T1822">);</text:span></text:p>
      <text:p text:style-name="P1823"/>
      <text:p text:style-name="P1824"><text:span text:style-name="T1825">let sw = r.</text:span><text:span text:style-name="T1826">Input</text:span><text:span text:style-name="T1827">(</text:span><text:span text:style-name="T1828">11</text:span><text:span text:style-name="T1829">);</text:span></text:p>
      <text:p text:style-name="P1830"><text:span text:style-name="T1831">let led = r.</text:span><text:span text:style-name="T1832">Output</text:span><text:span text:style-name="T1833">(</text:span><text:span text:style-name="T1834">33</text:span><text:span text:style-name="T1835">);</text:span></text:p>
      <text:p text:style-name="P1836"/>
      <text:p text:style-name="P1837">sw.close();</text:p>
      <text:p text:style-name="P1838"><text:span text:style-name="T1839">led.close();</text:span></text:p>
      <text:p text:style-name="P1840">Example 2</text:p>
      <text:p text:style-name="P1841"><text:span text:style-name="T1842">const r = require(</text:span><text:span text:style-name="T1843">'array-gpio'</text:span><text:span text:style-name="T1844">);</text:span></text:p>
      <text:p text:style-name="P1845"/>
      <text:p text:style-name="P1846"><text:span text:style-name="T1847">let input = r.</text:span><text:span text:style-name="T1848">Input</text:span><text:span text:style-name="T1849">(</text:span><text:span text:style-name="T1850">11</text:span><text:span text:style-name="T1851">,<text:s/></text:span><text:span text:style-name="T1852">13</text:span><text:span text:style-name="T1853">);</text:span></text:p>
      <text:p text:style-name="P1854"><text:span text:style-name="T1855">let output = r.</text:span><text:span text:style-name="T1856">Output</text:span><text:span text:style-name="T1857">(</text:span><text:span text:style-name="T1858">33</text:span><text:span text:style-name="T1859">,<text:s/></text:span><text:span text:style-name="T1860">35</text:span><text:span text:style-name="T1861">);</text:span></text:p>
      <text:p text:style-name="P1862"/>
      <text:p text:style-name="P1863">function appExitProcess(){</text:p>
      <text:p text:style-name="P1864"><text:span text:style-name="T1865"><text:s text:c="2"/>console.log(</text:span><text:span text:style-name="T1866">'closing all I/O objects'</text:span><text:span text:style-name="T1867">);</text:span></text:p>
      <text:p text:style-name="P1868"><text:s text:c="2"/>for(let x in input){</text:p>
      <text:p text:style-name="P1869"><text:s text:c="4"/>input[x].close(); <text:s text:c="5"/></text:p>
      <text:p text:style-name="P1870"><text:s text:c="2"/>}</text:p>
      <text:p text:style-name="P1871"><text:s text:c="2"/>for(let x in output){</text:p>
      <text:p text:style-name="P1872"><text:s text:c="4"/>output[x].close();</text:p>
      <text:p text:style-name="P1873"><text:s text:c="2"/>}</text:p>
      <text:p text:style-name="P1874">}</text:p>
      <text:p text:style-name="P1875"/>
      <text:p text:style-name="P1876"><text:span text:style-name="T1877">// using Ctrl-C for app exit</text:span></text:p>
      <text:p text:style-name="P1878"><text:span text:style-name="T1879">process.on(</text:span><text:span text:style-name="T1880">'SIGINT'</text:span><text:span text:style-name="T1881">, function (){</text:span></text:p>
      <text:p text:style-name="P1882"><text:s text:c="2"/>appExitProcess();</text:p>
      <text:p text:style-name="P1883"><text:span text:style-name="T1884"><text:s text:c="2"/>process.exit(</text:span><text:span text:style-name="T1885">0</text:span><text:span text:style-name="T1886">); <text:s/></text:span></text:p>
      <text:soft-page-break/>
      <text:p text:style-name="P1887"><text:span text:style-name="T1888">});</text:span></text:p>
      <text:p text:style-name="P1889">setR(intR)</text:p>
      <text:p text:style-name="P1890"><text:span text:style-name="T1891">input method</text:span></text:p>
      <text:p text:style-name="P1892">Sets or changes input internal resistor using either pull up or pull down.</text:p>
      <text:p text:style-name="P1893"><text:span text:style-name="T1894">intR</text:span></text:p>
      <text:p text:style-name="P1895"><text:span text:style-name="T1896">'pu'</text:span><text:span text:style-name="T1897"> or </text:span><text:span text:style-name="T1898">1</text:span><text:span text:style-name="T1899"> - Enable pull up resistor.</text:span></text:p>
      <text:p text:style-name="P1900"><text:span text:style-name="T1901">'pd'</text:span><text:span text:style-name="T1902"> or </text:span><text:span text:style-name="T1903">0</text:span><text:span text:style-name="T1904"> - Enable pull down resistor.</text:span></text:p>
      <text:p text:style-name="P1905">If no parameter is provided, no<text:s/>internal resistor will be used.</text:p>
      <text:p text:style-name="P1906">Example</text:p>
      <text:p text:style-name="P1907"><text:span text:style-name="T1908">const r = require(</text:span><text:span text:style-name="T1909">'array-gpio'</text:span><text:span text:style-name="T1910">);</text:span></text:p>
      <text:p text:style-name="P1911"/>
      <text:p text:style-name="P1912"><text:span text:style-name="T1913">let sw = r.</text:span><text:span text:style-name="T1914">Input</text:span><text:span text:style-name="T1915">(</text:span><text:span text:style-name="T1916">11</text:span><text:span text:style-name="T1917">,</text:span><text:span text:style-name="T1918">13</text:span><text:span text:style-name="T1919">,</text:span><text:span text:style-name="T1920">15</text:span><text:span text:style-name="T1921">);</text:span></text:p>
      <text:p text:style-name="P1922"/>
      <text:p text:style-name="P1923"><text:span text:style-name="T1924">// using pull up resistor</text:span></text:p>
      <text:p text:style-name="P1925"><text:span text:style-name="T1926">sw[</text:span><text:span text:style-name="T1927">0</text:span><text:span text:style-name="T1928">].setR(</text:span><text:span text:style-name="T1929">'pu'</text:span><text:span text:style-name="T1930">);<text:s/></text:span></text:p>
      <text:p text:style-name="P1931"><text:span text:style-name="T1932">// using pull down resistor</text:span></text:p>
      <text:p text:style-name="P1933"><text:span text:style-name="T1934">sw[</text:span><text:span text:style-name="T1935">1</text:span><text:span text:style-name="T1936">].setR(</text:span><text:span text:style-name="T1937">0</text:span><text:span text:style-name="T1938">);</text:span></text:p>
      <text:p text:style-name="P1939"><text:span text:style-name="T1940">// no internal resistor</text:span></text:p>
      <text:p text:style-name="P1941"><text:span text:style-name="T1942">sw[</text:span><text:span text:style-name="T1943">2</text:span><text:span text:style-name="T1944">].setR();</text:span></text:p>
      <text:p text:style-name="P1945"><text:span text:style-name="T1946"><draw:custom-shape svg:x="0in" svg:y="0in" svg:width="7.26528in" svg:height="0.11389in" draw:id="id0" draw:style-name="a0" draw:name="Horizontal Line 1" text:anchor-type="as-char"><svg:title/><svg:desc/><draw:enhanced-geometry draw:type="non-primitive" svg:viewBox="0 0 21600 21600" draw:enhanced-path="M 0 0 L 21600 0 21600 21600 0 21600 Z N"/></draw:custom-shape></text:span></text:p>
      <text:p text:style-name="P1947">PWM(pin)</text:p>
      <text:p text:style-name="P1948"><text:span text:style-name="T1949">PWM object<text:s/></text:span><text:span text:style-name="T1950">constructor</text:span></text:p>
      <text:p text:style-name="P1951"><text:span text:style-name="T1952">pin</text:span></text:p>
      <text:p text:style-name="P1953">Use PWM hardware peripherals to generate square-wave pulses for selected physical pin numbers 12, 32, 33 and 35 using its alternate function.</text:p>
      <text:p text:style-name="P1954">Channel 1 - pins 12 and 32.</text:p>
      <text:p text:style-name="P1955">Channel 2 - pins 33 and 35.</text:p>
      <text:p text:style-name="P1956">You can only control 2 peripherals<text:s/>independently, one from channel 1 and one from channel 2. If both peripherals are from the same channel, you can control both channels using only the control values (setRange and setData) from one of the peripherals.</text:p>
      <text:p text:style-name="P1957">Check the available pins based on your<text:s/>Raspberry pi models.</text:p>
      <text:p text:style-name="P1958">Requires root access to run your application.</text:p>
      <text:p text:style-name="P1959">setClockFreq(div)</text:p>
      <text:p text:style-name="P1960"><text:span text:style-name="T1961">div</text:span><text:span text:style-name="T1962"> The the divisor value to calculate the desired clock frequency from a fixed oscillator of 19.2 MHz.</text:span></text:p>
      <text:p text:style-name="P1963">(0 to 4095)</text:p>
      <text:soft-page-break/>
      <text:p text:style-name="P1964">freq = 19200000/div</text:p>
      <text:p text:style-name="P1965">setRange(range)</text:p>
      <text:p text:style-name="P1966">Sets the period T<text:s/>of the pulse.</text:p>
      <text:p text:style-name="P1967">setData(data)</text:p>
      <text:p text:style-name="P1968">Sets the pw (pulse width) of the pulse.</text:p>
      <text:p text:style-name="P1969">stop()</text:p>
      <text:p text:style-name="P1970">Stop the pulse generation of the system 19.2 MHz clock oscillator.</text:p>
      <text:p text:style-name="P1971">You can restart the pulse generation anytime using the pulse() or setData() function.</text:p>
      <text:p text:style-name="P1972">close()</text:p>
      <text:p text:style-name="P1973">Stop and disable PWM. Returns back the pin used for GPIO use.</text:p>
      <text:p text:style-name="P1974">Example 1</text:p>
      <text:p text:style-name="P1975"><text:span text:style-name="T1976">/* Connect an led to pin 12. */</text:span></text:p>
      <text:p text:style-name="P1977"/>
      <text:p text:style-name="P1978"><text:span text:style-name="T1979">/* r for raspberry pi */</text:span></text:p>
      <text:p text:style-name="P1980"><text:span text:style-name="T1981">const r = require(</text:span><text:span text:style-name="T1982">'array-gpio'</text:span><text:span text:style-name="T1983">);</text:span></text:p>
      <text:p text:style-name="P1984"/>
      <text:p text:style-name="P1985"><text:span text:style-name="T1986">/* start PWM using pin 12 */</text:span></text:p>
      <text:p text:style-name="P1987"><text:span text:style-name="T1988">var pwm = r.PWM(</text:span><text:span text:style-name="T1989">12</text:span><text:span text:style-name="T1990">);</text:span></text:p>
      <text:p text:style-name="P1991"/>
      <text:p text:style-name="P1992"><text:span text:style-name="T1993">/* set clock frequency using a div value of 1920 */</text:span></text:p>
      <text:p text:style-name="P1994"><text:span text:style-name="T1995">pwm.setClockFreq(</text:span><text:span text:style-name="T1996">1920</text:span><text:span text:style-name="T1997">);<text:s/></text:span><text:span text:style-name="T1998">// sets clock freq to 10kHz or 0.1 ms time resolution for T and pw<text:s/></text:span></text:p>
      <text:p text:style-name="P1999"/>
      <text:p text:style-name="P2000"><text:span text:style-name="T2001">/* set period (T) of the pulse */</text:span></text:p>
      <text:p text:style-name="P2002"><text:span text:style-name="T2003">pwm.setRange(</text:span><text:span text:style-name="T2004">1000</text:span><text:span text:style-name="T2005">);<text:s/></text:span><text:span text:style-name="T2006">// 1000 x 0.1 ms = 100 ms (actual period T)</text:span></text:p>
      <text:p text:style-name="P2007"/>
      <text:p text:style-name="P2008">/*</text:p>
      <text:p text:style-name="P2009"><text:s/>* set pw (pulse width) of the pulse and start the pulse generation for 2 seconds<text:s/></text:p>
      <text:p text:style-name="P2010"><text:s/>*</text:p>
      <text:p text:style-name="P2011"><text:s/>* The led attached to pin 12 should blink for 2 seconds</text:p>
      <text:p text:style-name="P2012"><text:span text:style-name="T2013"><text:s/></text:span><text:span text:style-name="T2014">*/</text:span></text:p>
      <text:p text:style-name="P2015"><text:span text:style-name="T2016">pwm.setData(</text:span><text:span text:style-name="T2017">100</text:span><text:span text:style-name="T2018">);<text:s/></text:span><text:span text:style-name="T2019">// 100 x 0.1 ms = 10 ms (actual pw)</text:span></text:p>
      <text:p text:style-name="P2020"/>
      <text:p text:style-name="P2021"><text:span text:style-name="T2022">/* stop PWM and return pin 12 to GPIO input mode */</text:span></text:p>
      <text:p text:style-name="P2023">setTimeout(function(){</text:p>
      <text:p text:style-name="P2024"/>
      <text:p text:style-name="P2025"><text:s text:c="2"/>pwm.stop();</text:p>
      <text:p text:style-name="P2026"><text:s text:c="2"/>pwm.close();</text:p>
      <text:p text:style-name="P2027"/>
      <text:p text:style-name="P2028"><text:span text:style-name="T2029">},<text:s/></text:span><text:span text:style-name="T2030">2000</text:span><text:span text:style-name="T2031">);</text:span></text:p>
      <text:p text:style-name="P2032"/>
      <text:p text:style-name="P2033">PWM(pin, freq, T, pw)</text:p>
      <text:p text:style-name="P2034"><text:span text:style-name="T2035">PWM object constructor</text:span></text:p>
      <text:p text:style-name="P2036">A quick way to start PWM with predefined clock frequencies.</text:p>
      <text:soft-page-break/>
      <text:p text:style-name="P2037"><text:span text:style-name="T2038">pin</text:span></text:p>
      <text:p text:style-name="P2039">Choose from channel 1 pins (12, 32) or channel 2 pins (33, 35).</text:p>
      <text:p text:style-name="P2040"><text:span text:style-name="T2041">freq</text:span><text:span text:style-name="T2042"> (kHz)</text:span></text:p>
      <text:p text:style-name="P2043"><text:span text:style-name="T2044">Choose from 3 predefined clock oscillator frequency that will provide<text:s/></text:span><text:span text:style-name="T2045">different time resolutions for your </text:span><text:span text:style-name="T2046">T</text:span><text:span text:style-name="T2047"> (period) and </text:span><text:span text:style-name="T2048">pw</text:span><text:span text:style-name="T2049"> (pulse width).</text:span></text:p>
      <text:p text:style-name="P2050"><text:span text:style-name="T2051">10</text:span><text:span text:style-name="T2052"> kHz -&gt; </text:span><text:span text:style-name="T2053">0.1</text:span><text:span text:style-name="T2054"> ms</text:span></text:p>
      <text:p text:style-name="P2055"><text:span text:style-name="T2056">100</text:span><text:span text:style-name="T2057"> kHz -&gt; </text:span><text:span text:style-name="T2058">0.01</text:span><text:span text:style-name="T2059"> ms</text:span></text:p>
      <text:p text:style-name="P2060"><text:span text:style-name="T2061">1000</text:span><text:span text:style-name="T2062"> kHz -&gt; </text:span><text:span text:style-name="T2063">0.001</text:span><text:span text:style-name="T2064"> ms or </text:span><text:span text:style-name="T2065">1</text:span><text:span text:style-name="T2066"> uS (microsecond)</text:span></text:p>
      <text:p text:style-name="P2067"><text:span text:style-name="T2068">T</text:span><text:span text:style-name="T2069"> (ms) is the initial cycle period T of the pulse.</text:span></text:p>
      <text:p text:style-name="P2070"><text:span text:style-name="T2071">pw</text:span><text:span text:style-name="T2072"> (ms) is the initial pulse width of the pulse.</text:span></text:p>
      <text:p text:style-name="P2073"><text:span text:style-name="T2074">The rati</text:span><text:span text:style-name="T2075">o of </text:span><text:span text:style-name="T2076">pw</text:span><text:span text:style-name="T2077"> over </text:span><text:span text:style-name="T2078">T</text:span><text:span text:style-name="T2079"> is the pulse </text:span><text:span text:style-name="T2080">duty cycle</text:span><text:span text:style-name="T2081"> (pw/T) x 100%.</text:span></text:p>
      <text:p text:style-name="P2082">pulse([pw])</text:p>
      <text:p text:style-name="P2083"><text:span text:style-name="T2084">Start the pulse generation or create a new pulse using the </text:span><text:span text:style-name="T2085">pw</text:span><text:span text:style-name="T2086"> parameter provided. If </text:span><text:span text:style-name="T2087">pw</text:span><text:span text:style-name="T2088"> is not provided, it will use the initial </text:span><text:span text:style-name="T2089">pw</text:span><text:span text:style-name="T2090"> from the PWM constructor and start the pulse generation.</text:span></text:p>
      <text:p text:style-name="P2091"><text:span text:style-name="T2092">pw</text:span><text:span text:style-name="T2093"> (ms) is the pulse width that will be used to generate a new pulse.</text:span></text:p>
      <text:p text:style-name="P2094"><text:span text:style-name="T2095">You can change the period </text:span><text:span text:style-name="T2096">T</text:span><text:span text:style-name="T2097"> using </text:span><text:span text:style-name="T2098">setRange()</text:span><text:span text:style-name="T2099"> and </text:span><text:span text:style-name="T2100">pw</text:span><text:span text:style-name="T2101"> using </text:span><text:span text:style-name="T2102">setData()</text:span><text:span text:style-name="T2103"> or </text:span><text:span text:style-name="T2104">pulse()</text:span><text:span text:style-name="T2105"> function at anytime in your application. However, T is usually fixed while changes in pw controls the behav</text:span><text:span text:style-name="T2106">iour of your motor device.</text:span></text:p>
      <text:p text:style-name="P2107">Example 2</text:p>
      <text:p text:style-name="P2108">/* Using a generic micro servo motor (~4.8 to 6.0 V)</text:p>
      <text:p text:style-name="P2109"><text:s/>*</text:p>
      <text:p text:style-name="P2110"><text:s/>* T period = 20 ms</text:p>
      <text:p text:style-name="P2111"><text:s/>*</text:p>
      <text:p text:style-name="P2112"><text:s/>* pw (pulse width) needed for various servo positions</text:p>
      <text:p text:style-name="P2113"><text:s/>*</text:p>
      <text:p text:style-name="P2114"><text:s/>* pw = 1.0 ms - pos 1, home position</text:p>
      <text:p text:style-name="P2115"><text:s/>* pw = 1.5 ms - pos 2, rotates 40 <text:s/>degrees<text:s/>cw (clockwise) from pos 1<text:s/></text:p>
      <text:p text:style-name="P2116"><text:s/>* pw = 2.0 ms - pos 3, rotates 80 <text:s/>degress cw from pos 1</text:p>
      <text:p text:style-name="P2117"><text:s/>* pw = 2.5 ms - pos 4, rotates 120 degress cw from pos 1</text:p>
      <text:p text:style-name="P2118"><text:s/>* <text:s text:c="2"/></text:p>
      <text:p text:style-name="P2119"><text:span text:style-name="T2120"><text:s/>*/</text:span></text:p>
      <text:p text:style-name="P2121"/>
      <text:p text:style-name="P2122"><text:span text:style-name="T2123">const r = require(</text:span><text:span text:style-name="T2124">'array-gpio'</text:span><text:span text:style-name="T2125">);</text:span></text:p>
      <text:p text:style-name="P2126"/>
      <text:p text:style-name="P2127"><text:span text:style-name="T2128">var pin <text:s/>=<text:s/></text:span><text:span text:style-name="T2129">33</text:span><text:span text:style-name="T2130">; <text:s text:c="3"/></text:span><text:span text:style-name="T2131">/* channel 2, alt-function 0 */</text:span></text:p>
      <text:p text:style-name="P2132"><text:span text:style-name="T2133">var freq =<text:s/></text:span><text:span text:style-name="T2134">10</text:span><text:span text:style-name="T2135">; <text:s text:c="3"/></text:span><text:span text:style-name="T2136">/* 10 kHz provides 0.1 ms time resolution */</text:span></text:p>
      <text:p text:style-name="P2137"><text:span text:style-name="T2138">var T <text:s text:c="3"/>=<text:s/></text:span><text:span text:style-name="T2139">200</text:span><text:span text:style-name="T2140">; <text:s text:c="2"/></text:span><text:span text:style-name="T2141">/* 200 x 0.1 ms = 20 ms */</text:span></text:p>
      <text:p text:style-name="P2142"><text:span text:style-name="T2143">var pw <text:s text:c="2"/>=<text:s/></text:span><text:span text:style-name="T2144">10</text:span><text:span text:style-name="T2145">; <text:s text:c="3"/></text:span><text:span text:style-name="T2146">/* 10 <text:s/>x 0.1 ms = 1.0 ms, home position */</text:span></text:p>
      <text:p text:style-name="P2147"/>
      <text:p text:style-name="P2148"><text:span text:style-name="T2149">/* start PWM and initialize with above details */</text:span></text:p>
      <text:p text:style-name="P2150">var pwm = r.PWM(pin, freq, T, pw);</text:p>
      <text:p text:style-name="P2151"/>
      <text:p text:style-name="P2152"><text:span text:style-name="T2153">/* create four<text:s/></text:span><text:span text:style-name="T2154">push buttons sw[0], sw[1], sw[2] and sw[4] */</text:span></text:p>
      <text:p text:style-name="P2155"><text:span text:style-name="T2156">const sw = r.</text:span><text:span text:style-name="T2157">Input</text:span><text:span text:style-name="T2158">(</text:span><text:span text:style-name="T2159">11</text:span><text:span text:style-name="T2160">,</text:span><text:span text:style-name="T2161">13</text:span><text:span text:style-name="T2162">,</text:span><text:span text:style-name="T2163">15</text:span><text:span text:style-name="T2164">,</text:span><text:span text:style-name="T2165">19</text:span><text:span text:style-name="T2166">);</text:span></text:p>
      <text:p text:style-name="P2167"><text:s/></text:p>
      <text:p text:style-name="P2168">r.watchInput(() =&gt; {</text:p>
      <text:p text:style-name="P2169"><text:span text:style-name="T2170"><text:s text:c="2"/></text:span><text:span text:style-name="T2171">/* Press sw[0] button to rotate the servo motor to pos 1 or home position */</text:span></text:p>
      <text:p text:style-name="P2172"><text:span text:style-name="T2173"><text:s text:c="2"/>if(sw[</text:span><text:span text:style-name="T2174">0</text:span><text:span text:style-name="T2175">].isOn){</text:span></text:p>
      <text:p text:style-name="P2176"><text:span text:style-name="T2177"><text:s text:c="4"/>pwm.pulse(</text:span><text:span text:style-name="T2178">10</text:span><text:span text:style-name="T2179">); <text:s text:c="3"/></text:span><text:span text:style-name="T2180">// 1.0 ms pw</text:span></text:p>
      <text:p text:style-name="P2181"><text:s text:c="2"/>}</text:p>
      <text:p text:style-name="P2182"><text:span text:style-name="T2183"><text:s text:c="2"/></text:span><text:span text:style-name="T2184">/* Press sw[1]<text:s/></text:span><text:span text:style-name="T2185">button to rotate to pos 2 */</text:span></text:p>
      <text:soft-page-break/>
      <text:p text:style-name="P2186"><text:span text:style-name="T2187"><text:s text:c="2"/>else if(sw[</text:span><text:span text:style-name="T2188">1</text:span><text:span text:style-name="T2189">].isOn){</text:span></text:p>
      <text:p text:style-name="P2190"><text:span text:style-name="T2191"><text:s text:c="4"/>pwm.pulse(</text:span><text:span text:style-name="T2192">15</text:span><text:span text:style-name="T2193">); <text:s text:c="3"/></text:span><text:span text:style-name="T2194">// 1.5 ms pw</text:span></text:p>
      <text:p text:style-name="P2195"><text:s text:c="2"/>}</text:p>
      <text:p text:style-name="P2196"><text:span text:style-name="T2197"><text:s text:c="2"/></text:span><text:span text:style-name="T2198">/* Press sw[2] button to rotate to pos 3 */</text:span></text:p>
      <text:p text:style-name="P2199"><text:span text:style-name="T2200"><text:s text:c="2"/>else if(sw[</text:span><text:span text:style-name="T2201">2</text:span><text:span text:style-name="T2202">].isOn){</text:span></text:p>
      <text:p text:style-name="P2203"><text:span text:style-name="T2204"><text:s text:c="4"/>pwm.pulse(</text:span><text:span text:style-name="T2205">20</text:span><text:span text:style-name="T2206">); <text:s text:c="3"/></text:span><text:span text:style-name="T2207">// 2.0 ms pw</text:span></text:p>
      <text:p text:style-name="P2208"><text:s text:c="2"/>}</text:p>
      <text:p text:style-name="P2209"><text:span text:style-name="T2210"><text:s text:c="2"/></text:span><text:span text:style-name="T2211">/* Press sw[3] button to rotate to pos 4 */</text:span></text:p>
      <text:p text:style-name="P2212"><text:span text:style-name="T2213"><text:s text:c="2"/>else if(s</text:span><text:span text:style-name="T2214">w[</text:span><text:span text:style-name="T2215">3</text:span><text:span text:style-name="T2216">].isOn){</text:span></text:p>
      <text:p text:style-name="P2217"><text:span text:style-name="T2218"><text:s text:c="4"/>pwm.pulse(</text:span><text:span text:style-name="T2219">25</text:span><text:span text:style-name="T2220">); <text:s text:c="3"/></text:span><text:span text:style-name="T2221">// 2.5 ms pw</text:span></text:p>
      <text:p text:style-name="P2222"><text:s text:c="2"/>}</text:p>
      <text:p text:style-name="P2223">});</text:p>
      <text:p text:style-name="P2224"/>
      <text:p text:style-name="P2225">const appExitProcess = () =&gt;<text:s/>{</text:p>
      <text:p text:style-name="P2226"><text:span text:style-name="T2227"><text:s/>console.log(</text:span><text:span text:style-name="T2228">'closing all sw and pwm objects'</text:span><text:span text:style-name="T2229">);</text:span></text:p>
      <text:p text:style-name="P2230"><text:s text:c="2"/>for(let x in sw){</text:p>
      <text:p text:style-name="P2231"><text:s text:c="4"/>sw[x].close();</text:p>
      <text:p text:style-name="P2232"><text:s text:c="2"/>}</text:p>
      <text:p text:style-name="P2233"><text:s text:c="2"/>pwm.close();</text:p>
      <text:p text:style-name="P2234"><text:span text:style-name="T2235"><text:s text:c="2"/>process.exit(</text:span><text:span text:style-name="T2236">0</text:span><text:span text:style-name="T2237">);</text:span></text:p>
      <text:p text:style-name="P2238">}</text:p>
      <text:p text:style-name="P2239"/>
      <text:p text:style-name="P2240"><text:span text:style-name="T2241">process.on(</text:span><text:span text:style-name="T2242">'SIGINT'</text:span><text:span text:style-name="T2243">, () =&gt;</text:span><text:span text:style-name="T2244"><text:s/>{</text:span></text:p>
      <text:p text:style-name="P2245"><text:span text:style-name="T2246"><text:s text:c="2"/>console.log(</text:span><text:span text:style-name="T2247">'\napp terminated using Ctrl-C'</text:span><text:span text:style-name="T2248">);</text:span></text:p>
      <text:p text:style-name="P2249"><text:span text:style-name="T2250"><text:s text:c="2"/></text:span><text:span text:style-name="T2251">appExitProcess();</text:span></text:p>
      <text:p text:style-name="P2252">});</text:p>
      <text:p text:style-name="P2253"><text:span text:style-name="T2254"><draw:custom-shape svg:x="0in" svg:y="0in" svg:width="7.26528in" svg:height="0.11389in" draw:id="id1" draw:style-name="a1" draw:name="Horizontal Line 2" text:anchor-type="as-char"><svg:title/><svg:desc/><draw:enhanced-geometry draw:type="non-primitive" svg:viewBox="0 0 21600 21600" draw:enhanced-path="M 0 0 L 21600 0 21600 21600 0 21600 Z N"/></draw:custom-shape></text:span></text:p>
      <text:p text:style-name="P2255">I2C()</text:p>
      <text:p text:style-name="P2256">Start I2C operations. Set pins 03 (SDA) and 05 (SCL) to alternate function 0 (ALT0) for I2C single master serial data transfer operations.</text:p>
      <text:p text:style-name="P2257">Requires root access.</text:p>
      <text:p text:style-name="P2258">begin()</text:p>
      <text:p text:style-name="P2259">Enable or restart I2C interface at anytime in your application. However, it is not necessary when using the I2C() constructor.</text:p>
      <text:p text:style-name="P2260">end()</text:p>
      <text:p text:style-name="P2261">End I2C operations. I2C pins 03 (SDA) and 05 (SCL) are returned to GPIO input mode.</text:p>
      <text:p text:style-name="P2262">setTransferSpeed(baud)</text:p>
      <text:p text:style-name="P2263"><text:span text:style-name="T2264">Sets the I2C clo</text:span><text:span text:style-name="T2265">ck frequency by converting the </text:span><text:span text:style-name="T2266">baud</text:span><text:span text:style-name="T2267"> parameter to the equivalent I2C clock divider value.</text:span></text:p>
      <text:p text:style-name="P2268">setClockFreq(div)</text:p>
      <text:p text:style-name="P2269"><text:span text:style-name="T2270">Sets the I2C clock speed based on the </text:span><text:span text:style-name="T2271">div</text:span><text:span text:style-name="T2272"> divisor value. Check values below.</text:span></text:p>
      <text:p text:style-name="P2273"><text:span text:style-name="T2274">div =<text:s/></text:span><text:span text:style-name="T2275">2500</text:span><text:span text:style-name="T2276"><text:s/>=&gt;<text:s/></text:span><text:span text:style-name="T2277">10us</text:span><text:span text:style-name="T2278"><text:s/></text:span><text:span text:style-name="T2279"><text:tab/>=&gt;<text:s/></text:span><text:span text:style-name="T2280">100</text:span><text:span text:style-name="T2281"><text:s/>kHz</text:span></text:p>
      <text:p text:style-name="P2282"><text:span text:style-name="T2283">div =<text:s/></text:span><text:span text:style-name="T2284">626</text:span><text:span text:style-name="T2285"><text:s text:c="2"/>=&gt;<text:s/></text:span><text:span text:style-name="T2286">2.504us</text:span><text:span text:style-name="T2287"><text:s/></text:span><text:span text:style-name="T2288"><text:tab/>=&gt;<text:s/></text:span><text:span text:style-name="T2289">399.3610</text:span><text:span text:style-name="T2290"><text:s/>kHz</text:span></text:p>
      <text:soft-page-break/>
      <text:p text:style-name="P2291"><text:span text:style-name="T2292">div =<text:s/></text:span><text:span text:style-name="T2293">150</text:span><text:span text:style-name="T2294"><text:s text:c="2"/>=&gt;<text:s/></text:span><text:span text:style-name="T2295">60ns</text:span><text:span text:style-name="T2296"><text:s/></text:span><text:span text:style-name="T2297"><text:tab/>=&gt;<text:s/></text:span><text:span text:style-name="T2298">1.666</text:span><text:span text:style-name="T2299"><text:s/></text:span><text:span text:style-name="T2300">MHz</text:span><text:span text:style-name="T2301"><text:s/>(default at reset)</text:span></text:p>
      <text:p text:style-name="P2302"><text:span text:style-name="T2303">div =<text:s/></text:span><text:span text:style-name="T2304">148</text:span><text:span text:style-name="T2305"><text:s text:c="2"/>=&gt;<text:s/></text:span><text:span text:style-name="T2306">59ns</text:span><text:span text:style-name="T2307"><text:s/></text:span><text:span text:style-name="T2308"><text:tab/>=&gt;<text:s/></text:span><text:span text:style-name="T2309">1.689</text:span><text:span text:style-name="T2310"><text:s/></text:span><text:span text:style-name="T2311">MHz</text:span></text:p>
      <text:p text:style-name="P2312">selectSlave(addr)</text:p>
      <text:p text:style-name="P2313">Sets the I2C slave address.</text:p>
      <text:p text:style-name="P2314"><text:span text:style-name="T2315">addr</text:span><text:span text:style-name="T2316"> The I2C slave address.</text:span></text:p>
      <text:p text:style-name="P2317">write(wbuf, len)</text:p>
      <text:p text:style-name="P2318">Write a number of bytes to the currently selected I2C slave.</text:p>
      <text:p text:style-name="P2319"><text:span text:style-name="T2320">wbuf</text:span><text:span text:style-name="T2321"> Buffer of<text:s/></text:span><text:span text:style-name="T2322">bytes to write/send.</text:span></text:p>
      <text:p text:style-name="P2323"><text:span text:style-name="T2324">len</text:span><text:span text:style-name="T2325"><text:s/>Number of bytes to write/send.</text:span></text:p>
      <text:p text:style-name="P2326">read(rbuf, len)</text:p>
      <text:p text:style-name="P2327">Read a number of bytes from the currently selected I2C slave.</text:p>
      <text:p text:style-name="P2328"><text:span text:style-name="T2329">rbuf</text:span><text:span text:style-name="T2330"> Buffer of bytes to read/receive.</text:span></text:p>
      <text:p text:style-name="P2331"><text:span text:style-name="T2332">len</text:span><text:span text:style-name="T2333"><text:s/>Number of bytes to read/receive.</text:span></text:p>
      <text:p text:style-name="P2334"><text:span text:style-name="T2335">/* Using MCP9808 Temperature Sensor */</text:span></text:p>
      <text:p text:style-name="P2336"/>
      <text:p text:style-name="P2337"><text:span text:style-name="T2338">const r</text:span><text:span text:style-name="T2339"><text:s/>= require(</text:span><text:span text:style-name="T2340">'array-gpio'</text:span><text:span text:style-name="T2341">);</text:span></text:p>
      <text:p text:style-name="P2342"/>
      <text:p text:style-name="P2343">var i2c = r.I2C();</text:p>
      <text:p text:style-name="P2344"/>
      <text:p text:style-name="P2345"><text:span text:style-name="T2346">/* set data transfer speed to 400 kHz */</text:span></text:p>
      <text:p text:style-name="P2347"><text:span text:style-name="T2348">i2c.setTransferSpeed(</text:span><text:span text:style-name="T2349">400000</text:span><text:span text:style-name="T2350">);</text:span></text:p>
      <text:p text:style-name="P2351"><text:s/></text:p>
      <text:p text:style-name="P2352"><text:span text:style-name="T2353">/* MCP9808 device address */</text:span></text:p>
      <text:p text:style-name="P2354"><text:span text:style-name="T2355">let slave =<text:s/></text:span><text:span text:style-name="T2356">0x18</text:span><text:span text:style-name="T2357">;</text:span></text:p>
      <text:p text:style-name="P2358"/>
      <text:p text:style-name="P2359"><text:span text:style-name="T2360">/* access MCP9808 device */</text:span></text:p>
      <text:p text:style-name="P2361">i2c.selectSlave(slave);</text:p>
      <text:p text:style-name="P2362"/>
      <text:p text:style-name="P2363"><text:span text:style-name="T2364">/* setup write and read data buffer</text:span><text:span text:style-name="T2365"><text:s/>*/</text:span></text:p>
      <text:p text:style-name="P2366"><text:span text:style-name="T2367">const wbuf =<text:s/></text:span><text:span text:style-name="T2368">Buffer</text:span><text:span text:style-name="T2369">.alloc(</text:span><text:span text:style-name="T2370">16</text:span><text:span text:style-name="T2371">);<text:s/></text:span><text:span text:style-name="T2372">// write buffer</text:span></text:p>
      <text:p text:style-name="P2373"><text:span text:style-name="T2374">const rbuf =<text:s/></text:span><text:span text:style-name="T2375">Buffer</text:span><text:span text:style-name="T2376">.alloc(</text:span><text:span text:style-name="T2377">16</text:span><text:span text:style-name="T2378">);<text:s/></text:span><text:span text:style-name="T2379">// read buffer</text:span></text:p>
      <text:p text:style-name="P2380"/>
      <text:p text:style-name="P2381"><text:span text:style-name="T2382">/* accessing the internal 16-bit manufacturer ID register within MCP9808 */</text:span></text:p>
      <text:p text:style-name="P2383"><text:span text:style-name="T2384">wbuf[</text:span><text:span text:style-name="T2385">0</text:span><text:span text:style-name="T2386">] =<text:s/></text:span><text:span text:style-name="T2387">0x06</text:span><text:span text:style-name="T2388">;<text:s/></text:span><text:span text:style-name="T2389">// address of manufacturer ID register</text:span></text:p>
      <text:p text:style-name="P2390"><text:span text:style-name="T2391">i2c.write(wbuf,<text:s/></text:span><text:span text:style-name="T2392">1</text:span><text:span text:style-name="T2393">);</text:span></text:p>
      <text:p text:style-name="P2394"/>
      <text:p text:style-name="P2395">/*<text:s/></text:p>
      <text:p text:style-name="P2396"><text:s/>*<text:s/>read content of 16-bit manufacturer ID register (should be 0x54 as per datasheet)<text:s/></text:p>
      <text:p text:style-name="P2397"><text:s/>* reads upper byte (rbuf[0]) and lower byte (rbuf[1]), ID value is on the lower byte</text:p>
      <text:p text:style-name="P2398"><text:span text:style-name="T2399"><text:s/>*/</text:span></text:p>
      <text:p text:style-name="P2400"><text:span text:style-name="T2401">i2c.read(rbuf,<text:s/></text:span><text:span text:style-name="T2402">2</text:span><text:span text:style-name="T2403">);<text:s/></text:span></text:p>
      <text:p text:style-name="P2404"/>
      <text:p text:style-name="P2405"><text:span text:style-name="T2406">console.log(</text:span><text:span text:style-name="T2407">'MCP9808 ID: '</text:span><text:span text:style-name="T2408">, rbuf[</text:span><text:span text:style-name="T2409">1</text:span><text:span text:style-name="T2410">].toString(</text:span><text:span text:style-name="T2411">16</text:span><text:span text:style-name="T2412">)); <text:s/></text:span><text:span text:style-name="T2413">//<text:s/></text:span><text:span text:style-name="T2414">convert ID to hex value</text:span></text:p>
      <text:p text:style-name="P2415"/>
      <text:p text:style-name="P2416"><text:span text:style-name="T2417">/* Based on MCP9808 datasheet, compute the temperature data as follows */</text:span></text:p>
      <text:p text:style-name="P2418">function getTemp(){</text:p>
      <text:p text:style-name="P2419"/>
      <text:p text:style-name="P2420"><text:span text:style-name="T2421"><text:s text:c="2"/></text:span><text:span text:style-name="T2422">/* variable for temperature data */</text:span></text:p>
      <text:p text:style-name="P2423"><text:span text:style-name="T2424"><text:s text:c="2"/>let<text:s/></text:span><text:span text:style-name="T2425">Temp</text:span><text:span text:style-name="T2426">;</text:span></text:p>
      <text:p text:style-name="P2427"><text:tab/></text:p>
      <text:p text:style-name="P2428"><text:span text:style-name="T2429"><text:s text:c="2"/>let<text:s/></text:span><text:span text:style-name="T2430">UpperByte</text:span><text:span text:style-name="T2431"><text:s/>= rbuf[</text:span><text:span text:style-name="T2432">0</text:span><text:span text:style-name="T2433">];</text:span></text:p>
      <text:p text:style-name="P2434"><text:span text:style-name="T2435"><text:s text:c="2"/>let<text:s/></text:span><text:span text:style-name="T2436">LowerByte</text:span><text:span text:style-name="T2437"><text:s/>= rbuf[</text:span><text:span text:style-name="T2438">1</text:span><text:span text:style-name="T2439">];</text:span></text:p>
      <text:p text:style-name="P2440"/>
      <text:p text:style-name="P2441"><text:span text:style-name="T2442"><text:s text:c="2"/></text:span><text:span text:style-name="T2443">UpperByte</text:span><text:span text:style-name="T2444"><text:s/>=<text:s/></text:span><text:span text:style-name="T2445">UpperByte</text:span><text:span text:style-name="T2446"><text:s/>&amp;<text:s/></text:span><text:span text:style-name="T2447">0x1F</text:span><text:span text:style-name="T2448">;<text:s/></text:span><text:span text:style-name="T2449">// Clear flag bits</text:span></text:p>
      <text:p text:style-name="P2450"/>
      <text:p text:style-name="P2451"><text:span text:style-name="T2452"><text:s text:c="2"/></text:span><text:span text:style-name="T2453">// Temp &lt; 0°C</text:span></text:p>
      <text:p text:style-name="P2454"><text:span text:style-name="T2455"><text:s text:c="2"/>if ((</text:span><text:span text:style-name="T2456">UpperByte</text:span><text:span text:style-name="T2457"><text:s/>&amp;<text:s/></text:span><text:span text:style-name="T2458">0x10</text:span><text:span text:style-name="T2459">) ==<text:s/></text:span><text:span text:style-name="T2460">0x10</text:span><text:span text:style-name="T2461">){</text:span></text:p>
      <text:p text:style-name="P2462"><text:span text:style-name="T2463"><text:tab/></text:span><text:span text:style-name="T2464">UpperByte</text:span><text:span text:style-name="T2465"><text:s/>=<text:s/></text:span><text:span text:style-name="T2466">UpperByte</text:span><text:span text:style-name="T2467"><text:s/>&amp;<text:s/></text:span><text:span text:style-name="T2468">0x0F</text:span><text:span text:style-name="T2469">;<text:s/></text:span><text:span text:style-name="T2470">// Clear SIGN</text:span></text:p>
      <text:p text:style-name="P2471"><text:span text:style-name="T2472"><text:tab/></text:span><text:span text:style-name="T2473">Temp</text:span><text:span text:style-name="T2474"><text:s/>=<text:s/></text:span><text:span text:style-name="T2475">256</text:span><text:span text:style-name="T2476"><text:s/>- ((</text:span><text:span text:style-name="T2477">UpperByte</text:span><text:span text:style-name="T2478"><text:s/>*<text:s/></text:span><text:span text:style-name="T2479">16</text:span><text:span text:style-name="T2480">) + (</text:span><text:span text:style-name="T2481">LowerByte</text:span><text:span text:style-name="T2482"><text:s/>/<text:s/></text:span><text:span text:style-name="T2483">16</text:span><text:span text:style-name="T2484">));</text:span></text:p>
      <text:p text:style-name="P2485"/>
      <text:p text:style-name="P2486"><text:span text:style-name="T2487"><text:s text:c="2"/></text:span><text:span text:style-name="T2488">// Temp &gt;</text:span><text:span text:style-name="T2489"><text:s/>0°C</text:span></text:p>
      <text:p text:style-name="P2490"><text:s text:c="2"/>}else {<text:s/></text:p>
      <text:p text:style-name="P2491"><text:span text:style-name="T2492"><text:tab/></text:span><text:span text:style-name="T2493">Temp</text:span><text:span text:style-name="T2494"><text:s/>= ((</text:span><text:span text:style-name="T2495">UpperByte</text:span><text:span text:style-name="T2496"><text:s/>*<text:s/></text:span><text:span text:style-name="T2497">16</text:span><text:span text:style-name="T2498">) + (</text:span><text:span text:style-name="T2499">LowerByte</text:span><text:span text:style-name="T2500"><text:s/>/<text:s/></text:span><text:span text:style-name="T2501">16</text:span><text:span text:style-name="T2502">));</text:span></text:p>
      <text:p text:style-name="P2503"><text:s text:c="2"/>}</text:p>
      <text:p text:style-name="P2504"/>
      <text:p text:style-name="P2505"><text:span text:style-name="T2506"><text:s text:c="2"/></text:span><text:span text:style-name="T2507">/* Print out temperature data */</text:span></text:p>
      <text:p text:style-name="P2508"><text:span text:style-name="T2509"><text:s text:c="2"/>console.log(</text:span><text:span text:style-name="T2510">'Temp: '</text:span><text:span text:style-name="T2511">,<text:s/></text:span><text:span text:style-name="T2512">Temp</text:span><text:span text:style-name="T2513">);</text:span></text:p>
      <text:p text:style-name="P2514"><text:s/></text:p>
      <text:p text:style-name="P2515">}</text:p>
      <text:p text:style-name="P2516"/>
      <text:p text:style-name="P2517"><text:span text:style-name="T2518">/* get temperature readings every 2 seconds */</text:span></text:p>
      <text:p text:style-name="P2519">setInterval( function(){</text:p>
      <text:p text:style-name="P2520"/>
      <text:p text:style-name="P2521"><text:span text:style-name="T2522"><text:s text:c="2"/></text:span><text:span text:style-name="T2523">/*<text:s/></text:span></text:p>
      <text:p text:style-name="P2524"><text:s text:c="3"/>* accessing the internal 16-bit<text:s/>configuration register within MCP9808<text:s/></text:p>
      <text:p text:style-name="P2525"><text:s text:c="3"/>* You can skip accessing this register using default settings<text:s/></text:p>
      <text:p text:style-name="P2526"><text:span text:style-name="T2527"><text:s text:c="3"/>*/</text:span></text:p>
      <text:p text:style-name="P2528"><text:span text:style-name="T2529"><text:s text:c="2"/>wbuf[</text:span><text:span text:style-name="T2530">0</text:span><text:span text:style-name="T2531">] =<text:s/></text:span><text:span text:style-name="T2532">0x01</text:span><text:span text:style-name="T2533">;<text:s/></text:span><text:span text:style-name="T2534">// address of configuration register</text:span></text:p>
      <text:p text:style-name="P2535"><text:span text:style-name="T2536"><text:s text:c="2"/></text:span><text:span text:style-name="T2537">/* change content of configuration register */</text:span></text:p>
      <text:p text:style-name="P2538"><text:span text:style-name="T2539"><text:s text:c="2"/>wbuf[</text:span><text:span text:style-name="T2540">1</text:span><text:span text:style-name="T2541">] =<text:s/></text:span><text:span text:style-name="T2542">0x02</text:span><text:span text:style-name="T2543">;<text:s/></text:span><text:span text:style-name="T2544">// register upper byte,</text:span><text:span text:style-name="T2545"><text:s/>THYST set with +1.5 C</text:span></text:p>
      <text:p text:style-name="P2546"><text:span text:style-name="T2547"><text:s text:c="2"/>wbuf[</text:span><text:span text:style-name="T2548">2</text:span><text:span text:style-name="T2549">] =<text:s/></text:span><text:span text:style-name="T2550">0x00</text:span><text:span text:style-name="T2551">;<text:s/></text:span><text:span text:style-name="T2552">// register lower byte (power up defaults)</text:span></text:p>
      <text:p text:style-name="P2553"><text:span text:style-name="T2554"><text:s text:c="2"/>i2c.write(wbuf,<text:s/></text:span><text:span text:style-name="T2555">3</text:span><text:span text:style-name="T2556">);</text:span></text:p>
      <text:p text:style-name="P2557"/>
      <text:p text:style-name="P2558"><text:span text:style-name="T2559"><text:s text:c="2"/></text:span><text:span text:style-name="T2560">/* accessing the internal 16-bit ambient temp register within MCP9808 */</text:span></text:p>
      <text:p text:style-name="P2561"><text:span text:style-name="T2562"><text:s text:c="2"/>wbuf[</text:span><text:span text:style-name="T2563">0</text:span><text:span text:style-name="T2564">] =<text:s/></text:span><text:span text:style-name="T2565">0x05</text:span><text:span text:style-name="T2566">;<text:s/></text:span><text:span text:style-name="T2567">// address of ambient temperature register</text:span></text:p>
      <text:p text:style-name="P2568"><text:span text:style-name="T2569"><text:s text:c="2"/></text:span><text:span text:style-name="T2570">i2c.write(wbuf,<text:s/></text:span><text:span text:style-name="T2571">1</text:span><text:span text:style-name="T2572">);</text:span></text:p>
      <text:p text:style-name="P2573"/>
      <text:p text:style-name="P2574"><text:span text:style-name="T2575"><text:s text:c="2"/></text:span><text:span text:style-name="T2576">/* read content of ambient temp register */</text:span></text:p>
      <text:p text:style-name="P2577"><text:span text:style-name="T2578"><text:s text:c="2"/>i2c.read(rbuf,<text:s/></text:span><text:span text:style-name="T2579">2</text:span><text:span text:style-name="T2580">);<text:s/></text:span><text:span text:style-name="T2581">// reads UpperByte and LowerByte</text:span></text:p>
      <text:p text:style-name="P2582"><text:s text:c="2"/></text:p>
      <text:p text:style-name="P2583"><text:span text:style-name="T2584"><text:s text:c="2"/></text:span><text:span text:style-name="T2585">/* get temperature data and print out the results */</text:span></text:p>
      <text:p text:style-name="P2586"><text:s text:c="2"/>getTemp();</text:p>
      <text:p text:style-name="P2587"><text:s/></text:p>
      <text:p text:style-name="P2588"><text:span text:style-name="T2589">},<text:s/></text:span><text:span text:style-name="T2590">2000</text:span><text:span text:style-name="T2591">);</text:span></text:p>
      <text:p text:style-name="P2592"/>
      <text:p text:style-name="P2593"><text:span text:style-name="T2594">process.on(</text:span><text:span text:style-name="T2595">'SIGINT'</text:span><text:span text:style-name="T2596">, function (){</text:span></text:p>
      <text:p text:style-name="P2597"><text:span text:style-name="T2598"><text:s text:c="2"/>console.log(</text:span><text:span text:style-name="T2599">'\napp terminated using Ctrl-C'</text:span><text:span text:style-name="T2600">);</text:span></text:p>
      <text:p text:style-name="P2601"><text:span text:style-name="T2602"><text:s text:c="2"/></text:span><text:span text:style-name="T2603">i2c.end();</text:span></text:p>
      <text:p text:style-name="P2604"><text:span text:style-name="T2605"><text:s text:c="2"/>process.exit(</text:span><text:span text:style-name="T2606">0</text:span><text:span text:style-name="T2607">);</text:span></text:p>
      <text:p text:style-name="P2608">});</text:p>
      <text:p text:style-name="P2609"><text:span text:style-name="T2610"><draw:custom-shape svg:x="0in" svg:y="0in" svg:width="7.26528in" svg:height="0.11389in" draw:id="id2" draw:style-name="a2" draw:name="Horizontal Line 3" text:anchor-type="as-char"><svg:title/><svg:desc/><draw:enhanced-geometry draw:type="non-primitive" svg:viewBox="0 0 21600 21600" draw:enhanced-path="M 0 0 L 21600 0 21600 21600 0 21600 Z N"/></draw:custom-shape></text:span></text:p>
      <text:p text:style-name="P2611">SPI()</text:p>
      <text:p text:style-name="P2612">Switches RPi SPI0 pins 19 (MOSI), 21 (MISO), 23 (CLK), 24 (CE0) and 26 (CE1) to alternate function ALT0 for SPI interface use.</text:p>
      <text:soft-page-break/>
      <text:p text:style-name="P2613">Requires root access.</text:p>
      <text:p text:style-name="P2614">setClockFreq(div)</text:p>
      <text:p text:style-name="P2615">Sets SPI<text:s/>clock frequency using a divisor value.</text:p>
      <text:p text:style-name="P2616">Specifies the divisor used to generate the SPI clock frequency. Figures below show the div and clock frequency generated. Clock is based on nominal core clock rate of 250MHz on RPi1 and RPi2, and 400MHz on RPi3.</text:p>
      <text:p text:style-name="P2617"><text:span text:style-name="T2618">div</text:span><text:span text:style-name="T2619"> T</text:span><text:span text:style-name="T2620">he SPI divisor to generate the SPI clock frequency.</text:span></text:p>
      <text:p text:style-name="P2621"><text:span text:style-name="T2622">SPI div <text:s/></text:span><text:span text:style-name="T2623">2048</text:span><text:span text:style-name="T2624"><text:s text:c="2"/>=<text:s/></text:span><text:span text:style-name="T2625">122.0703125kHz</text:span><text:span text:style-name="T2626"><text:s/>on<text:s/></text:span><text:span text:style-name="T2627">Rpi2</text:span><text:span text:style-name="T2628">,<text:s/></text:span><text:span text:style-name="T2629">195.3125kHz</text:span><text:span text:style-name="T2630"><text:s/>on RPI3</text:span></text:p>
      <text:p text:style-name="P2631"><text:span text:style-name="T2632">SPI div <text:s/></text:span><text:span text:style-name="T2633">1024</text:span><text:span text:style-name="T2634"><text:s text:c="2"/>=<text:s/></text:span><text:span text:style-name="T2635">244.140625kHz</text:span><text:span text:style-name="T2636"><text:s/>on<text:s/></text:span><text:span text:style-name="T2637">Rpi2</text:span><text:span text:style-name="T2638">,<text:s/></text:span><text:span text:style-name="T2639">390.625kHz</text:span><text:span text:style-name="T2640"><text:s/>on RPI3</text:span></text:p>
      <text:p text:style-name="P2641"><text:span text:style-name="T2642">SPI div <text:s/></text:span><text:span text:style-name="T2643">512</text:span><text:span text:style-name="T2644"><text:s text:c="3"/>=<text:s/></text:span><text:span text:style-name="T2645">488.28125kHz</text:span><text:span text:style-name="T2646"><text:s/>on<text:s/></text:span><text:span text:style-name="T2647">Rpi2</text:span><text:span text:style-name="T2648">,<text:s/></text:span><text:span text:style-name="T2649">781.25kHz</text:span><text:span text:style-name="T2650"><text:s/>on RPI3</text:span></text:p>
      <text:p text:style-name="P2651"><text:span text:style-name="T2652">SPI div <text:s/></text:span><text:span text:style-name="T2653">256</text:span><text:span text:style-name="T2654"><text:s text:c="3"/>=<text:s/></text:span><text:span text:style-name="T2655">976.5625kHz</text:span><text:span text:style-name="T2656"><text:s/>on<text:s/></text:span><text:span text:style-name="T2657">Rpi2</text:span><text:span text:style-name="T2658">,<text:s/></text:span><text:span text:style-name="T2659">1.5625MHz</text:span><text:span text:style-name="T2660"><text:s/>on RPI3</text:span></text:p>
      <text:p text:style-name="P2661"><text:span text:style-name="T2662">SPI div <text:s/></text:span><text:span text:style-name="T2663">128</text:span><text:span text:style-name="T2664"><text:s text:c="3"/>=<text:s/></text:span><text:span text:style-name="T2665">1.953125MHz</text:span><text:span text:style-name="T2666"><text:s/>on<text:s/></text:span><text:span text:style-name="T2667">Rpi2</text:span><text:span text:style-name="T2668">,<text:s/></text:span><text:span text:style-name="T2669">3.125MHz</text:span><text:span text:style-name="T2670"><text:s/>on RPI3 (default)</text:span></text:p>
      <text:p text:style-name="P2671"><text:span text:style-name="T2672">SPI div <text:s/></text:span><text:span text:style-name="T2673">64</text:span><text:span text:style-name="T2674"><text:s text:c="4"/>=<text:s/></text:span><text:span text:style-name="T2675">3.90625MHz</text:span><text:span text:style-name="T2676"><text:s/>on<text:s/></text:span><text:span text:style-name="T2677">Rpi2</text:span><text:span text:style-name="T2678">,<text:s/></text:span><text:span text:style-name="T2679">6.250MHz</text:span><text:span text:style-name="T2680"><text:s/>on RPI3</text:span></text:p>
      <text:p text:style-name="P2681"><text:span text:style-name="T2682">SPI div <text:s/></text:span><text:span text:style-name="T2683">32</text:span><text:span text:style-name="T2684"><text:s text:c="4"/>=<text:s/></text:span><text:span text:style-name="T2685">7.8125MHz</text:span><text:span text:style-name="T2686"><text:s/>on<text:s/></text:span><text:span text:style-name="T2687">Rpi2</text:span><text:span text:style-name="T2688">,<text:s/></text:span><text:span text:style-name="T2689">12.5MHz</text:span><text:span text:style-name="T2690"><text:s/>on RPI3</text:span></text:p>
      <text:p text:style-name="P2691"><text:span text:style-name="T2692">SPI div <text:s/></text:span><text:span text:style-name="T2693">16</text:span><text:span text:style-name="T2694"><text:s text:c="4"/>=<text:s/></text:span><text:span text:style-name="T2695">15.625MHz</text:span><text:span text:style-name="T2696"><text:s/>on<text:s/></text:span><text:span text:style-name="T2697">Rpi2</text:span><text:span text:style-name="T2698">,<text:s/></text:span><text:span text:style-name="T2699">25MHz</text:span><text:span text:style-name="T2700"><text:s/>on R</text:span><text:span text:style-name="T2701">PI3</text:span></text:p>
      <text:p text:style-name="P2702"><text:span text:style-name="T2703">SPI div <text:s/></text:span><text:span text:style-name="T2704">8</text:span><text:span text:style-name="T2705"><text:s text:c="5"/>=<text:s/></text:span><text:span text:style-name="T2706">31.25MHz</text:span><text:span text:style-name="T2707"><text:s/>on<text:s/></text:span><text:span text:style-name="T2708">Rpi2</text:span><text:span text:style-name="T2709">,<text:s/></text:span><text:span text:style-name="T2710">50MHz</text:span><text:span text:style-name="T2711"><text:s/>on RPI3</text:span></text:p>
      <text:p text:style-name="P2712">chipSelect(cs)</text:p>
      <text:p text:style-name="P2713"><text:span text:style-name="T2714">cs =<text:s/></text:span><text:span text:style-name="T2715">0</text:span><text:span text:style-name="T2716">, <text:s/></text:span><text:span text:style-name="T2717">Chip</text:span><text:span text:style-name="T2718"><text:s/></text:span><text:span text:style-name="T2719">Select</text:span><text:span text:style-name="T2720"><text:s/></text:span><text:span text:style-name="T2721">0</text:span></text:p>
      <text:p text:style-name="P2722"><text:span text:style-name="T2723">cs =<text:s/></text:span><text:span text:style-name="T2724">1</text:span><text:span text:style-name="T2725">, <text:s/></text:span><text:span text:style-name="T2726">Chip</text:span><text:span text:style-name="T2727"><text:s/></text:span><text:span text:style-name="T2728">Select</text:span><text:span text:style-name="T2729"><text:s/></text:span><text:span text:style-name="T2730">1</text:span></text:p>
      <text:p text:style-name="P2731"><text:span text:style-name="T2732">cs =<text:s/></text:span><text:span text:style-name="T2733">2</text:span><text:span text:style-name="T2734">, <text:s/></text:span><text:span text:style-name="T2735">Chip</text:span><text:span text:style-name="T2736"><text:s/></text:span><text:span text:style-name="T2737">Select</text:span><text:span text:style-name="T2738"><text:s/></text:span><text:span text:style-name="T2739">2</text:span><text:span text:style-name="T2740"><text:s/></text:span></text:p>
      <text:p text:style-name="P2741"><text:span text:style-name="T2742">cs =<text:s/></text:span><text:span text:style-name="T2743">3</text:span><text:span text:style-name="T2744">, <text:s/></text:span><text:span text:style-name="T2745">No</text:span><text:span text:style-name="T2746"><text:s/></text:span><text:span text:style-name="T2747">Chip</text:span><text:span text:style-name="T2748"><text:s/></text:span><text:span text:style-name="T2749">Select</text:span><text:span text:style-name="T2750"><text:s/></text:span></text:p>
      <text:p text:style-name="P2751"><text:span text:style-name="T2752">cs</text:span><text:span text:style-name="T2753"> Sets the chip select pin(s). When a data transfer is made, the selected pin(s) will be<text:s/></text:span><text:span text:style-name="T2754">asserted or held in active state (usually active </text:span><text:span text:style-name="T2755">low</text:span><text:span text:style-name="T2756">) during the transfer.</text:span></text:p>
      <text:p text:style-name="P2757">setCSPolarity(cs, active)</text:p>
      <text:p text:style-name="P2758"><text:span text:style-name="T2759">cs</text:span><text:span text:style-name="T2760"><text:s/>The chip select pin you want to change the active state.</text:span></text:p>
      <text:p text:style-name="P2761"><text:span text:style-name="T2762">active</text:span><text:span text:style-name="T2763"> Change the active state of the pin either active low </text:span><text:span text:style-name="T2764">0</text:span><text:span text:style-name="T2765"> or high </text:span><text:span text:style-name="T2766">1</text:span><text:span text:style-name="T2767">.</text:span></text:p>
      <text:p text:style-name="P2768">setDataMode(mode)</text:p>
      <text:p text:style-name="P2769">Sets<text:s/>the SPI data mode. Sets the clock polariy and phase.</text:p>
      <text:p text:style-name="P2770"><text:span text:style-name="T2771">mode =<text:s/></text:span><text:span text:style-name="T2772">0</text:span><text:span text:style-name="T2773">, <text:s/>CPOL =<text:s/></text:span><text:span text:style-name="T2774">0</text:span><text:span text:style-name="T2775">, CPHA =<text:s/></text:span><text:span text:style-name="T2776">0</text:span></text:p>
      <text:p text:style-name="P2777"><text:span text:style-name="T2778">mode =<text:s/></text:span><text:span text:style-name="T2779">1</text:span><text:span text:style-name="T2780">, <text:s/>CPOL =<text:s/></text:span><text:span text:style-name="T2781">0</text:span><text:span text:style-name="T2782">, CPHA =<text:s/></text:span><text:span text:style-name="T2783">1</text:span></text:p>
      <text:p text:style-name="P2784"><text:span text:style-name="T2785">mode =<text:s/></text:span><text:span text:style-name="T2786">2</text:span><text:span text:style-name="T2787">, <text:s/>CPOL =<text:s/></text:span><text:span text:style-name="T2788">1</text:span><text:span text:style-name="T2789">, CPHA =<text:s/></text:span><text:span text:style-name="T2790">0</text:span></text:p>
      <text:p text:style-name="P2791"><text:span text:style-name="T2792">mode =<text:s/></text:span><text:span text:style-name="T2793">3</text:span><text:span text:style-name="T2794">, <text:s/>CPOL =<text:s/></text:span><text:span text:style-name="T2795">1</text:span><text:span text:style-name="T2796">, CPHA =<text:s/></text:span><text:span text:style-name="T2797">1</text:span></text:p>
      <text:p text:style-name="P2798"><text:span text:style-name="T2799">mode</text:span><text:span text:style-name="T2800"> Choose one of SPI mode above.</text:span></text:p>
      <text:p text:style-name="P2801">transfer(wbuf, rbuf, len)</text:p>
      <text:p text:style-name="P2802">Transfers any number<text:s/>of bytes to and from the currently selected SPI slave. Selected CS pins (as previously set by chipSelect) will be held in active state during the transfer.</text:p>
      <text:soft-page-break/>
      <text:p text:style-name="P2803"><text:span text:style-name="T2804">The data read from the slave is placed into rbuf (rbuf must be at least </text:span><text:span text:style-name="T2805">len</text:span><text:span text:style-name="T2806"> bytes long). Uses polled</text:span><text:span text:style-name="T2807"><text:s/>transfer as per section 10.6.1 of the BCM 2835 ARM Peripherals manual.</text:span></text:p>
      <text:p text:style-name="P2808"><text:span text:style-name="T2809">wbuf</text:span><text:span text:style-name="T2810"> Buffer of bytes to write/send.</text:span></text:p>
      <text:p text:style-name="P2811"><text:span text:style-name="T2812">rbuf</text:span><text:span text:style-name="T2813"> Buffer of bytes to read/receive.</text:span></text:p>
      <text:p text:style-name="P2814"><text:span text:style-name="T2815">len</text:span><text:span text:style-name="T2816"><text:s/>Number of bytes to send/receive.</text:span></text:p>
      <text:p text:style-name="P2817">write(wbuf, len)</text:p>
      <text:p text:style-name="P2818">Write a number of bytes to the currently selected SPI slave.</text:p>
      <text:p text:style-name="P2819">Asserts the currently selected CS pins (as previously set by chipSelect) during the transfer.</text:p>
      <text:p text:style-name="P2820"><text:span text:style-name="T2821">wbuf</text:span><text:span text:style-name="T2822"> Buffer of bytes to write/send to slave.</text:span></text:p>
      <text:p text:style-name="P2823"><text:span text:style-name="T2824">len</text:span><text:span text:style-name="T2825"><text:s/>Number of bytes to write/send to slave.</text:span></text:p>
      <text:p text:style-name="P2826">read(rbuf, len)</text:p>
      <text:p text:style-name="P2827">Read a number of bytes from the currently selected<text:s/>SPI slave.</text:p>
      <text:p text:style-name="P2828"><text:span text:style-name="T2829">rbuf</text:span><text:span text:style-name="T2830"> Buffer of bytes to read/receive from slave.</text:span></text:p>
      <text:p text:style-name="P2831"><text:span text:style-name="T2832">len</text:span><text:span text:style-name="T2833"><text:s/>Number of bytes to read/receive from slave.</text:span></text:p>
      <text:p text:style-name="P2834">begin()</text:p>
      <text:p text:style-name="P2835">Enable or restart SPI interface at anytime in your application. However, it is not necessary when using the SPI() constructor.</text:p>
      <text:p text:style-name="P2836">end()</text:p>
      <text:p text:style-name="P2837">End SPI<text:s/>operations. SPI0 pins 19 (MOSI), 21 (MISO), 23 (CLK), 24 (CE0) and 26 (CE1) are returned to GPIO input mode.</text:p>
      <text:p text:style-name="P2838">Example</text:p>
      <text:p text:style-name="P2839"><text:span text:style-name="T2840">/* Using MCP3008 10-bit A/D Converter Chip */</text:span></text:p>
      <text:p text:style-name="P2841"/>
      <text:p text:style-name="P2842">/*<text:s/></text:p>
      <text:p text:style-name="P2843"><text:s/>* VDD and Vref are connected to Raspberry Pi 3.3 V</text:p>
      <text:p text:style-name="P2844"><text:s/>* Channel 0 (pin 1) will be used<text:s/>for analog input voltage using single-ended mode<text:s/></text:p>
      <text:p text:style-name="P2845"><text:s/>* Since Vref is set to 3.3 V, max. analog input voltage</text:p>
      <text:p text:style-name="P2846"><text:s/>* should not be greater than 3.3 V</text:p>
      <text:p text:style-name="P2847"><text:s/>*<text:s/></text:p>
      <text:p text:style-name="P2848"><text:s/>* Read the MCP3008 datasheet on how to configure the chip for more details<text:s/></text:p>
      <text:p text:style-name="P2849"><text:span text:style-name="T2850"><text:s/></text:span><text:span text:style-name="T2851">*/</text:span></text:p>
      <text:p text:style-name="P2852"/>
      <text:p text:style-name="P2853"><text:span text:style-name="T2854">const r = require(</text:span><text:span text:style-name="T2855">'array-gp</text:span><text:span text:style-name="T2856">io'</text:span><text:span text:style-name="T2857">);</text:span></text:p>
      <text:p text:style-name="P2858"/>
      <text:p text:style-name="P2859">var spi = r.SPI();</text:p>
      <text:p text:style-name="P2860"/>
      <text:p text:style-name="P2861"><text:span text:style-name="T2862">spi.setDataMode(</text:span><text:span text:style-name="T2863">0</text:span><text:span text:style-name="T2864">);<text:s/></text:span></text:p>
      <text:p text:style-name="P2865"><text:span text:style-name="T2866">spi.setClockFreq(</text:span><text:span text:style-name="T2867">128</text:span><text:span text:style-name="T2868">);<text:s/></text:span></text:p>
      <text:p text:style-name="P2869"><text:span text:style-name="T2870">spi.setCSPolarity(</text:span><text:span text:style-name="T2871">0</text:span><text:span text:style-name="T2872">,<text:s/></text:span><text:span text:style-name="T2873">0</text:span><text:span text:style-name="T2874">);<text:s/></text:span></text:p>
      <text:p text:style-name="P2875"><text:span text:style-name="T2876">spi.chipSelect(</text:span><text:span text:style-name="T2877">0</text:span><text:span text:style-name="T2878">);</text:span></text:p>
      <text:p text:style-name="P2879"/>
      <text:soft-page-break/>
      <text:p text:style-name="P2880"><text:span text:style-name="T2881">/* setup write and read data buffer */</text:span></text:p>
      <text:p text:style-name="P2882"><text:span text:style-name="T2883">const wbuf =<text:s/></text:span><text:span text:style-name="T2884">Buffer</text:span><text:span text:style-name="T2885">.alloc(</text:span><text:span text:style-name="T2886">16</text:span><text:span text:style-name="T2887">);<text:s/></text:span><text:span text:style-name="T2888">// write buffer</text:span></text:p>
      <text:p text:style-name="P2889"><text:span text:style-name="T2890">const rbuf =<text:s/></text:span><text:span text:style-name="T2891">Buffer</text:span><text:span text:style-name="T2892">.alloc(</text:span><text:span text:style-name="T2893">16</text:span><text:span text:style-name="T2894">);<text:s/></text:span><text:span text:style-name="T2895">// read buffer</text:span></text:p>
      <text:p text:style-name="P2896"/>
      <text:p text:style-name="P2897"><text:span text:style-name="T2898">/*<text:s/></text:span><text:span text:style-name="T2899">configure the chip to use CH0 in single-ended mode */</text:span></text:p>
      <text:p text:style-name="P2900"><text:span text:style-name="T2901">wbuf[</text:span><text:span text:style-name="T2902">0</text:span><text:span text:style-name="T2903">] =<text:s/></text:span><text:span text:style-name="T2904">0x01</text:span><text:span text:style-name="T2905">;<text:s/></text:span><text:span text:style-name="T2906">// start bit</text:span></text:p>
      <text:p text:style-name="P2907"><text:span text:style-name="T2908">wbuf[</text:span><text:span text:style-name="T2909">1</text:span><text:span text:style-name="T2910">] =<text:s/></text:span><text:span text:style-name="T2911">0x80</text:span><text:span text:style-name="T2912">;<text:s/></text:span><text:span text:style-name="T2913">// using channel 0, single ended</text:span></text:p>
      <text:p text:style-name="P2914"><text:span text:style-name="T2915">wbuf[</text:span><text:span text:style-name="T2916">2</text:span><text:span text:style-name="T2917">] =<text:s/></text:span><text:span text:style-name="T2918">0x00</text:span><text:span text:style-name="T2919">;<text:s/></text:span><text:span text:style-name="T2920">// don't care data byte as per datasheet</text:span></text:p>
      <text:p text:style-name="P2921"><text:span text:style-name="T2922">spi.write(wbuf,<text:s/></text:span><text:span text:style-name="T2923">3</text:span><text:span text:style-name="T2924">);<text:s/></text:span><text:span text:style-name="T2925">// write 3 bytes to slave <text:s/></text:span></text:p>
      <text:p text:style-name="P2926"/>
      <text:p text:style-name="P2927"><text:span text:style-name="T2928">/* alternative way</text:span><text:span text:style-name="T2929"><text:s/>to write and read to a slave at the same time */</text:span></text:p>
      <text:p text:style-name="P2930"><text:span text:style-name="T2931">//spi.transfer(wbuf, rbuf, 3); // 3 bytes will be sent to slave and 3 bytes to read</text:span></text:p>
      <text:p text:style-name="P2932"/>
      <text:p text:style-name="P2933"><text:span text:style-name="T2934">spi.read(rbuf,<text:s/></text:span><text:span text:style-name="T2935">3</text:span><text:span text:style-name="T2936">);<text:s/></text:span><text:span text:style-name="T2937">// read 3 bytes from slave</text:span></text:p>
      <text:p text:style-name="P2938"><text:span text:style-name="T2939">/* read A/D conversion result */</text:span></text:p>
      <text:p text:style-name="P2940"><text:span text:style-name="T2941">/* the 1st byte received through rbuf[0]<text:s/></text:span><text:span text:style-name="T2942">will be discarded as per datasheet */</text:span><text:span text:style-name="T2943"><text:s/></text:span></text:p>
      <text:p text:style-name="P2944"><text:span text:style-name="T2945">var data1 = rbuf[</text:span><text:span text:style-name="T2946">1</text:span><text:span text:style-name="T2947">] &lt;&lt;<text:s/></text:span><text:span text:style-name="T2948">8</text:span><text:span text:style-name="T2949">; <text:s/></text:span><text:span text:style-name="T2950">// 2nd byte, using only 2 bits data</text:span></text:p>
      <text:p text:style-name="P2951"><text:span text:style-name="T2952">var data2 = rbuf[</text:span><text:span text:style-name="T2953">2</text:span><text:span text:style-name="T2954">];</text:span><text:span text:style-name="T2955"><text:tab/><text:s text:c="3"/></text:span><text:span text:style-name="T2956">// 3rd byte, 8 bits data</text:span></text:p>
      <text:p text:style-name="P2957"><text:span text:style-name="T2958">var value = data1 + data2;<text:s/></text:span><text:span text:style-name="T2959">// combine both data to create a 10-bit digital output code<text:s/></text:span></text:p>
      <text:p text:style-name="P2960"><text:s text:c="8"/></text:p>
      <text:p text:style-name="P2961"><text:span text:style-name="T2962">console.log(</text:span><text:span text:style-name="T2963">"* A/D digital output code: "</text:span><text:span text:style-name="T2964">, value);<text:s/></text:span></text:p>
      <text:p text:style-name="P2965"/>
      <text:p text:style-name="P2966"><text:span text:style-name="T2967">/* compute the output voltage */</text:span><text:span text:style-name="T2968"><text:s/></text:span></text:p>
      <text:p text:style-name="P2969"><text:span text:style-name="T2970">var vout = (value *<text:s/></text:span><text:span text:style-name="T2971">3.3</text:span><text:span text:style-name="T2972">)/</text:span><text:span text:style-name="T2973">1024</text:span><text:span text:style-name="T2974">;</text:span></text:p>
      <text:p text:style-name="P2975"><text:s text:c="8"/></text:p>
      <text:p text:style-name="P2976"><text:span text:style-name="T2977">console.log(</text:span><text:span text:style-name="T2978">"* A/D voltage output: "</text:span><text:span text:style-name="T2979">, vout);<text:s/></text:span></text:p>
      <text:p text:style-name="P2980"/>
      <text:p text:style-name="P2981"><text:span text:style-name="T2982">spi.end()</text:span></text:p>
      <text:p text:style-name="P298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pt" style:country-asian="BR"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pt" style:country-asian="BR"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pt" style:country-asian="BR" fo:hyphenate="false"/>
    </style:style>
    <style:style style:name="Título4" style:display-name="Título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pt" style:country-asian="BR" fo:hyphenate="false"/>
    </style:style>
    <style:style style:name="Normal" style:display-name="Normal" style:family="paragraph">
      <style:text-properties fo:hyphenate="false"/>
    </style:style>
    <style:style style:name="Fonteparág.padrão" style:display-name="Fonte parág. padrão" style:family="text"/>
    <style:style style:name="Título1Char" style:display-name="Título 1 Char" style:family="text" style:parent-style-name="Fonteparág.padrã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style>
    <style:style style:name="Título2Char" style:display-name="Título 2 Char" style:family="text" style:parent-style-name="Fonteparág.padrão">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style:style>
    <style:style style:name="Título3Char" style:display-name="Título 3 Char" style:family="text" style:parent-style-name="Fonteparág.padrão">
      <style:text-properties style:font-name="Times New Roman" style:font-name-asian="Times New Roman" style:font-name-complex="Times New Roman" fo:font-weight="bold" style:font-weight-asian="bold" style:font-weight-complex="bold" fo:font-size="13.5pt" style:font-size-asian="13.5pt" style:font-size-complex="13.5pt" style:language-asian="pt" style:country-asian="BR"/>
    </style:style>
    <style:style style:name="Título4Char" style:display-name="Título 4 Char" style:family="text" style:parent-style-name="Fonteparág.padrão">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text-underline-color="font-color"/>
    </style:style>
    <style:style style:name="Pré-formataçãoHTML" style:display-name="Pré-formatação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t" style:country-asian="BR" fo:hyphenate="false"/>
    </style:style>
    <style:style style:name="Pré-formataçãoHTMLChar" style:display-name="Pré-formatação HTML Char" style:family="text" style:parent-style-name="Fonteparág.padrão">
      <style:text-properties style:font-name="Courier New" style:font-name-asian="Times New Roman" style:font-name-complex="Courier New" fo:font-size="10pt" style:font-size-asian="10pt" style:font-size-complex="10pt" style:language-asian="pt" style:country-asian="B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pt" style:country-asian="BR" fo:hyphenate="false"/>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pln" style:display-name="pln" style:family="text" style:parent-style-name="Fonteparág.padrão"/>
    <style:style style:name="pun" style:display-name="pun" style:family="text" style:parent-style-name="Fonteparág.padrão"/>
    <style:style style:name="com" style:display-name="com" style:family="text" style:parent-style-name="Fonteparág.padrão"/>
    <style:style style:name="kwd" style:display-name="kwd" style:family="text" style:parent-style-name="Fonteparág.padrão"/>
    <style:style style:name="str" style:display-name="str" style:family="text" style:parent-style-name="Fonteparág.padrão"/>
    <style:style style:name="typ" style:display-name="typ" style:family="text" style:parent-style-name="Fonteparág.padrão"/>
    <style:style style:name="lit" style:display-name="lit" style:family="text" style:parent-style-name="Fonteparág.padrão"/>
    <style:style style:name="Forte" style:display-name="Forte" style:family="text" style:parent-style-name="Fonteparág.padrã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elipe</meta:initial-creator>
    <dc:creator>Felipe</dc:creator>
    <meta:creation-date>2018-04-25T05:50:00Z</meta:creation-date>
    <dc:date>2018-04-25T05:54:00Z</dc:date>
    <meta:template xlink:href="Normal" xlink:type="simple"/>
    <meta:editing-cycles>2</meta:editing-cycles>
    <meta:editing-duration>PT180S</meta:editing-duration>
    <meta:document-statistic meta:page-count="24" meta:paragraph-count="65" meta:word-count="5105" meta:character-count="32608" meta:row-count="229" meta:non-whitespace-character-count="27568"/>
  </office:meta>
</office:document-meta>
</file>